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map style:condition="cell-content-is-between([$Feuille1.$C$6],[$Feuille1.$C$7])" style:apply-style-name="_32_S" style:base-cell-address="Feuille1.F299"/>
      <style:map style:condition="cell-content-is-between([$Feuille1.$C$7],[$Feuille1.$C$8])" style:apply-style-name="HS" style:base-cell-address="Feuille1.F299"/>
    </style:style>
    <style:style style:name="ce4" style:family="table-cell" style:parent-style-name="Default">
      <style:map style:condition="cell-content-is-between([$Feuille1.$C$6],[$Feuille1.$C$7])" style:apply-style-name="_32_S" style:base-cell-address="Feuille1.F541"/>
      <style:map style:condition="cell-content-is-between([$Feuille1.$C$10],[$Feuille1.$C$12])" style:apply-style-name="_31_S" style:base-cell-address="Feuille1.F541"/>
      <style:map style:condition="cell-content-is-between([$Feuille1.$D$7],[$Feuille1.$D$8])" style:apply-style-name="Default" style:base-cell-address="Feuille1.F541"/>
    </style:style>
    <style:style style:name="ce5" style:family="table-cell" style:parent-style-name="Default">
      <style:map style:condition="cell-content-is-between([$Feuille1.$C$10],[$Feuille1.$C$11])" style:apply-style-name="_32_S" style:base-cell-address="Feuille1.I299"/>
      <style:map style:condition="cell-content-is-between([$Feuille1.$C$11],[$Feuille1.$C$12])" style:apply-style-name="HS" style:base-cell-address="Feuille1.I299"/>
    </style:style>
  </office:automatic-styles>
  <office:body>
    <office:spreadsheet>
      <table:table table:name="Feuille1" table:style-name="ta1" table:print="false">
        <table:table-column table:style-name="co1" table:number-columns-repeated="5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table:number-columns-repeated="5"/>
          <table:table-cell table:style-name="Default"/>
          <table:table-cell table:style-name="Default" office:value-type="string">
            <text:p>Vout = (Vin * R2)/(R1 +R2)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/>
          <table:table-cell office:value-type="float" office:value="8.2">
            <text:p>8,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 table:number-columns-repeated="2"/>
          <table:table-cell office:value-type="float" office:value="1">
            <text:p>1</text:p>
          </table:table-cell>
          <table:table-cell/>
          <table:table-cell table:style-name="Default"/>
          <table:table-cell/>
        </table:table-row>
        <table:table-row table:style-name="ro3">
          <table:table-cell/>
          <table:table-cell office:value-type="float" office:value="4.2">
            <text:p>4,2</text:p>
          </table:table-cell>
          <table:table-cell office:value-type="float" office:value="3.2">
            <text:p>3,2</text:p>
          </table:table-cell>
          <table:table-cell office:value-type="float" office:value="3.4">
            <text:p>3,4</text:p>
          </table:table-cell>
          <table:table-cell/>
          <table:table-cell table:style-name="Default" table:formula="of:=[.G4]*([.$B$2]+[.$C$2])/[.$C$2]" office:value-type="float" office:value="10.12">
            <text:p>10,12</text:p>
          </table:table-cell>
          <table:table-cell office:value-type="float" office:value="1.1">
            <text:p>1,1</text:p>
          </table:table-cell>
          <table:table-cell office:value-type="float" office:value="1025">
            <text:p>1025</text:p>
          </table:table-cell>
          <table:table-cell office:value-type="float" office:value="512">
            <text:p>512</text:p>
          </table:table-cell>
          <table:table-cell table:formula="of:=[.I4]*[.G$4]/[.H$4]" office:value-type="float" office:value="0.549463414634146">
            <text:p>0,5494634146</text:p>
          </table:table-cell>
          <table:table-cell table:formula="of:=[.J4]*([.$B$2]+[.$C$2])/[.$C$2]" office:value-type="float" office:value="5.05506341463415">
            <text:p>5,0550634146</text:p>
          </table:table-cell>
        </table:table-row>
        <table:table-row table:style-name="ro3">
          <table:table-cell table:number-columns-repeated="5"/>
          <table:table-cell table:style-name="Default" table:formula="of:=[.G5]*([.$B$2]+[.$C$2])/[.$C$2]" office:value-type="float" office:value="8.44156097560976">
            <text:p>8,4415609756</text:p>
          </table:table-cell>
          <table:table-cell table:formula="of:=[.H5]/[.H4]*[.G4]" office:value-type="float" office:value="0.917560975609756">
            <text:p>0,9175609756</text:p>
          </table:table-cell>
          <table:table-cell office:value-type="float" office:value="855">
            <text:p>855</text:p>
          </table:table-cell>
          <table:table-cell table:formula="of:=[.I4]-[.H$3]" office:value-type="float" office:value="511">
            <text:p>511</text:p>
          </table:table-cell>
          <table:table-cell table:formula="of:=[.I5]*[.G$4]/[.H$4]" office:value-type="float" office:value="0.548390243902439">
            <text:p>0,5483902439</text:p>
          </table:table-cell>
          <table:table-cell table:formula="of:=[.J5]*([.$B$2]+[.$C$2])/[.$C$2]" office:value-type="float" office:value="5.04519024390244">
            <text:p>5,0451902439</text:p>
          </table:table-cell>
        </table:table-row>
        <table:table-row table:style-name="ro3">
          <table:table-cell office:value-type="float" office:value="2" table:number-columns-spanned="1" table:number-rows-spanned="3">
            <text:p>2</text:p>
          </table:table-cell>
          <table:table-cell table:formula="of:=[.B$4]*[.A6]" office:value-type="float" office:value="8.4">
            <text:p>8,4</text:p>
          </table:table-cell>
          <table:table-cell table:formula="of:=[.B6]*[.C$2]/([.B$2]+[.C$2])" office:value-type="float" office:value="0.91304347826087">
            <text:p>0,9130434783</text:p>
          </table:table-cell>
          <table:table-cell table:style-name="ce1" table:formula="of:=[.C6]*[.H$4]/[.G$4]" office:value-type="float" office:value="850.790513833992">
            <text:p>850,790513834</text:p>
          </table:table-cell>
          <table:table-cell table:style-name="ce1"/>
          <table:table-cell table:style-name="Default" table:formula="of:=[.G6]*([.$B$2]+[.$C$2])/[.$C$2]" office:value-type="float" office:value="8.43168780487805">
            <text:p>8,4316878049</text:p>
          </table:table-cell>
          <table:table-cell table:formula="of:=[.H6]/[.H5]*[.G5]" office:value-type="float" office:value="0.916487804878049">
            <text:p>0,9164878049</text:p>
          </table:table-cell>
          <table:table-cell table:formula="of:=[.H5]-[.H$3]" office:value-type="float" office:value="854">
            <text:p>854</text:p>
          </table:table-cell>
          <table:table-cell table:formula="of:=[.I5]-[.H$3]" office:value-type="float" office:value="510">
            <text:p>510</text:p>
          </table:table-cell>
          <table:table-cell table:formula="of:=[.I6]*[.G$4]/[.H$4]" office:value-type="float" office:value="0.547317073170732">
            <text:p>0,5473170732</text:p>
          </table:table-cell>
          <table:table-cell table:formula="of:=[.J6]*([.$B$2]+[.$C$2])/[.$C$2]" office:value-type="float" office:value="5.03531707317073">
            <text:p>5,0353170732</text:p>
          </table:table-cell>
        </table:table-row>
        <table:table-row table:style-name="ro3">
          <table:covered-table-cell/>
          <table:table-cell table:formula="of:=[.A6]*[.D$4]" office:value-type="float" office:value="6.8">
            <text:p>6,8</text:p>
          </table:table-cell>
          <table:table-cell table:formula="of:=[.B7]*[.C$2]/([.B$2]+[.C$2])" office:value-type="float" office:value="0.739130434782609">
            <text:p>0,7391304348</text:p>
          </table:table-cell>
          <table:table-cell table:style-name="ce1" table:formula="of:=[.C7]*[.H$4]/[.G$4]" office:value-type="float" office:value="688.735177865613">
            <text:p>688,7351778656</text:p>
          </table:table-cell>
          <table:table-cell table:style-name="ce1"/>
          <table:table-cell table:formula="of:=[.G7]*([.$B$2]+[.$C$2])/[.$C$2]" office:value-type="float" office:value="8.42181463414634">
            <text:p>8,4218146341</text:p>
          </table:table-cell>
          <table:table-cell table:formula="of:=[.H7]/[.H6]*[.G6]" office:value-type="float" office:value="0.915414634146342">
            <text:p>0,9154146341</text:p>
          </table:table-cell>
          <table:table-cell table:formula="of:=[.H6]-[.H$3]" office:value-type="float" office:value="853">
            <text:p>853</text:p>
          </table:table-cell>
          <table:table-cell table:formula="of:=[.I6]-[.H$3]" office:value-type="float" office:value="509">
            <text:p>509</text:p>
          </table:table-cell>
          <table:table-cell table:formula="of:=[.I7]*[.G$4]/[.H$4]" office:value-type="float" office:value="0.546243902439024">
            <text:p>0,5462439024</text:p>
          </table:table-cell>
          <table:table-cell table:formula="of:=[.J7]*([.$B$2]+[.$C$2])/[.$C$2]" office:value-type="float" office:value="5.02544390243902">
            <text:p>5,0254439024</text:p>
          </table:table-cell>
        </table:table-row>
        <table:table-row table:style-name="ro3">
          <table:covered-table-cell/>
          <table:table-cell table:formula="of:=[.A6]*[.C$4]" office:value-type="float" office:value="6.4">
            <text:p>6,4</text:p>
          </table:table-cell>
          <table:table-cell table:formula="of:=[.B8]*[.C$2]/([.B$2]+[.C$2])" office:value-type="float" office:value="0.695652173913044">
            <text:p>0,6956521739</text:p>
          </table:table-cell>
          <table:table-cell table:style-name="ce1" table:formula="of:=[.C8]*[.H$4]/[.G$4]" office:value-type="float" office:value="648.221343873518">
            <text:p>648,2213438735</text:p>
          </table:table-cell>
          <table:table-cell table:style-name="ce1"/>
          <table:table-cell table:formula="of:=[.G8]*([.$B$2]+[.$C$2])/[.$C$2]" office:value-type="float" office:value="8.41194146341463">
            <text:p>8,4119414634</text:p>
          </table:table-cell>
          <table:table-cell table:formula="of:=[.H8]/[.H7]*[.G7]" office:value-type="float" office:value="0.914341463414634">
            <text:p>0,9143414634</text:p>
          </table:table-cell>
          <table:table-cell table:formula="of:=[.H7]-[.H$3]" office:value-type="float" office:value="852">
            <text:p>852</text:p>
          </table:table-cell>
          <table:table-cell table:formula="of:=[.I7]-[.H$3]" office:value-type="float" office:value="508">
            <text:p>508</text:p>
          </table:table-cell>
          <table:table-cell table:formula="of:=[.I8]*[.G$4]/[.H$4]" office:value-type="float" office:value="0.545170731707317">
            <text:p>0,5451707317</text:p>
          </table:table-cell>
          <table:table-cell table:formula="of:=[.J8]*([.$B$2]+[.$C$2])/[.$C$2]" office:value-type="float" office:value="5.01557073170732">
            <text:p>5,0155707317</text:p>
          </table:table-cell>
        </table:table-row>
        <table:table-row table:style-name="ro3">
          <table:table-cell table:number-columns-repeated="2"/>
          <table:table-cell/>
          <table:table-cell table:number-columns-repeated="2"/>
          <table:table-cell table:formula="of:=[.G9]*([.$B$2]+[.$C$2])/[.$C$2]" office:value-type="float" office:value="8.40206829268293">
            <text:p>8,4020682927</text:p>
          </table:table-cell>
          <table:table-cell table:formula="of:=[.H9]/[.H8]*[.G8]" office:value-type="float" office:value="0.913268292682927">
            <text:p>0,9132682927</text:p>
          </table:table-cell>
          <table:table-cell table:formula="of:=[.H8]-[.H$3]" office:value-type="float" office:value="851">
            <text:p>851</text:p>
          </table:table-cell>
          <table:table-cell table:formula="of:=[.I8]-[.H$3]" office:value-type="float" office:value="507">
            <text:p>507</text:p>
          </table:table-cell>
          <table:table-cell table:formula="of:=[.I9]*[.G$4]/[.H$4]" office:value-type="float" office:value="0.54409756097561">
            <text:p>0,544097561</text:p>
          </table:table-cell>
          <table:table-cell table:formula="of:=[.J9]*([.$B$2]+[.$C$2])/[.$C$2]" office:value-type="float" office:value="5.00569756097561">
            <text:p>5,005697561</text:p>
          </table:table-cell>
        </table:table-row>
        <table:table-row table:style-name="ro3">
          <table:table-cell office:value-type="float" office:value="1" table:number-columns-spanned="1" table:number-rows-spanned="3">
            <text:p>1</text:p>
          </table:table-cell>
          <table:table-cell table:formula="of:=[.B$4]*[.A10]" office:value-type="float" office:value="4.2">
            <text:p>4,2</text:p>
          </table:table-cell>
          <table:table-cell table:formula="of:=[.B10]*[.C$2]/([.B$2]+[.C$2])" office:value-type="float" office:value="0.456521739130435">
            <text:p>0,4565217391</text:p>
          </table:table-cell>
          <table:table-cell table:style-name="ce1" table:formula="of:=[.C10]*[.H$4]/[.G$4]" office:value-type="float" office:value="425.395256916996">
            <text:p>425,395256917</text:p>
          </table:table-cell>
          <table:table-cell table:style-name="ce1"/>
          <table:table-cell table:formula="of:=[.G10]*([.$B$2]+[.$C$2])/[.$C$2]" office:value-type="float" office:value="8.39219512195122">
            <text:p>8,392195122</text:p>
          </table:table-cell>
          <table:table-cell table:formula="of:=[.H10]/[.H9]*[.G9]" office:value-type="float" office:value="0.912195121951219">
            <text:p>0,912195122</text:p>
          </table:table-cell>
          <table:table-cell table:formula="of:=[.H9]-[.H$3]" office:value-type="float" office:value="850">
            <text:p>850</text:p>
          </table:table-cell>
          <table:table-cell table:formula="of:=[.I9]-[.H$3]" office:value-type="float" office:value="506">
            <text:p>506</text:p>
          </table:table-cell>
          <table:table-cell table:formula="of:=[.I10]*[.G$4]/[.H$4]" office:value-type="float" office:value="0.543024390243903">
            <text:p>0,5430243902</text:p>
          </table:table-cell>
          <table:table-cell table:formula="of:=[.J10]*([.$B$2]+[.$C$2])/[.$C$2]" office:value-type="float" office:value="4.9958243902439">
            <text:p>4,9958243902</text:p>
          </table:table-cell>
        </table:table-row>
        <table:table-row table:style-name="ro3">
          <table:covered-table-cell/>
          <table:table-cell table:formula="of:=[.A10]*[.D$4]" office:value-type="float" office:value="3.4">
            <text:p>3,4</text:p>
          </table:table-cell>
          <table:table-cell table:formula="of:=[.B11]*[.C$2]/([.B$2]+[.C$2])" office:value-type="float" office:value="0.369565217391304">
            <text:p>0,3695652174</text:p>
          </table:table-cell>
          <table:table-cell table:style-name="ce1" table:formula="of:=[.C11]*[.H$4]/[.G$4]" office:value-type="float" office:value="344.367588932806">
            <text:p>344,3675889328</text:p>
          </table:table-cell>
          <table:table-cell table:style-name="ce1"/>
          <table:table-cell table:formula="of:=[.G11]*([.$B$2]+[.$C$2])/[.$C$2]" office:value-type="float" office:value="8.38232195121951">
            <text:p>8,3823219512</text:p>
          </table:table-cell>
          <table:table-cell table:formula="of:=[.H11]/[.H10]*[.G10]" office:value-type="float" office:value="0.911121951219512">
            <text:p>0,9111219512</text:p>
          </table:table-cell>
          <table:table-cell table:formula="of:=[.H10]-[.H$3]" office:value-type="float" office:value="849">
            <text:p>849</text:p>
          </table:table-cell>
          <table:table-cell table:formula="of:=[.I10]-[.H$3]" office:value-type="float" office:value="505">
            <text:p>505</text:p>
          </table:table-cell>
          <table:table-cell table:formula="of:=[.I11]*[.G$4]/[.H$4]" office:value-type="float" office:value="0.541951219512195">
            <text:p>0,5419512195</text:p>
          </table:table-cell>
          <table:table-cell table:formula="of:=[.J11]*([.$B$2]+[.$C$2])/[.$C$2]" office:value-type="float" office:value="4.9859512195122">
            <text:p>4,9859512195</text:p>
          </table:table-cell>
        </table:table-row>
        <table:table-row table:style-name="ro3">
          <table:covered-table-cell/>
          <table:table-cell table:formula="of:=[.A10]*[.C$4]" office:value-type="float" office:value="3.2">
            <text:p>3,2</text:p>
          </table:table-cell>
          <table:table-cell table:formula="of:=[.B12]*[.C$2]/([.B$2]+[.C$2])" office:value-type="float" office:value="0.347826086956522">
            <text:p>0,347826087</text:p>
          </table:table-cell>
          <table:table-cell table:style-name="ce1" table:formula="of:=[.C12]*[.H$4]/[.G$4]" office:value-type="float" office:value="324.110671936759">
            <text:p>324,1106719368</text:p>
          </table:table-cell>
          <table:table-cell table:style-name="ce1"/>
          <table:table-cell table:formula="of:=[.G12]*([.$B$2]+[.$C$2])/[.$C$2]" office:value-type="float" office:value="8.3724487804878">
            <text:p>8,3724487805</text:p>
          </table:table-cell>
          <table:table-cell table:formula="of:=[.H12]/[.H11]*[.G11]" office:value-type="float" office:value="0.910048780487805">
            <text:p>0,9100487805</text:p>
          </table:table-cell>
          <table:table-cell table:formula="of:=[.H11]-[.H$3]" office:value-type="float" office:value="848">
            <text:p>848</text:p>
          </table:table-cell>
          <table:table-cell table:formula="of:=[.I11]-[.H$3]" office:value-type="float" office:value="504">
            <text:p>504</text:p>
          </table:table-cell>
          <table:table-cell table:formula="of:=[.I12]*[.G$4]/[.H$4]" office:value-type="float" office:value="0.540878048780488">
            <text:p>0,5408780488</text:p>
          </table:table-cell>
          <table:table-cell table:formula="of:=[.J12]*([.$B$2]+[.$C$2])/[.$C$2]" office:value-type="float" office:value="4.97607804878049">
            <text:p>4,9760780488</text:p>
          </table:table-cell>
        </table:table-row>
        <table:table-row table:style-name="ro3">
          <table:table-cell table:number-columns-repeated="5"/>
          <table:table-cell table:formula="of:=[.G13]*([.$B$2]+[.$C$2])/[.$C$2]" office:value-type="float" office:value="8.3625756097561">
            <text:p>8,3625756098</text:p>
          </table:table-cell>
          <table:table-cell table:formula="of:=[.H13]/[.H12]*[.G12]" office:value-type="float" office:value="0.908975609756098">
            <text:p>0,9089756098</text:p>
          </table:table-cell>
          <table:table-cell table:formula="of:=[.H12]-[.H$3]" office:value-type="float" office:value="847">
            <text:p>847</text:p>
          </table:table-cell>
          <table:table-cell table:formula="of:=[.I12]-[.H$3]" office:value-type="float" office:value="503">
            <text:p>503</text:p>
          </table:table-cell>
          <table:table-cell table:formula="of:=[.I13]*[.G$4]/[.H$4]" office:value-type="float" office:value="0.539804878048781">
            <text:p>0,539804878</text:p>
          </table:table-cell>
          <table:table-cell table:formula="of:=[.J13]*([.$B$2]+[.$C$2])/[.$C$2]" office:value-type="float" office:value="4.96620487804878">
            <text:p>4,966204878</text:p>
          </table:table-cell>
        </table:table-row>
        <table:table-row table:style-name="ro3">
          <table:table-cell table:number-columns-repeated="5"/>
          <table:table-cell table:formula="of:=[.G14]*([.$B$2]+[.$C$2])/[.$C$2]" office:value-type="float" office:value="8.35270243902439">
            <text:p>8,352702439</text:p>
          </table:table-cell>
          <table:table-cell table:formula="of:=[.H14]/[.H13]*[.G13]" office:value-type="float" office:value="0.90790243902439">
            <text:p>0,907902439</text:p>
          </table:table-cell>
          <table:table-cell table:formula="of:=[.H13]-[.H$3]" office:value-type="float" office:value="846">
            <text:p>846</text:p>
          </table:table-cell>
          <table:table-cell table:formula="of:=[.I13]-[.H$3]" office:value-type="float" office:value="502">
            <text:p>502</text:p>
          </table:table-cell>
          <table:table-cell table:formula="of:=[.I14]*[.G$4]/[.H$4]" office:value-type="float" office:value="0.538731707317073">
            <text:p>0,5387317073</text:p>
          </table:table-cell>
          <table:table-cell table:formula="of:=[.J14]*([.$B$2]+[.$C$2])/[.$C$2]" office:value-type="float" office:value="4.95633170731707">
            <text:p>4,9563317073</text:p>
          </table:table-cell>
        </table:table-row>
        <table:table-row table:style-name="ro3">
          <table:table-cell table:number-columns-repeated="5"/>
          <table:table-cell table:formula="of:=[.G15]*([.$B$2]+[.$C$2])/[.$C$2]" office:value-type="float" office:value="8.34282926829268">
            <text:p>8,3428292683</text:p>
          </table:table-cell>
          <table:table-cell table:formula="of:=[.H15]/[.H14]*[.G14]" office:value-type="float" office:value="0.906829268292683">
            <text:p>0,9068292683</text:p>
          </table:table-cell>
          <table:table-cell table:formula="of:=[.H14]-[.H$3]" office:value-type="float" office:value="845">
            <text:p>845</text:p>
          </table:table-cell>
          <table:table-cell table:formula="of:=[.I14]-[.H$3]" office:value-type="float" office:value="501">
            <text:p>501</text:p>
          </table:table-cell>
          <table:table-cell table:formula="of:=[.I15]*[.G$4]/[.H$4]" office:value-type="float" office:value="0.537658536585366">
            <text:p>0,5376585366</text:p>
          </table:table-cell>
          <table:table-cell table:formula="of:=[.J15]*([.$B$2]+[.$C$2])/[.$C$2]" office:value-type="float" office:value="4.94645853658537">
            <text:p>4,9464585366</text:p>
          </table:table-cell>
        </table:table-row>
        <table:table-row table:style-name="ro3">
          <table:table-cell table:number-columns-repeated="5"/>
          <table:table-cell table:formula="of:=[.G16]*([.$B$2]+[.$C$2])/[.$C$2]" office:value-type="float" office:value="8.33295609756098">
            <text:p>8,3329560976</text:p>
          </table:table-cell>
          <table:table-cell table:formula="of:=[.H16]/[.H15]*[.G15]" office:value-type="float" office:value="0.905756097560976">
            <text:p>0,9057560976</text:p>
          </table:table-cell>
          <table:table-cell table:formula="of:=[.H15]-[.H$3]" office:value-type="float" office:value="844">
            <text:p>844</text:p>
          </table:table-cell>
          <table:table-cell table:formula="of:=[.I15]-[.H$3]" office:value-type="float" office:value="500">
            <text:p>500</text:p>
          </table:table-cell>
          <table:table-cell table:formula="of:=[.I16]*[.G$4]/[.H$4]" office:value-type="float" office:value="0.536585365853659">
            <text:p>0,5365853659</text:p>
          </table:table-cell>
          <table:table-cell table:formula="of:=[.J16]*([.$B$2]+[.$C$2])/[.$C$2]" office:value-type="float" office:value="4.93658536585366">
            <text:p>4,9365853659</text:p>
          </table:table-cell>
        </table:table-row>
        <table:table-row table:style-name="ro3">
          <table:table-cell table:number-columns-repeated="5"/>
          <table:table-cell table:formula="of:=[.G17]*([.$B$2]+[.$C$2])/[.$C$2]" office:value-type="float" office:value="8.32308292682927">
            <text:p>8,3230829268</text:p>
          </table:table-cell>
          <table:table-cell table:formula="of:=[.H17]/[.H16]*[.G16]" office:value-type="float" office:value="0.904682926829268">
            <text:p>0,9046829268</text:p>
          </table:table-cell>
          <table:table-cell table:formula="of:=[.H16]-[.H$3]" office:value-type="float" office:value="843">
            <text:p>843</text:p>
          </table:table-cell>
          <table:table-cell table:formula="of:=[.I16]-[.H$3]" office:value-type="float" office:value="499">
            <text:p>499</text:p>
          </table:table-cell>
          <table:table-cell table:formula="of:=[.I17]*[.G$4]/[.H$4]" office:value-type="float" office:value="0.535512195121951">
            <text:p>0,5355121951</text:p>
          </table:table-cell>
          <table:table-cell table:formula="of:=[.J17]*([.$B$2]+[.$C$2])/[.$C$2]" office:value-type="float" office:value="4.92671219512195">
            <text:p>4,9267121951</text:p>
          </table:table-cell>
        </table:table-row>
        <table:table-row table:style-name="ro3">
          <table:table-cell table:number-columns-repeated="5"/>
          <table:table-cell table:formula="of:=[.G18]*([.$B$2]+[.$C$2])/[.$C$2]" office:value-type="float" office:value="8.31320975609756">
            <text:p>8,3132097561</text:p>
          </table:table-cell>
          <table:table-cell table:formula="of:=[.H18]/[.H17]*[.G17]" office:value-type="float" office:value="0.903609756097561">
            <text:p>0,9036097561</text:p>
          </table:table-cell>
          <table:table-cell table:formula="of:=[.H17]-[.H$3]" office:value-type="float" office:value="842">
            <text:p>842</text:p>
          </table:table-cell>
          <table:table-cell table:formula="of:=[.I17]-[.H$3]" office:value-type="float" office:value="498">
            <text:p>498</text:p>
          </table:table-cell>
          <table:table-cell table:formula="of:=[.I18]*[.G$4]/[.H$4]" office:value-type="float" office:value="0.534439024390244">
            <text:p>0,5344390244</text:p>
          </table:table-cell>
          <table:table-cell table:formula="of:=[.J18]*([.$B$2]+[.$C$2])/[.$C$2]" office:value-type="float" office:value="4.91683902439024">
            <text:p>4,9168390244</text:p>
          </table:table-cell>
        </table:table-row>
        <table:table-row table:style-name="ro3">
          <table:table-cell table:number-columns-repeated="5"/>
          <table:table-cell table:formula="of:=[.G19]*([.$B$2]+[.$C$2])/[.$C$2]" office:value-type="float" office:value="8.30333658536585">
            <text:p>8,3033365854</text:p>
          </table:table-cell>
          <table:table-cell table:formula="of:=[.H19]/[.H18]*[.G18]" office:value-type="float" office:value="0.902536585365854">
            <text:p>0,9025365854</text:p>
          </table:table-cell>
          <table:table-cell table:formula="of:=[.H18]-[.H$3]" office:value-type="float" office:value="841">
            <text:p>841</text:p>
          </table:table-cell>
          <table:table-cell table:formula="of:=[.I18]-[.H$3]" office:value-type="float" office:value="497">
            <text:p>497</text:p>
          </table:table-cell>
          <table:table-cell table:formula="of:=[.I19]*[.G$4]/[.H$4]" office:value-type="float" office:value="0.533365853658537">
            <text:p>0,5333658537</text:p>
          </table:table-cell>
          <table:table-cell table:formula="of:=[.J19]*([.$B$2]+[.$C$2])/[.$C$2]" office:value-type="float" office:value="4.90696585365854">
            <text:p>4,9069658537</text:p>
          </table:table-cell>
        </table:table-row>
        <table:table-row table:style-name="ro3">
          <table:table-cell table:number-columns-repeated="5"/>
          <table:table-cell table:formula="of:=[.G20]*([.$B$2]+[.$C$2])/[.$C$2]" office:value-type="float" office:value="8.29346341463415">
            <text:p>8,2934634146</text:p>
          </table:table-cell>
          <table:table-cell table:formula="of:=[.H20]/[.H19]*[.G19]" office:value-type="float" office:value="0.901463414634146">
            <text:p>0,9014634146</text:p>
          </table:table-cell>
          <table:table-cell table:formula="of:=[.H19]-[.H$3]" office:value-type="float" office:value="840">
            <text:p>840</text:p>
          </table:table-cell>
          <table:table-cell table:formula="of:=[.I19]-[.H$3]" office:value-type="float" office:value="496">
            <text:p>496</text:p>
          </table:table-cell>
          <table:table-cell table:formula="of:=[.I20]*[.G$4]/[.H$4]" office:value-type="float" office:value="0.532292682926829">
            <text:p>0,5322926829</text:p>
          </table:table-cell>
          <table:table-cell table:formula="of:=[.J20]*([.$B$2]+[.$C$2])/[.$C$2]" office:value-type="float" office:value="4.89709268292683">
            <text:p>4,8970926829</text:p>
          </table:table-cell>
        </table:table-row>
        <table:table-row table:style-name="ro3">
          <table:table-cell table:number-columns-repeated="5"/>
          <table:table-cell table:formula="of:=[.G21]*([.$B$2]+[.$C$2])/[.$C$2]" office:value-type="float" office:value="8.28359024390244">
            <text:p>8,2835902439</text:p>
          </table:table-cell>
          <table:table-cell table:formula="of:=[.H21]/[.H20]*[.G20]" office:value-type="float" office:value="0.900390243902439">
            <text:p>0,9003902439</text:p>
          </table:table-cell>
          <table:table-cell table:formula="of:=[.H20]-[.H$3]" office:value-type="float" office:value="839">
            <text:p>839</text:p>
          </table:table-cell>
          <table:table-cell table:formula="of:=[.I20]-[.H$3]" office:value-type="float" office:value="495">
            <text:p>495</text:p>
          </table:table-cell>
          <table:table-cell table:formula="of:=[.I21]*[.G$4]/[.H$4]" office:value-type="float" office:value="0.531219512195122">
            <text:p>0,5312195122</text:p>
          </table:table-cell>
          <table:table-cell table:formula="of:=[.J21]*([.$B$2]+[.$C$2])/[.$C$2]" office:value-type="float" office:value="4.88721951219512">
            <text:p>4,8872195122</text:p>
          </table:table-cell>
        </table:table-row>
        <table:table-row table:style-name="ro3">
          <table:table-cell table:number-columns-repeated="5"/>
          <table:table-cell table:formula="of:=[.G22]*([.$B$2]+[.$C$2])/[.$C$2]" office:value-type="float" office:value="8.27371707317073">
            <text:p>8,2737170732</text:p>
          </table:table-cell>
          <table:table-cell table:formula="of:=[.H22]/[.H21]*[.G21]" office:value-type="float" office:value="0.899317073170732">
            <text:p>0,8993170732</text:p>
          </table:table-cell>
          <table:table-cell table:formula="of:=[.H21]-[.H$3]" office:value-type="float" office:value="838">
            <text:p>838</text:p>
          </table:table-cell>
          <table:table-cell table:formula="of:=[.I21]-[.H$3]" office:value-type="float" office:value="494">
            <text:p>494</text:p>
          </table:table-cell>
          <table:table-cell table:formula="of:=[.I22]*[.G$4]/[.H$4]" office:value-type="float" office:value="0.530146341463415">
            <text:p>0,5301463415</text:p>
          </table:table-cell>
          <table:table-cell table:formula="of:=[.J22]*([.$B$2]+[.$C$2])/[.$C$2]" office:value-type="float" office:value="4.87734634146342">
            <text:p>4,8773463415</text:p>
          </table:table-cell>
        </table:table-row>
        <table:table-row table:style-name="ro3">
          <table:table-cell table:number-columns-repeated="5"/>
          <table:table-cell table:formula="of:=[.G23]*([.$B$2]+[.$C$2])/[.$C$2]" office:value-type="float" office:value="8.26384390243902">
            <text:p>8,2638439024</text:p>
          </table:table-cell>
          <table:table-cell table:formula="of:=[.H23]/[.H22]*[.G22]" office:value-type="float" office:value="0.898243902439024">
            <text:p>0,8982439024</text:p>
          </table:table-cell>
          <table:table-cell table:formula="of:=[.H22]-[.H$3]" office:value-type="float" office:value="837">
            <text:p>837</text:p>
          </table:table-cell>
          <table:table-cell table:formula="of:=[.I22]-[.H$3]" office:value-type="float" office:value="493">
            <text:p>493</text:p>
          </table:table-cell>
          <table:table-cell table:formula="of:=[.I23]*[.G$4]/[.H$4]" office:value-type="float" office:value="0.529073170731707">
            <text:p>0,5290731707</text:p>
          </table:table-cell>
          <table:table-cell table:formula="of:=[.J23]*([.$B$2]+[.$C$2])/[.$C$2]" office:value-type="float" office:value="4.86747317073171">
            <text:p>4,8674731707</text:p>
          </table:table-cell>
        </table:table-row>
        <table:table-row table:style-name="ro3">
          <table:table-cell table:number-columns-repeated="5"/>
          <table:table-cell table:formula="of:=[.G24]*([.$B$2]+[.$C$2])/[.$C$2]" office:value-type="float" office:value="8.25397073170732">
            <text:p>8,2539707317</text:p>
          </table:table-cell>
          <table:table-cell table:formula="of:=[.H24]/[.H23]*[.G23]" office:value-type="float" office:value="0.897170731707317">
            <text:p>0,8971707317</text:p>
          </table:table-cell>
          <table:table-cell table:formula="of:=[.H23]-[.H$3]" office:value-type="float" office:value="836">
            <text:p>836</text:p>
          </table:table-cell>
          <table:table-cell table:formula="of:=[.I23]-[.H$3]" office:value-type="float" office:value="492">
            <text:p>492</text:p>
          </table:table-cell>
          <table:table-cell table:formula="of:=[.I24]*[.G$4]/[.H$4]" office:value-type="float" office:value="0.528">
            <text:p>0,528</text:p>
          </table:table-cell>
          <table:table-cell table:formula="of:=[.J24]*([.$B$2]+[.$C$2])/[.$C$2]" office:value-type="float" office:value="4.8576">
            <text:p>4,8576</text:p>
          </table:table-cell>
        </table:table-row>
        <table:table-row table:style-name="ro3">
          <table:table-cell table:number-columns-repeated="5"/>
          <table:table-cell table:formula="of:=[.G25]*([.$B$2]+[.$C$2])/[.$C$2]" office:value-type="float" office:value="8.24409756097561">
            <text:p>8,244097561</text:p>
          </table:table-cell>
          <table:table-cell table:formula="of:=[.H25]/[.H24]*[.G24]" office:value-type="float" office:value="0.89609756097561">
            <text:p>0,896097561</text:p>
          </table:table-cell>
          <table:table-cell table:formula="of:=[.H24]-[.H$3]" office:value-type="float" office:value="835">
            <text:p>835</text:p>
          </table:table-cell>
          <table:table-cell table:formula="of:=[.I24]-[.H$3]" office:value-type="float" office:value="491">
            <text:p>491</text:p>
          </table:table-cell>
          <table:table-cell table:formula="of:=[.I25]*[.G$4]/[.H$4]" office:value-type="float" office:value="0.526926829268293">
            <text:p>0,5269268293</text:p>
          </table:table-cell>
          <table:table-cell table:formula="of:=[.J25]*([.$B$2]+[.$C$2])/[.$C$2]" office:value-type="float" office:value="4.84772682926829">
            <text:p>4,8477268293</text:p>
          </table:table-cell>
        </table:table-row>
        <table:table-row table:style-name="ro3">
          <table:table-cell table:number-columns-repeated="5"/>
          <table:table-cell table:formula="of:=[.G26]*([.$B$2]+[.$C$2])/[.$C$2]" office:value-type="float" office:value="8.2342243902439">
            <text:p>8,2342243902</text:p>
          </table:table-cell>
          <table:table-cell table:formula="of:=[.H26]/[.H25]*[.G25]" office:value-type="float" office:value="0.895024390243902">
            <text:p>0,8950243902</text:p>
          </table:table-cell>
          <table:table-cell table:formula="of:=[.H25]-[.H$3]" office:value-type="float" office:value="834">
            <text:p>834</text:p>
          </table:table-cell>
          <table:table-cell table:formula="of:=[.I25]-[.H$3]" office:value-type="float" office:value="490">
            <text:p>490</text:p>
          </table:table-cell>
          <table:table-cell table:formula="of:=[.I26]*[.G$4]/[.H$4]" office:value-type="float" office:value="0.525853658536585">
            <text:p>0,5258536585</text:p>
          </table:table-cell>
          <table:table-cell table:formula="of:=[.J26]*([.$B$2]+[.$C$2])/[.$C$2]" office:value-type="float" office:value="4.83785365853659">
            <text:p>4,8378536585</text:p>
          </table:table-cell>
        </table:table-row>
        <table:table-row table:style-name="ro3">
          <table:table-cell table:number-columns-repeated="5"/>
          <table:table-cell table:formula="of:=[.G27]*([.$B$2]+[.$C$2])/[.$C$2]" office:value-type="float" office:value="8.2243512195122">
            <text:p>8,2243512195</text:p>
          </table:table-cell>
          <table:table-cell table:formula="of:=[.H27]/[.H26]*[.G26]" office:value-type="float" office:value="0.893951219512195">
            <text:p>0,8939512195</text:p>
          </table:table-cell>
          <table:table-cell table:formula="of:=[.H26]-[.H$3]" office:value-type="float" office:value="833">
            <text:p>833</text:p>
          </table:table-cell>
          <table:table-cell table:formula="of:=[.I26]-[.H$3]" office:value-type="float" office:value="489">
            <text:p>489</text:p>
          </table:table-cell>
          <table:table-cell table:formula="of:=[.I27]*[.G$4]/[.H$4]" office:value-type="float" office:value="0.524780487804878">
            <text:p>0,5247804878</text:p>
          </table:table-cell>
          <table:table-cell table:formula="of:=[.J27]*([.$B$2]+[.$C$2])/[.$C$2]" office:value-type="float" office:value="4.82798048780488">
            <text:p>4,8279804878</text:p>
          </table:table-cell>
        </table:table-row>
        <table:table-row table:style-name="ro3">
          <table:table-cell table:number-columns-repeated="5"/>
          <table:table-cell table:formula="of:=[.G28]*([.$B$2]+[.$C$2])/[.$C$2]" office:value-type="float" office:value="8.21447804878049">
            <text:p>8,2144780488</text:p>
          </table:table-cell>
          <table:table-cell table:formula="of:=[.H28]/[.H27]*[.G27]" office:value-type="float" office:value="0.892878048780488">
            <text:p>0,8928780488</text:p>
          </table:table-cell>
          <table:table-cell table:formula="of:=[.H27]-[.H$3]" office:value-type="float" office:value="832">
            <text:p>832</text:p>
          </table:table-cell>
          <table:table-cell table:formula="of:=[.I27]-[.H$3]" office:value-type="float" office:value="488">
            <text:p>488</text:p>
          </table:table-cell>
          <table:table-cell table:formula="of:=[.I28]*[.G$4]/[.H$4]" office:value-type="float" office:value="0.523707317073171">
            <text:p>0,5237073171</text:p>
          </table:table-cell>
          <table:table-cell table:formula="of:=[.J28]*([.$B$2]+[.$C$2])/[.$C$2]" office:value-type="float" office:value="4.81810731707317">
            <text:p>4,8181073171</text:p>
          </table:table-cell>
        </table:table-row>
        <table:table-row table:style-name="ro3">
          <table:table-cell table:number-columns-repeated="5"/>
          <table:table-cell table:formula="of:=[.G29]*([.$B$2]+[.$C$2])/[.$C$2]" office:value-type="float" office:value="8.20460487804878">
            <text:p>8,204604878</text:p>
          </table:table-cell>
          <table:table-cell table:formula="of:=[.H29]/[.H28]*[.G28]" office:value-type="float" office:value="0.891804878048781">
            <text:p>0,891804878</text:p>
          </table:table-cell>
          <table:table-cell table:formula="of:=[.H28]-[.H$3]" office:value-type="float" office:value="831">
            <text:p>831</text:p>
          </table:table-cell>
          <table:table-cell table:formula="of:=[.I28]-[.H$3]" office:value-type="float" office:value="487">
            <text:p>487</text:p>
          </table:table-cell>
          <table:table-cell table:formula="of:=[.I29]*[.G$4]/[.H$4]" office:value-type="float" office:value="0.522634146341463">
            <text:p>0,5226341463</text:p>
          </table:table-cell>
          <table:table-cell table:formula="of:=[.J29]*([.$B$2]+[.$C$2])/[.$C$2]" office:value-type="float" office:value="4.80823414634146">
            <text:p>4,8082341463</text:p>
          </table:table-cell>
        </table:table-row>
        <table:table-row table:style-name="ro3">
          <table:table-cell table:number-columns-repeated="5"/>
          <table:table-cell table:formula="of:=[.G30]*([.$B$2]+[.$C$2])/[.$C$2]" office:value-type="float" office:value="8.19473170731707">
            <text:p>8,1947317073</text:p>
          </table:table-cell>
          <table:table-cell table:formula="of:=[.H30]/[.H29]*[.G29]" office:value-type="float" office:value="0.890731707317073">
            <text:p>0,8907317073</text:p>
          </table:table-cell>
          <table:table-cell table:formula="of:=[.H29]-[.H$3]" office:value-type="float" office:value="830">
            <text:p>830</text:p>
          </table:table-cell>
          <table:table-cell table:formula="of:=[.I29]-[.H$3]" office:value-type="float" office:value="486">
            <text:p>486</text:p>
          </table:table-cell>
          <table:table-cell table:formula="of:=[.I30]*[.G$4]/[.H$4]" office:value-type="float" office:value="0.521560975609756">
            <text:p>0,5215609756</text:p>
          </table:table-cell>
          <table:table-cell table:formula="of:=[.J30]*([.$B$2]+[.$C$2])/[.$C$2]" office:value-type="float" office:value="4.79836097560976">
            <text:p>4,7983609756</text:p>
          </table:table-cell>
        </table:table-row>
        <table:table-row table:style-name="ro3">
          <table:table-cell table:number-columns-repeated="5"/>
          <table:table-cell table:formula="of:=[.G31]*([.$B$2]+[.$C$2])/[.$C$2]" office:value-type="float" office:value="8.18485853658537">
            <text:p>8,1848585366</text:p>
          </table:table-cell>
          <table:table-cell table:formula="of:=[.H31]/[.H30]*[.G30]" office:value-type="float" office:value="0.889658536585366">
            <text:p>0,8896585366</text:p>
          </table:table-cell>
          <table:table-cell table:formula="of:=[.H30]-[.H$3]" office:value-type="float" office:value="829">
            <text:p>829</text:p>
          </table:table-cell>
          <table:table-cell table:formula="of:=[.I30]-[.H$3]" office:value-type="float" office:value="485">
            <text:p>485</text:p>
          </table:table-cell>
          <table:table-cell table:formula="of:=[.I31]*[.G$4]/[.H$4]" office:value-type="float" office:value="0.520487804878049">
            <text:p>0,5204878049</text:p>
          </table:table-cell>
          <table:table-cell table:formula="of:=[.J31]*([.$B$2]+[.$C$2])/[.$C$2]" office:value-type="float" office:value="4.78848780487805">
            <text:p>4,7884878049</text:p>
          </table:table-cell>
        </table:table-row>
        <table:table-row table:style-name="ro3">
          <table:table-cell table:number-columns-repeated="5"/>
          <table:table-cell table:formula="of:=[.G32]*([.$B$2]+[.$C$2])/[.$C$2]" office:value-type="float" office:value="8.17498536585366">
            <text:p>8,1749853659</text:p>
          </table:table-cell>
          <table:table-cell table:formula="of:=[.H32]/[.H31]*[.G31]" office:value-type="float" office:value="0.888585365853658">
            <text:p>0,8885853659</text:p>
          </table:table-cell>
          <table:table-cell table:formula="of:=[.H31]-[.H$3]" office:value-type="float" office:value="828">
            <text:p>828</text:p>
          </table:table-cell>
          <table:table-cell table:formula="of:=[.I31]-[.H$3]" office:value-type="float" office:value="484">
            <text:p>484</text:p>
          </table:table-cell>
          <table:table-cell table:formula="of:=[.I32]*[.G$4]/[.H$4]" office:value-type="float" office:value="0.519414634146342">
            <text:p>0,5194146341</text:p>
          </table:table-cell>
          <table:table-cell table:formula="of:=[.J32]*([.$B$2]+[.$C$2])/[.$C$2]" office:value-type="float" office:value="4.77861463414634">
            <text:p>4,7786146341</text:p>
          </table:table-cell>
        </table:table-row>
        <table:table-row table:style-name="ro3">
          <table:table-cell table:number-columns-repeated="5"/>
          <table:table-cell table:formula="of:=[.G33]*([.$B$2]+[.$C$2])/[.$C$2]" office:value-type="float" office:value="8.16511219512195">
            <text:p>8,1651121951</text:p>
          </table:table-cell>
          <table:table-cell table:formula="of:=[.H33]/[.H32]*[.G32]" office:value-type="float" office:value="0.887512195121951">
            <text:p>0,8875121951</text:p>
          </table:table-cell>
          <table:table-cell table:formula="of:=[.H32]-[.H$3]" office:value-type="float" office:value="827">
            <text:p>827</text:p>
          </table:table-cell>
          <table:table-cell table:formula="of:=[.I32]-[.H$3]" office:value-type="float" office:value="483">
            <text:p>483</text:p>
          </table:table-cell>
          <table:table-cell table:formula="of:=[.I33]*[.G$4]/[.H$4]" office:value-type="float" office:value="0.518341463414634">
            <text:p>0,5183414634</text:p>
          </table:table-cell>
          <table:table-cell table:formula="of:=[.J33]*([.$B$2]+[.$C$2])/[.$C$2]" office:value-type="float" office:value="4.76874146341463">
            <text:p>4,7687414634</text:p>
          </table:table-cell>
        </table:table-row>
        <table:table-row table:style-name="ro3">
          <table:table-cell table:number-columns-repeated="5"/>
          <table:table-cell table:formula="of:=[.G34]*([.$B$2]+[.$C$2])/[.$C$2]" office:value-type="float" office:value="8.15523902439024">
            <text:p>8,1552390244</text:p>
          </table:table-cell>
          <table:table-cell table:formula="of:=[.H34]/[.H33]*[.G33]" office:value-type="float" office:value="0.886439024390244">
            <text:p>0,8864390244</text:p>
          </table:table-cell>
          <table:table-cell table:formula="of:=[.H33]-[.H$3]" office:value-type="float" office:value="826">
            <text:p>826</text:p>
          </table:table-cell>
          <table:table-cell table:formula="of:=[.I33]-[.H$3]" office:value-type="float" office:value="482">
            <text:p>482</text:p>
          </table:table-cell>
          <table:table-cell table:formula="of:=[.I34]*[.G$4]/[.H$4]" office:value-type="float" office:value="0.517268292682927">
            <text:p>0,5172682927</text:p>
          </table:table-cell>
          <table:table-cell table:formula="of:=[.J34]*([.$B$2]+[.$C$2])/[.$C$2]" office:value-type="float" office:value="4.75886829268293">
            <text:p>4,7588682927</text:p>
          </table:table-cell>
        </table:table-row>
        <table:table-row table:style-name="ro3">
          <table:table-cell table:number-columns-repeated="5"/>
          <table:table-cell table:formula="of:=[.G35]*([.$B$2]+[.$C$2])/[.$C$2]" office:value-type="float" office:value="8.14536585365854">
            <text:p>8,1453658537</text:p>
          </table:table-cell>
          <table:table-cell table:formula="of:=[.H35]/[.H34]*[.G34]" office:value-type="float" office:value="0.885365853658537">
            <text:p>0,8853658537</text:p>
          </table:table-cell>
          <table:table-cell table:formula="of:=[.H34]-[.H$3]" office:value-type="float" office:value="825">
            <text:p>825</text:p>
          </table:table-cell>
          <table:table-cell table:formula="of:=[.I34]-[.H$3]" office:value-type="float" office:value="481">
            <text:p>481</text:p>
          </table:table-cell>
          <table:table-cell table:formula="of:=[.I35]*[.G$4]/[.H$4]" office:value-type="float" office:value="0.51619512195122">
            <text:p>0,516195122</text:p>
          </table:table-cell>
          <table:table-cell table:formula="of:=[.J35]*([.$B$2]+[.$C$2])/[.$C$2]" office:value-type="float" office:value="4.74899512195122">
            <text:p>4,748995122</text:p>
          </table:table-cell>
        </table:table-row>
        <table:table-row table:style-name="ro3">
          <table:table-cell table:number-columns-repeated="5"/>
          <table:table-cell table:formula="of:=[.G36]*([.$B$2]+[.$C$2])/[.$C$2]" office:value-type="float" office:value="8.13549268292683">
            <text:p>8,1354926829</text:p>
          </table:table-cell>
          <table:table-cell table:formula="of:=[.H36]/[.H35]*[.G35]" office:value-type="float" office:value="0.884292682926829">
            <text:p>0,8842926829</text:p>
          </table:table-cell>
          <table:table-cell table:formula="of:=[.H35]-[.H$3]" office:value-type="float" office:value="824">
            <text:p>824</text:p>
          </table:table-cell>
          <table:table-cell table:formula="of:=[.I35]-[.H$3]" office:value-type="float" office:value="480">
            <text:p>480</text:p>
          </table:table-cell>
          <table:table-cell table:formula="of:=[.I36]*[.G$4]/[.H$4]" office:value-type="float" office:value="0.515121951219512">
            <text:p>0,5151219512</text:p>
          </table:table-cell>
          <table:table-cell table:formula="of:=[.J36]*([.$B$2]+[.$C$2])/[.$C$2]" office:value-type="float" office:value="4.73912195121951">
            <text:p>4,7391219512</text:p>
          </table:table-cell>
        </table:table-row>
        <table:table-row table:style-name="ro3">
          <table:table-cell table:number-columns-repeated="5"/>
          <table:table-cell table:formula="of:=[.G37]*([.$B$2]+[.$C$2])/[.$C$2]" office:value-type="float" office:value="8.12561951219512">
            <text:p>8,1256195122</text:p>
          </table:table-cell>
          <table:table-cell table:formula="of:=[.H37]/[.H36]*[.G36]" office:value-type="float" office:value="0.883219512195122">
            <text:p>0,8832195122</text:p>
          </table:table-cell>
          <table:table-cell table:formula="of:=[.H36]-[.H$3]" office:value-type="float" office:value="823">
            <text:p>823</text:p>
          </table:table-cell>
          <table:table-cell table:formula="of:=[.I36]-[.H$3]" office:value-type="float" office:value="479">
            <text:p>479</text:p>
          </table:table-cell>
          <table:table-cell table:formula="of:=[.I37]*[.G$4]/[.H$4]" office:value-type="float" office:value="0.514048780487805">
            <text:p>0,5140487805</text:p>
          </table:table-cell>
          <table:table-cell table:formula="of:=[.J37]*([.$B$2]+[.$C$2])/[.$C$2]" office:value-type="float" office:value="4.72924878048781">
            <text:p>4,7292487805</text:p>
          </table:table-cell>
        </table:table-row>
        <table:table-row table:style-name="ro3">
          <table:table-cell table:number-columns-repeated="5"/>
          <table:table-cell table:formula="of:=[.G38]*([.$B$2]+[.$C$2])/[.$C$2]" office:value-type="float" office:value="8.11574634146341">
            <text:p>8,1157463415</text:p>
          </table:table-cell>
          <table:table-cell table:formula="of:=[.H38]/[.H37]*[.G37]" office:value-type="float" office:value="0.882146341463415">
            <text:p>0,8821463415</text:p>
          </table:table-cell>
          <table:table-cell table:formula="of:=[.H37]-[.H$3]" office:value-type="float" office:value="822">
            <text:p>822</text:p>
          </table:table-cell>
          <table:table-cell table:formula="of:=[.I37]-[.H$3]" office:value-type="float" office:value="478">
            <text:p>478</text:p>
          </table:table-cell>
          <table:table-cell table:formula="of:=[.I38]*[.G$4]/[.H$4]" office:value-type="float" office:value="0.512975609756098">
            <text:p>0,5129756098</text:p>
          </table:table-cell>
          <table:table-cell table:formula="of:=[.J38]*([.$B$2]+[.$C$2])/[.$C$2]" office:value-type="float" office:value="4.7193756097561">
            <text:p>4,7193756098</text:p>
          </table:table-cell>
        </table:table-row>
        <table:table-row table:style-name="ro3">
          <table:table-cell table:number-columns-repeated="5"/>
          <table:table-cell table:formula="of:=[.G39]*([.$B$2]+[.$C$2])/[.$C$2]" office:value-type="float" office:value="8.10587317073171">
            <text:p>8,1058731707</text:p>
          </table:table-cell>
          <table:table-cell table:formula="of:=[.H39]/[.H38]*[.G38]" office:value-type="float" office:value="0.881073170731707">
            <text:p>0,8810731707</text:p>
          </table:table-cell>
          <table:table-cell table:formula="of:=[.H38]-[.H$3]" office:value-type="float" office:value="821">
            <text:p>821</text:p>
          </table:table-cell>
          <table:table-cell table:formula="of:=[.I38]-[.H$3]" office:value-type="float" office:value="477">
            <text:p>477</text:p>
          </table:table-cell>
          <table:table-cell table:formula="of:=[.I39]*[.G$4]/[.H$4]" office:value-type="float" office:value="0.51190243902439">
            <text:p>0,511902439</text:p>
          </table:table-cell>
          <table:table-cell table:formula="of:=[.J39]*([.$B$2]+[.$C$2])/[.$C$2]" office:value-type="float" office:value="4.70950243902439">
            <text:p>4,709502439</text:p>
          </table:table-cell>
        </table:table-row>
        <table:table-row table:style-name="ro3">
          <table:table-cell table:number-columns-repeated="5"/>
          <table:table-cell table:formula="of:=[.G40]*([.$B$2]+[.$C$2])/[.$C$2]" office:value-type="float" office:value="8.096">
            <text:p>8,096</text:p>
          </table:table-cell>
          <table:table-cell table:formula="of:=[.H40]/[.H39]*[.G39]" office:value-type="float" office:value="0.88">
            <text:p>0,88</text:p>
          </table:table-cell>
          <table:table-cell table:formula="of:=[.H39]-[.H$3]" office:value-type="float" office:value="820">
            <text:p>820</text:p>
          </table:table-cell>
          <table:table-cell table:formula="of:=[.I39]-[.H$3]" office:value-type="float" office:value="476">
            <text:p>476</text:p>
          </table:table-cell>
          <table:table-cell table:formula="of:=[.I40]*[.G$4]/[.H$4]" office:value-type="float" office:value="0.510829268292683">
            <text:p>0,5108292683</text:p>
          </table:table-cell>
          <table:table-cell table:formula="of:=[.J40]*([.$B$2]+[.$C$2])/[.$C$2]" office:value-type="float" office:value="4.69962926829268">
            <text:p>4,6996292683</text:p>
          </table:table-cell>
        </table:table-row>
        <table:table-row table:style-name="ro3">
          <table:table-cell table:number-columns-repeated="5"/>
          <table:table-cell table:formula="of:=[.G41]*([.$B$2]+[.$C$2])/[.$C$2]" office:value-type="float" office:value="8.08612682926829">
            <text:p>8,0861268293</text:p>
          </table:table-cell>
          <table:table-cell table:formula="of:=[.H41]/[.H40]*[.G40]" office:value-type="float" office:value="0.878926829268293">
            <text:p>0,8789268293</text:p>
          </table:table-cell>
          <table:table-cell table:formula="of:=[.H40]-[.H$3]" office:value-type="float" office:value="819">
            <text:p>819</text:p>
          </table:table-cell>
          <table:table-cell table:formula="of:=[.I40]-[.H$3]" office:value-type="float" office:value="475">
            <text:p>475</text:p>
          </table:table-cell>
          <table:table-cell table:formula="of:=[.I41]*[.G$4]/[.H$4]" office:value-type="float" office:value="0.509756097560976">
            <text:p>0,5097560976</text:p>
          </table:table-cell>
          <table:table-cell table:formula="of:=[.J41]*([.$B$2]+[.$C$2])/[.$C$2]" office:value-type="float" office:value="4.68975609756098">
            <text:p>4,6897560976</text:p>
          </table:table-cell>
        </table:table-row>
        <table:table-row table:style-name="ro3">
          <table:table-cell table:number-columns-repeated="5"/>
          <table:table-cell table:formula="of:=[.G42]*([.$B$2]+[.$C$2])/[.$C$2]" office:value-type="float" office:value="8.07625365853659">
            <text:p>8,0762536585</text:p>
          </table:table-cell>
          <table:table-cell table:formula="of:=[.H42]/[.H41]*[.G41]" office:value-type="float" office:value="0.877853658536585">
            <text:p>0,8778536585</text:p>
          </table:table-cell>
          <table:table-cell table:formula="of:=[.H41]-[.H$3]" office:value-type="float" office:value="818">
            <text:p>818</text:p>
          </table:table-cell>
          <table:table-cell table:formula="of:=[.I41]-[.H$3]" office:value-type="float" office:value="474">
            <text:p>474</text:p>
          </table:table-cell>
          <table:table-cell table:formula="of:=[.I42]*[.G$4]/[.H$4]" office:value-type="float" office:value="0.508682926829268">
            <text:p>0,5086829268</text:p>
          </table:table-cell>
          <table:table-cell table:formula="of:=[.J42]*([.$B$2]+[.$C$2])/[.$C$2]" office:value-type="float" office:value="4.67988292682927">
            <text:p>4,6798829268</text:p>
          </table:table-cell>
        </table:table-row>
        <table:table-row table:style-name="ro3">
          <table:table-cell table:number-columns-repeated="5"/>
          <table:table-cell table:formula="of:=[.G43]*([.$B$2]+[.$C$2])/[.$C$2]" office:value-type="float" office:value="8.06638048780488">
            <text:p>8,0663804878</text:p>
          </table:table-cell>
          <table:table-cell table:formula="of:=[.H43]/[.H42]*[.G42]" office:value-type="float" office:value="0.876780487804878">
            <text:p>0,8767804878</text:p>
          </table:table-cell>
          <table:table-cell table:formula="of:=[.H42]-[.H$3]" office:value-type="float" office:value="817">
            <text:p>817</text:p>
          </table:table-cell>
          <table:table-cell table:formula="of:=[.I42]-[.H$3]" office:value-type="float" office:value="473">
            <text:p>473</text:p>
          </table:table-cell>
          <table:table-cell table:formula="of:=[.I43]*[.G$4]/[.H$4]" office:value-type="float" office:value="0.507609756097561">
            <text:p>0,5076097561</text:p>
          </table:table-cell>
          <table:table-cell table:formula="of:=[.J43]*([.$B$2]+[.$C$2])/[.$C$2]" office:value-type="float" office:value="4.67000975609756">
            <text:p>4,6700097561</text:p>
          </table:table-cell>
        </table:table-row>
        <table:table-row table:style-name="ro3">
          <table:table-cell table:number-columns-repeated="5"/>
          <table:table-cell table:formula="of:=[.G44]*([.$B$2]+[.$C$2])/[.$C$2]" office:value-type="float" office:value="8.05650731707317">
            <text:p>8,0565073171</text:p>
          </table:table-cell>
          <table:table-cell table:formula="of:=[.H44]/[.H43]*[.G43]" office:value-type="float" office:value="0.875707317073171">
            <text:p>0,8757073171</text:p>
          </table:table-cell>
          <table:table-cell table:formula="of:=[.H43]-[.H$3]" office:value-type="float" office:value="816">
            <text:p>816</text:p>
          </table:table-cell>
          <table:table-cell table:formula="of:=[.I43]-[.H$3]" office:value-type="float" office:value="472">
            <text:p>472</text:p>
          </table:table-cell>
          <table:table-cell table:formula="of:=[.I44]*[.G$4]/[.H$4]" office:value-type="float" office:value="0.506536585365854">
            <text:p>0,5065365854</text:p>
          </table:table-cell>
          <table:table-cell table:formula="of:=[.J44]*([.$B$2]+[.$C$2])/[.$C$2]" office:value-type="float" office:value="4.66013658536585">
            <text:p>4,6601365854</text:p>
          </table:table-cell>
        </table:table-row>
        <table:table-row table:style-name="ro3">
          <table:table-cell table:number-columns-repeated="5"/>
          <table:table-cell table:formula="of:=[.G45]*([.$B$2]+[.$C$2])/[.$C$2]" office:value-type="float" office:value="8.04663414634146">
            <text:p>8,0466341463</text:p>
          </table:table-cell>
          <table:table-cell table:formula="of:=[.H45]/[.H44]*[.G44]" office:value-type="float" office:value="0.874634146341463">
            <text:p>0,8746341463</text:p>
          </table:table-cell>
          <table:table-cell table:formula="of:=[.H44]-[.H$3]" office:value-type="float" office:value="815">
            <text:p>815</text:p>
          </table:table-cell>
          <table:table-cell table:formula="of:=[.I44]-[.H$3]" office:value-type="float" office:value="471">
            <text:p>471</text:p>
          </table:table-cell>
          <table:table-cell table:formula="of:=[.I45]*[.G$4]/[.H$4]" office:value-type="float" office:value="0.505463414634146">
            <text:p>0,5054634146</text:p>
          </table:table-cell>
          <table:table-cell table:formula="of:=[.J45]*([.$B$2]+[.$C$2])/[.$C$2]" office:value-type="float" office:value="4.65026341463415">
            <text:p>4,6502634146</text:p>
          </table:table-cell>
        </table:table-row>
        <table:table-row table:style-name="ro3">
          <table:table-cell table:number-columns-repeated="5"/>
          <table:table-cell table:formula="of:=[.G46]*([.$B$2]+[.$C$2])/[.$C$2]" office:value-type="float" office:value="8.03676097560976">
            <text:p>8,0367609756</text:p>
          </table:table-cell>
          <table:table-cell table:formula="of:=[.H46]/[.H45]*[.G45]" office:value-type="float" office:value="0.873560975609756">
            <text:p>0,8735609756</text:p>
          </table:table-cell>
          <table:table-cell table:formula="of:=[.H45]-[.H$3]" office:value-type="float" office:value="814">
            <text:p>814</text:p>
          </table:table-cell>
          <table:table-cell table:formula="of:=[.I45]-[.H$3]" office:value-type="float" office:value="470">
            <text:p>470</text:p>
          </table:table-cell>
          <table:table-cell table:formula="of:=[.I46]*[.G$4]/[.H$4]" office:value-type="float" office:value="0.504390243902439">
            <text:p>0,5043902439</text:p>
          </table:table-cell>
          <table:table-cell table:formula="of:=[.J46]*([.$B$2]+[.$C$2])/[.$C$2]" office:value-type="float" office:value="4.64039024390244">
            <text:p>4,6403902439</text:p>
          </table:table-cell>
        </table:table-row>
        <table:table-row table:style-name="ro3">
          <table:table-cell table:number-columns-repeated="5"/>
          <table:table-cell table:formula="of:=[.G47]*([.$B$2]+[.$C$2])/[.$C$2]" office:value-type="float" office:value="8.02688780487805">
            <text:p>8,0268878049</text:p>
          </table:table-cell>
          <table:table-cell table:formula="of:=[.H47]/[.H46]*[.G46]" office:value-type="float" office:value="0.872487804878049">
            <text:p>0,8724878049</text:p>
          </table:table-cell>
          <table:table-cell table:formula="of:=[.H46]-[.H$3]" office:value-type="float" office:value="813">
            <text:p>813</text:p>
          </table:table-cell>
          <table:table-cell table:formula="of:=[.I46]-[.H$3]" office:value-type="float" office:value="469">
            <text:p>469</text:p>
          </table:table-cell>
          <table:table-cell table:formula="of:=[.I47]*[.G$4]/[.H$4]" office:value-type="float" office:value="0.503317073170732">
            <text:p>0,5033170732</text:p>
          </table:table-cell>
          <table:table-cell table:formula="of:=[.J47]*([.$B$2]+[.$C$2])/[.$C$2]" office:value-type="float" office:value="4.63051707317073">
            <text:p>4,6305170732</text:p>
          </table:table-cell>
        </table:table-row>
        <table:table-row table:style-name="ro3">
          <table:table-cell table:number-columns-repeated="5"/>
          <table:table-cell table:formula="of:=[.G48]*([.$B$2]+[.$C$2])/[.$C$2]" office:value-type="float" office:value="8.01701463414634">
            <text:p>8,0170146341</text:p>
          </table:table-cell>
          <table:table-cell table:formula="of:=[.H48]/[.H47]*[.G47]" office:value-type="float" office:value="0.871414634146341">
            <text:p>0,8714146341</text:p>
          </table:table-cell>
          <table:table-cell table:formula="of:=[.H47]-[.H$3]" office:value-type="float" office:value="812">
            <text:p>812</text:p>
          </table:table-cell>
          <table:table-cell table:formula="of:=[.I47]-[.H$3]" office:value-type="float" office:value="468">
            <text:p>468</text:p>
          </table:table-cell>
          <table:table-cell table:formula="of:=[.I48]*[.G$4]/[.H$4]" office:value-type="float" office:value="0.502243902439025">
            <text:p>0,5022439024</text:p>
          </table:table-cell>
          <table:table-cell table:formula="of:=[.J48]*([.$B$2]+[.$C$2])/[.$C$2]" office:value-type="float" office:value="4.62064390243903">
            <text:p>4,6206439024</text:p>
          </table:table-cell>
        </table:table-row>
        <table:table-row table:style-name="ro3">
          <table:table-cell table:number-columns-repeated="5"/>
          <table:table-cell table:formula="of:=[.G49]*([.$B$2]+[.$C$2])/[.$C$2]" office:value-type="float" office:value="8.00714146341463">
            <text:p>8,0071414634</text:p>
          </table:table-cell>
          <table:table-cell table:formula="of:=[.H49]/[.H48]*[.G48]" office:value-type="float" office:value="0.870341463414634">
            <text:p>0,8703414634</text:p>
          </table:table-cell>
          <table:table-cell table:formula="of:=[.H48]-[.H$3]" office:value-type="float" office:value="811">
            <text:p>811</text:p>
          </table:table-cell>
          <table:table-cell table:formula="of:=[.I48]-[.H$3]" office:value-type="float" office:value="467">
            <text:p>467</text:p>
          </table:table-cell>
          <table:table-cell table:formula="of:=[.I49]*[.G$4]/[.H$4]" office:value-type="float" office:value="0.501170731707317">
            <text:p>0,5011707317</text:p>
          </table:table-cell>
          <table:table-cell table:formula="of:=[.J49]*([.$B$2]+[.$C$2])/[.$C$2]" office:value-type="float" office:value="4.61077073170732">
            <text:p>4,6107707317</text:p>
          </table:table-cell>
        </table:table-row>
        <table:table-row table:style-name="ro3">
          <table:table-cell table:number-columns-repeated="5"/>
          <table:table-cell table:formula="of:=[.G50]*([.$B$2]+[.$C$2])/[.$C$2]" office:value-type="float" office:value="7.99726829268293">
            <text:p>7,9972682927</text:p>
          </table:table-cell>
          <table:table-cell table:formula="of:=[.H50]/[.H49]*[.G49]" office:value-type="float" office:value="0.869268292682927">
            <text:p>0,8692682927</text:p>
          </table:table-cell>
          <table:table-cell table:formula="of:=[.H49]-[.H$3]" office:value-type="float" office:value="810">
            <text:p>810</text:p>
          </table:table-cell>
          <table:table-cell table:formula="of:=[.I49]-[.H$3]" office:value-type="float" office:value="466">
            <text:p>466</text:p>
          </table:table-cell>
          <table:table-cell table:formula="of:=[.I50]*[.G$4]/[.H$4]" office:value-type="float" office:value="0.50009756097561">
            <text:p>0,500097561</text:p>
          </table:table-cell>
          <table:table-cell table:formula="of:=[.J50]*([.$B$2]+[.$C$2])/[.$C$2]" office:value-type="float" office:value="4.60089756097561">
            <text:p>4,600897561</text:p>
          </table:table-cell>
        </table:table-row>
        <table:table-row table:style-name="ro3">
          <table:table-cell table:number-columns-repeated="5"/>
          <table:table-cell table:formula="of:=[.G51]*([.$B$2]+[.$C$2])/[.$C$2]" office:value-type="float" office:value="7.98739512195122">
            <text:p>7,987395122</text:p>
          </table:table-cell>
          <table:table-cell table:formula="of:=[.H51]/[.H50]*[.G50]" office:value-type="float" office:value="0.86819512195122">
            <text:p>0,868195122</text:p>
          </table:table-cell>
          <table:table-cell table:formula="of:=[.H50]-[.H$3]" office:value-type="float" office:value="809">
            <text:p>809</text:p>
          </table:table-cell>
          <table:table-cell table:formula="of:=[.I50]-[.H$3]" office:value-type="float" office:value="465">
            <text:p>465</text:p>
          </table:table-cell>
          <table:table-cell table:formula="of:=[.I51]*[.G$4]/[.H$4]" office:value-type="float" office:value="0.499024390243902">
            <text:p>0,4990243902</text:p>
          </table:table-cell>
          <table:table-cell table:formula="of:=[.J51]*([.$B$2]+[.$C$2])/[.$C$2]" office:value-type="float" office:value="4.5910243902439">
            <text:p>4,5910243902</text:p>
          </table:table-cell>
        </table:table-row>
        <table:table-row table:style-name="ro3">
          <table:table-cell table:number-columns-repeated="5"/>
          <table:table-cell table:formula="of:=[.G52]*([.$B$2]+[.$C$2])/[.$C$2]" office:value-type="float" office:value="7.97752195121951">
            <text:p>7,9775219512</text:p>
          </table:table-cell>
          <table:table-cell table:formula="of:=[.H52]/[.H51]*[.G51]" office:value-type="float" office:value="0.867121951219512">
            <text:p>0,8671219512</text:p>
          </table:table-cell>
          <table:table-cell table:formula="of:=[.H51]-[.H$3]" office:value-type="float" office:value="808">
            <text:p>808</text:p>
          </table:table-cell>
          <table:table-cell table:formula="of:=[.I51]-[.H$3]" office:value-type="float" office:value="464">
            <text:p>464</text:p>
          </table:table-cell>
          <table:table-cell table:formula="of:=[.I52]*[.G$4]/[.H$4]" office:value-type="float" office:value="0.497951219512195">
            <text:p>0,4979512195</text:p>
          </table:table-cell>
          <table:table-cell table:formula="of:=[.J52]*([.$B$2]+[.$C$2])/[.$C$2]" office:value-type="float" office:value="4.5811512195122">
            <text:p>4,5811512195</text:p>
          </table:table-cell>
        </table:table-row>
        <table:table-row table:style-name="ro3">
          <table:table-cell table:number-columns-repeated="5"/>
          <table:table-cell table:formula="of:=[.G53]*([.$B$2]+[.$C$2])/[.$C$2]" office:value-type="float" office:value="7.9676487804878">
            <text:p>7,9676487805</text:p>
          </table:table-cell>
          <table:table-cell table:formula="of:=[.H53]/[.H52]*[.G52]" office:value-type="float" office:value="0.866048780487805">
            <text:p>0,8660487805</text:p>
          </table:table-cell>
          <table:table-cell table:formula="of:=[.H52]-[.H$3]" office:value-type="float" office:value="807">
            <text:p>807</text:p>
          </table:table-cell>
          <table:table-cell table:formula="of:=[.I52]-[.H$3]" office:value-type="float" office:value="463">
            <text:p>463</text:p>
          </table:table-cell>
          <table:table-cell table:formula="of:=[.I53]*[.G$4]/[.H$4]" office:value-type="float" office:value="0.496878048780488">
            <text:p>0,4968780488</text:p>
          </table:table-cell>
          <table:table-cell table:formula="of:=[.J53]*([.$B$2]+[.$C$2])/[.$C$2]" office:value-type="float" office:value="4.57127804878049">
            <text:p>4,5712780488</text:p>
          </table:table-cell>
        </table:table-row>
        <table:table-row table:style-name="ro3">
          <table:table-cell table:number-columns-repeated="5"/>
          <table:table-cell table:formula="of:=[.G54]*([.$B$2]+[.$C$2])/[.$C$2]" office:value-type="float" office:value="7.9577756097561">
            <text:p>7,9577756098</text:p>
          </table:table-cell>
          <table:table-cell table:formula="of:=[.H54]/[.H53]*[.G53]" office:value-type="float" office:value="0.864975609756097">
            <text:p>0,8649756098</text:p>
          </table:table-cell>
          <table:table-cell table:formula="of:=[.H53]-[.H$3]" office:value-type="float" office:value="806">
            <text:p>806</text:p>
          </table:table-cell>
          <table:table-cell table:formula="of:=[.I53]-[.H$3]" office:value-type="float" office:value="462">
            <text:p>462</text:p>
          </table:table-cell>
          <table:table-cell table:formula="of:=[.I54]*[.G$4]/[.H$4]" office:value-type="float" office:value="0.495804878048781">
            <text:p>0,495804878</text:p>
          </table:table-cell>
          <table:table-cell table:formula="of:=[.J54]*([.$B$2]+[.$C$2])/[.$C$2]" office:value-type="float" office:value="4.56140487804878">
            <text:p>4,561404878</text:p>
          </table:table-cell>
        </table:table-row>
        <table:table-row table:style-name="ro3">
          <table:table-cell table:number-columns-repeated="5"/>
          <table:table-cell table:formula="of:=[.G55]*([.$B$2]+[.$C$2])/[.$C$2]" office:value-type="float" office:value="7.94790243902439">
            <text:p>7,947902439</text:p>
          </table:table-cell>
          <table:table-cell table:formula="of:=[.H55]/[.H54]*[.G54]" office:value-type="float" office:value="0.86390243902439">
            <text:p>0,863902439</text:p>
          </table:table-cell>
          <table:table-cell table:formula="of:=[.H54]-[.H$3]" office:value-type="float" office:value="805">
            <text:p>805</text:p>
          </table:table-cell>
          <table:table-cell table:formula="of:=[.I54]-[.H$3]" office:value-type="float" office:value="461">
            <text:p>461</text:p>
          </table:table-cell>
          <table:table-cell table:formula="of:=[.I55]*[.G$4]/[.H$4]" office:value-type="float" office:value="0.494731707317073">
            <text:p>0,4947317073</text:p>
          </table:table-cell>
          <table:table-cell table:formula="of:=[.J55]*([.$B$2]+[.$C$2])/[.$C$2]" office:value-type="float" office:value="4.55153170731707">
            <text:p>4,5515317073</text:p>
          </table:table-cell>
        </table:table-row>
        <table:table-row table:style-name="ro3">
          <table:table-cell table:number-columns-repeated="5"/>
          <table:table-cell table:formula="of:=[.G56]*([.$B$2]+[.$C$2])/[.$C$2]" office:value-type="float" office:value="7.93802926829268">
            <text:p>7,9380292683</text:p>
          </table:table-cell>
          <table:table-cell table:formula="of:=[.H56]/[.H55]*[.G55]" office:value-type="float" office:value="0.862829268292683">
            <text:p>0,8628292683</text:p>
          </table:table-cell>
          <table:table-cell table:formula="of:=[.H55]-[.H$3]" office:value-type="float" office:value="804">
            <text:p>804</text:p>
          </table:table-cell>
          <table:table-cell table:formula="of:=[.I55]-[.H$3]" office:value-type="float" office:value="460">
            <text:p>460</text:p>
          </table:table-cell>
          <table:table-cell table:formula="of:=[.I56]*[.G$4]/[.H$4]" office:value-type="float" office:value="0.493658536585366">
            <text:p>0,4936585366</text:p>
          </table:table-cell>
          <table:table-cell table:formula="of:=[.J56]*([.$B$2]+[.$C$2])/[.$C$2]" office:value-type="float" office:value="4.54165853658537">
            <text:p>4,5416585366</text:p>
          </table:table-cell>
        </table:table-row>
        <table:table-row table:style-name="ro3">
          <table:table-cell table:number-columns-repeated="5"/>
          <table:table-cell table:formula="of:=[.G57]*([.$B$2]+[.$C$2])/[.$C$2]" office:value-type="float" office:value="7.92815609756098">
            <text:p>7,9281560976</text:p>
          </table:table-cell>
          <table:table-cell table:formula="of:=[.H57]/[.H56]*[.G56]" office:value-type="float" office:value="0.861756097560976">
            <text:p>0,8617560976</text:p>
          </table:table-cell>
          <table:table-cell table:formula="of:=[.H56]-[.H$3]" office:value-type="float" office:value="803">
            <text:p>803</text:p>
          </table:table-cell>
          <table:table-cell table:formula="of:=[.I56]-[.H$3]" office:value-type="float" office:value="459">
            <text:p>459</text:p>
          </table:table-cell>
          <table:table-cell table:formula="of:=[.I57]*[.G$4]/[.H$4]" office:value-type="float" office:value="0.492585365853659">
            <text:p>0,4925853659</text:p>
          </table:table-cell>
          <table:table-cell table:formula="of:=[.J57]*([.$B$2]+[.$C$2])/[.$C$2]" office:value-type="float" office:value="4.53178536585366">
            <text:p>4,5317853659</text:p>
          </table:table-cell>
        </table:table-row>
        <table:table-row table:style-name="ro3">
          <table:table-cell table:number-columns-repeated="5"/>
          <table:table-cell table:formula="of:=[.G58]*([.$B$2]+[.$C$2])/[.$C$2]" office:value-type="float" office:value="7.91828292682927">
            <text:p>7,9182829268</text:p>
          </table:table-cell>
          <table:table-cell table:formula="of:=[.H58]/[.H57]*[.G57]" office:value-type="float" office:value="0.860682926829268">
            <text:p>0,8606829268</text:p>
          </table:table-cell>
          <table:table-cell table:formula="of:=[.H57]-[.H$3]" office:value-type="float" office:value="802">
            <text:p>802</text:p>
          </table:table-cell>
          <table:table-cell table:formula="of:=[.I57]-[.H$3]" office:value-type="float" office:value="458">
            <text:p>458</text:p>
          </table:table-cell>
          <table:table-cell table:formula="of:=[.I58]*[.G$4]/[.H$4]" office:value-type="float" office:value="0.491512195121951">
            <text:p>0,4915121951</text:p>
          </table:table-cell>
          <table:table-cell table:formula="of:=[.J58]*([.$B$2]+[.$C$2])/[.$C$2]" office:value-type="float" office:value="4.52191219512195">
            <text:p>4,5219121951</text:p>
          </table:table-cell>
        </table:table-row>
        <table:table-row table:style-name="ro3">
          <table:table-cell table:number-columns-repeated="5"/>
          <table:table-cell table:formula="of:=[.G59]*([.$B$2]+[.$C$2])/[.$C$2]" office:value-type="float" office:value="7.90840975609756">
            <text:p>7,9084097561</text:p>
          </table:table-cell>
          <table:table-cell table:formula="of:=[.H59]/[.H58]*[.G58]" office:value-type="float" office:value="0.859609756097561">
            <text:p>0,8596097561</text:p>
          </table:table-cell>
          <table:table-cell table:formula="of:=[.H58]-[.H$3]" office:value-type="float" office:value="801">
            <text:p>801</text:p>
          </table:table-cell>
          <table:table-cell table:formula="of:=[.I58]-[.H$3]" office:value-type="float" office:value="457">
            <text:p>457</text:p>
          </table:table-cell>
          <table:table-cell table:formula="of:=[.I59]*[.G$4]/[.H$4]" office:value-type="float" office:value="0.490439024390244">
            <text:p>0,4904390244</text:p>
          </table:table-cell>
          <table:table-cell table:formula="of:=[.J59]*([.$B$2]+[.$C$2])/[.$C$2]" office:value-type="float" office:value="4.51203902439024">
            <text:p>4,5120390244</text:p>
          </table:table-cell>
        </table:table-row>
        <table:table-row table:style-name="ro3">
          <table:table-cell table:number-columns-repeated="5"/>
          <table:table-cell table:formula="of:=[.G60]*([.$B$2]+[.$C$2])/[.$C$2]" office:value-type="float" office:value="7.89853658536585">
            <text:p>7,8985365854</text:p>
          </table:table-cell>
          <table:table-cell table:formula="of:=[.H60]/[.H59]*[.G59]" office:value-type="float" office:value="0.858536585365854">
            <text:p>0,8585365854</text:p>
          </table:table-cell>
          <table:table-cell table:formula="of:=[.H59]-[.H$3]" office:value-type="float" office:value="800">
            <text:p>800</text:p>
          </table:table-cell>
          <table:table-cell table:formula="of:=[.I59]-[.H$3]" office:value-type="float" office:value="456">
            <text:p>456</text:p>
          </table:table-cell>
          <table:table-cell table:formula="of:=[.I60]*[.G$4]/[.H$4]" office:value-type="float" office:value="0.489365853658537">
            <text:p>0,4893658537</text:p>
          </table:table-cell>
          <table:table-cell table:formula="of:=[.J60]*([.$B$2]+[.$C$2])/[.$C$2]" office:value-type="float" office:value="4.50216585365854">
            <text:p>4,5021658537</text:p>
          </table:table-cell>
        </table:table-row>
        <table:table-row table:style-name="ro3">
          <table:table-cell table:number-columns-repeated="5"/>
          <table:table-cell table:formula="of:=[.G61]*([.$B$2]+[.$C$2])/[.$C$2]" office:value-type="float" office:value="7.88866341463415">
            <text:p>7,8886634146</text:p>
          </table:table-cell>
          <table:table-cell table:formula="of:=[.H61]/[.H60]*[.G60]" office:value-type="float" office:value="0.857463414634146">
            <text:p>0,8574634146</text:p>
          </table:table-cell>
          <table:table-cell table:formula="of:=[.H60]-[.H$3]" office:value-type="float" office:value="799">
            <text:p>799</text:p>
          </table:table-cell>
          <table:table-cell table:formula="of:=[.I60]-[.H$3]" office:value-type="float" office:value="455">
            <text:p>455</text:p>
          </table:table-cell>
          <table:table-cell table:formula="of:=[.I61]*[.G$4]/[.H$4]" office:value-type="float" office:value="0.488292682926829">
            <text:p>0,4882926829</text:p>
          </table:table-cell>
          <table:table-cell table:formula="of:=[.J61]*([.$B$2]+[.$C$2])/[.$C$2]" office:value-type="float" office:value="4.49229268292683">
            <text:p>4,4922926829</text:p>
          </table:table-cell>
        </table:table-row>
        <table:table-row table:style-name="ro3">
          <table:table-cell table:number-columns-repeated="5"/>
          <table:table-cell table:formula="of:=[.G62]*([.$B$2]+[.$C$2])/[.$C$2]" office:value-type="float" office:value="7.87879024390244">
            <text:p>7,8787902439</text:p>
          </table:table-cell>
          <table:table-cell table:formula="of:=[.H62]/[.H61]*[.G61]" office:value-type="float" office:value="0.856390243902439">
            <text:p>0,8563902439</text:p>
          </table:table-cell>
          <table:table-cell table:formula="of:=[.H61]-[.H$3]" office:value-type="float" office:value="798">
            <text:p>798</text:p>
          </table:table-cell>
          <table:table-cell table:formula="of:=[.I61]-[.H$3]" office:value-type="float" office:value="454">
            <text:p>454</text:p>
          </table:table-cell>
          <table:table-cell table:formula="of:=[.I62]*[.G$4]/[.H$4]" office:value-type="float" office:value="0.487219512195122">
            <text:p>0,4872195122</text:p>
          </table:table-cell>
          <table:table-cell table:formula="of:=[.J62]*([.$B$2]+[.$C$2])/[.$C$2]" office:value-type="float" office:value="4.48241951219512">
            <text:p>4,4824195122</text:p>
          </table:table-cell>
        </table:table-row>
        <table:table-row table:style-name="ro3">
          <table:table-cell table:number-columns-repeated="5"/>
          <table:table-cell table:formula="of:=[.G63]*([.$B$2]+[.$C$2])/[.$C$2]" office:value-type="float" office:value="7.86891707317073">
            <text:p>7,8689170732</text:p>
          </table:table-cell>
          <table:table-cell table:formula="of:=[.H63]/[.H62]*[.G62]" office:value-type="float" office:value="0.855317073170732">
            <text:p>0,8553170732</text:p>
          </table:table-cell>
          <table:table-cell table:formula="of:=[.H62]-[.H$3]" office:value-type="float" office:value="797">
            <text:p>797</text:p>
          </table:table-cell>
          <table:table-cell table:formula="of:=[.I62]-[.H$3]" office:value-type="float" office:value="453">
            <text:p>453</text:p>
          </table:table-cell>
          <table:table-cell table:formula="of:=[.I63]*[.G$4]/[.H$4]" office:value-type="float" office:value="0.486146341463415">
            <text:p>0,4861463415</text:p>
          </table:table-cell>
          <table:table-cell table:formula="of:=[.J63]*([.$B$2]+[.$C$2])/[.$C$2]" office:value-type="float" office:value="4.47254634146341">
            <text:p>4,4725463415</text:p>
          </table:table-cell>
        </table:table-row>
        <table:table-row table:style-name="ro3">
          <table:table-cell table:number-columns-repeated="5"/>
          <table:table-cell table:formula="of:=[.G64]*([.$B$2]+[.$C$2])/[.$C$2]" office:value-type="float" office:value="7.85904390243902">
            <text:p>7,8590439024</text:p>
          </table:table-cell>
          <table:table-cell table:formula="of:=[.H64]/[.H63]*[.G63]" office:value-type="float" office:value="0.854243902439024">
            <text:p>0,8542439024</text:p>
          </table:table-cell>
          <table:table-cell table:formula="of:=[.H63]-[.H$3]" office:value-type="float" office:value="796">
            <text:p>796</text:p>
          </table:table-cell>
          <table:table-cell table:formula="of:=[.I63]-[.H$3]" office:value-type="float" office:value="452">
            <text:p>452</text:p>
          </table:table-cell>
          <table:table-cell table:formula="of:=[.I64]*[.G$4]/[.H$4]" office:value-type="float" office:value="0.485073170731707">
            <text:p>0,4850731707</text:p>
          </table:table-cell>
          <table:table-cell table:formula="of:=[.J64]*([.$B$2]+[.$C$2])/[.$C$2]" office:value-type="float" office:value="4.46267317073171">
            <text:p>4,4626731707</text:p>
          </table:table-cell>
        </table:table-row>
        <table:table-row table:style-name="ro3">
          <table:table-cell table:number-columns-repeated="5"/>
          <table:table-cell table:formula="of:=[.G65]*([.$B$2]+[.$C$2])/[.$C$2]" office:value-type="float" office:value="7.84917073170732">
            <text:p>7,8491707317</text:p>
          </table:table-cell>
          <table:table-cell table:formula="of:=[.H65]/[.H64]*[.G64]" office:value-type="float" office:value="0.853170731707317">
            <text:p>0,8531707317</text:p>
          </table:table-cell>
          <table:table-cell table:formula="of:=[.H64]-[.H$3]" office:value-type="float" office:value="795">
            <text:p>795</text:p>
          </table:table-cell>
          <table:table-cell table:formula="of:=[.I64]-[.H$3]" office:value-type="float" office:value="451">
            <text:p>451</text:p>
          </table:table-cell>
          <table:table-cell table:formula="of:=[.I65]*[.G$4]/[.H$4]" office:value-type="float" office:value="0.484">
            <text:p>0,484</text:p>
          </table:table-cell>
          <table:table-cell table:formula="of:=[.J65]*([.$B$2]+[.$C$2])/[.$C$2]" office:value-type="float" office:value="4.4528">
            <text:p>4,4528</text:p>
          </table:table-cell>
        </table:table-row>
        <table:table-row table:style-name="ro3">
          <table:table-cell table:number-columns-repeated="5"/>
          <table:table-cell table:formula="of:=[.G66]*([.$B$2]+[.$C$2])/[.$C$2]" office:value-type="float" office:value="7.83929756097561">
            <text:p>7,839297561</text:p>
          </table:table-cell>
          <table:table-cell table:formula="of:=[.H66]/[.H65]*[.G65]" office:value-type="float" office:value="0.85209756097561">
            <text:p>0,852097561</text:p>
          </table:table-cell>
          <table:table-cell table:formula="of:=[.H65]-[.H$3]" office:value-type="float" office:value="794">
            <text:p>794</text:p>
          </table:table-cell>
          <table:table-cell table:formula="of:=[.I65]-[.H$3]" office:value-type="float" office:value="450">
            <text:p>450</text:p>
          </table:table-cell>
          <table:table-cell table:formula="of:=[.I66]*[.G$4]/[.H$4]" office:value-type="float" office:value="0.482926829268293">
            <text:p>0,4829268293</text:p>
          </table:table-cell>
          <table:table-cell table:formula="of:=[.J66]*([.$B$2]+[.$C$2])/[.$C$2]" office:value-type="float" office:value="4.44292682926829">
            <text:p>4,4429268293</text:p>
          </table:table-cell>
        </table:table-row>
        <table:table-row table:style-name="ro3">
          <table:table-cell table:number-columns-repeated="5"/>
          <table:table-cell table:formula="of:=[.G67]*([.$B$2]+[.$C$2])/[.$C$2]" office:value-type="float" office:value="7.8294243902439">
            <text:p>7,8294243902</text:p>
          </table:table-cell>
          <table:table-cell table:formula="of:=[.H67]/[.H66]*[.G66]" office:value-type="float" office:value="0.851024390243902">
            <text:p>0,8510243902</text:p>
          </table:table-cell>
          <table:table-cell table:formula="of:=[.H66]-[.H$3]" office:value-type="float" office:value="793">
            <text:p>793</text:p>
          </table:table-cell>
          <table:table-cell table:formula="of:=[.I66]-[.H$3]" office:value-type="float" office:value="449">
            <text:p>449</text:p>
          </table:table-cell>
          <table:table-cell table:formula="of:=[.I67]*[.G$4]/[.H$4]" office:value-type="float" office:value="0.481853658536585">
            <text:p>0,4818536585</text:p>
          </table:table-cell>
          <table:table-cell table:formula="of:=[.J67]*([.$B$2]+[.$C$2])/[.$C$2]" office:value-type="float" office:value="4.43305365853659">
            <text:p>4,4330536585</text:p>
          </table:table-cell>
        </table:table-row>
        <table:table-row table:style-name="ro3">
          <table:table-cell table:number-columns-repeated="5"/>
          <table:table-cell table:formula="of:=[.G68]*([.$B$2]+[.$C$2])/[.$C$2]" office:value-type="float" office:value="7.81955121951219">
            <text:p>7,8195512195</text:p>
          </table:table-cell>
          <table:table-cell table:formula="of:=[.H68]/[.H67]*[.G67]" office:value-type="float" office:value="0.849951219512195">
            <text:p>0,8499512195</text:p>
          </table:table-cell>
          <table:table-cell table:formula="of:=[.H67]-[.H$3]" office:value-type="float" office:value="792">
            <text:p>792</text:p>
          </table:table-cell>
          <table:table-cell table:formula="of:=[.I67]-[.H$3]" office:value-type="float" office:value="448">
            <text:p>448</text:p>
          </table:table-cell>
          <table:table-cell table:formula="of:=[.I68]*[.G$4]/[.H$4]" office:value-type="float" office:value="0.480780487804878">
            <text:p>0,4807804878</text:p>
          </table:table-cell>
          <table:table-cell table:formula="of:=[.J68]*([.$B$2]+[.$C$2])/[.$C$2]" office:value-type="float" office:value="4.42318048780488">
            <text:p>4,4231804878</text:p>
          </table:table-cell>
        </table:table-row>
        <table:table-row table:style-name="ro3">
          <table:table-cell table:number-columns-repeated="5"/>
          <table:table-cell table:formula="of:=[.G69]*([.$B$2]+[.$C$2])/[.$C$2]" office:value-type="float" office:value="7.80967804878049">
            <text:p>7,8096780488</text:p>
          </table:table-cell>
          <table:table-cell table:formula="of:=[.H69]/[.H68]*[.G68]" office:value-type="float" office:value="0.848878048780488">
            <text:p>0,8488780488</text:p>
          </table:table-cell>
          <table:table-cell table:formula="of:=[.H68]-[.H$3]" office:value-type="float" office:value="791">
            <text:p>791</text:p>
          </table:table-cell>
          <table:table-cell table:formula="of:=[.I68]-[.H$3]" office:value-type="float" office:value="447">
            <text:p>447</text:p>
          </table:table-cell>
          <table:table-cell table:formula="of:=[.I69]*[.G$4]/[.H$4]" office:value-type="float" office:value="0.479707317073171">
            <text:p>0,4797073171</text:p>
          </table:table-cell>
          <table:table-cell table:formula="of:=[.J69]*([.$B$2]+[.$C$2])/[.$C$2]" office:value-type="float" office:value="4.41330731707317">
            <text:p>4,4133073171</text:p>
          </table:table-cell>
        </table:table-row>
        <table:table-row table:style-name="ro3">
          <table:table-cell table:number-columns-repeated="5"/>
          <table:table-cell table:formula="of:=[.G70]*([.$B$2]+[.$C$2])/[.$C$2]" office:value-type="float" office:value="7.79980487804878">
            <text:p>7,799804878</text:p>
          </table:table-cell>
          <table:table-cell table:formula="of:=[.H70]/[.H69]*[.G69]" office:value-type="float" office:value="0.84780487804878">
            <text:p>0,847804878</text:p>
          </table:table-cell>
          <table:table-cell table:formula="of:=[.H69]-[.H$3]" office:value-type="float" office:value="790">
            <text:p>790</text:p>
          </table:table-cell>
          <table:table-cell table:formula="of:=[.I69]-[.H$3]" office:value-type="float" office:value="446">
            <text:p>446</text:p>
          </table:table-cell>
          <table:table-cell table:formula="of:=[.I70]*[.G$4]/[.H$4]" office:value-type="float" office:value="0.478634146341463">
            <text:p>0,4786341463</text:p>
          </table:table-cell>
          <table:table-cell table:formula="of:=[.J70]*([.$B$2]+[.$C$2])/[.$C$2]" office:value-type="float" office:value="4.40343414634146">
            <text:p>4,4034341463</text:p>
          </table:table-cell>
        </table:table-row>
        <table:table-row table:style-name="ro3">
          <table:table-cell table:number-columns-repeated="5"/>
          <table:table-cell table:formula="of:=[.G71]*([.$B$2]+[.$C$2])/[.$C$2]" office:value-type="float" office:value="7.78993170731707">
            <text:p>7,7899317073</text:p>
          </table:table-cell>
          <table:table-cell table:formula="of:=[.H71]/[.H70]*[.G70]" office:value-type="float" office:value="0.846731707317073">
            <text:p>0,8467317073</text:p>
          </table:table-cell>
          <table:table-cell table:formula="of:=[.H70]-[.H$3]" office:value-type="float" office:value="789">
            <text:p>789</text:p>
          </table:table-cell>
          <table:table-cell table:formula="of:=[.I70]-[.H$3]" office:value-type="float" office:value="445">
            <text:p>445</text:p>
          </table:table-cell>
          <table:table-cell table:formula="of:=[.I71]*[.G$4]/[.H$4]" office:value-type="float" office:value="0.477560975609756">
            <text:p>0,4775609756</text:p>
          </table:table-cell>
          <table:table-cell table:formula="of:=[.J71]*([.$B$2]+[.$C$2])/[.$C$2]" office:value-type="float" office:value="4.39356097560976">
            <text:p>4,3935609756</text:p>
          </table:table-cell>
        </table:table-row>
        <table:table-row table:style-name="ro3">
          <table:table-cell table:number-columns-repeated="5"/>
          <table:table-cell table:formula="of:=[.G72]*([.$B$2]+[.$C$2])/[.$C$2]" office:value-type="float" office:value="7.78005853658537">
            <text:p>7,7800585366</text:p>
          </table:table-cell>
          <table:table-cell table:formula="of:=[.H72]/[.H71]*[.G71]" office:value-type="float" office:value="0.845658536585366">
            <text:p>0,8456585366</text:p>
          </table:table-cell>
          <table:table-cell table:formula="of:=[.H71]-[.H$3]" office:value-type="float" office:value="788">
            <text:p>788</text:p>
          </table:table-cell>
          <table:table-cell table:formula="of:=[.I71]-[.H$3]" office:value-type="float" office:value="444">
            <text:p>444</text:p>
          </table:table-cell>
          <table:table-cell table:formula="of:=[.I72]*[.G$4]/[.H$4]" office:value-type="float" office:value="0.476487804878049">
            <text:p>0,4764878049</text:p>
          </table:table-cell>
          <table:table-cell table:formula="of:=[.J72]*([.$B$2]+[.$C$2])/[.$C$2]" office:value-type="float" office:value="4.38368780487805">
            <text:p>4,3836878049</text:p>
          </table:table-cell>
        </table:table-row>
        <table:table-row table:style-name="ro3">
          <table:table-cell table:number-columns-repeated="5"/>
          <table:table-cell table:formula="of:=[.G73]*([.$B$2]+[.$C$2])/[.$C$2]" office:value-type="float" office:value="7.77018536585366">
            <text:p>7,7701853659</text:p>
          </table:table-cell>
          <table:table-cell table:formula="of:=[.H73]/[.H72]*[.G72]" office:value-type="float" office:value="0.844585365853659">
            <text:p>0,8445853659</text:p>
          </table:table-cell>
          <table:table-cell table:formula="of:=[.H72]-[.H$3]" office:value-type="float" office:value="787">
            <text:p>787</text:p>
          </table:table-cell>
          <table:table-cell table:formula="of:=[.I72]-[.H$3]" office:value-type="float" office:value="443">
            <text:p>443</text:p>
          </table:table-cell>
          <table:table-cell table:formula="of:=[.I73]*[.G$4]/[.H$4]" office:value-type="float" office:value="0.475414634146341">
            <text:p>0,4754146341</text:p>
          </table:table-cell>
          <table:table-cell table:formula="of:=[.J73]*([.$B$2]+[.$C$2])/[.$C$2]" office:value-type="float" office:value="4.37381463414634">
            <text:p>4,3738146341</text:p>
          </table:table-cell>
        </table:table-row>
        <table:table-row table:style-name="ro3">
          <table:table-cell table:number-columns-repeated="5"/>
          <table:table-cell table:formula="of:=[.G74]*([.$B$2]+[.$C$2])/[.$C$2]" office:value-type="float" office:value="7.76031219512195">
            <text:p>7,7603121951</text:p>
          </table:table-cell>
          <table:table-cell table:formula="of:=[.H74]/[.H73]*[.G73]" office:value-type="float" office:value="0.843512195121951">
            <text:p>0,8435121951</text:p>
          </table:table-cell>
          <table:table-cell table:formula="of:=[.H73]-[.H$3]" office:value-type="float" office:value="786">
            <text:p>786</text:p>
          </table:table-cell>
          <table:table-cell table:formula="of:=[.I73]-[.H$3]" office:value-type="float" office:value="442">
            <text:p>442</text:p>
          </table:table-cell>
          <table:table-cell table:formula="of:=[.I74]*[.G$4]/[.H$4]" office:value-type="float" office:value="0.474341463414634">
            <text:p>0,4743414634</text:p>
          </table:table-cell>
          <table:table-cell table:formula="of:=[.J74]*([.$B$2]+[.$C$2])/[.$C$2]" office:value-type="float" office:value="4.36394146341463">
            <text:p>4,3639414634</text:p>
          </table:table-cell>
        </table:table-row>
        <table:table-row table:style-name="ro3">
          <table:table-cell table:number-columns-repeated="5"/>
          <table:table-cell table:formula="of:=[.G75]*([.$B$2]+[.$C$2])/[.$C$2]" office:value-type="float" office:value="7.75043902439024">
            <text:p>7,7504390244</text:p>
          </table:table-cell>
          <table:table-cell table:formula="of:=[.H75]/[.H74]*[.G74]" office:value-type="float" office:value="0.842439024390244">
            <text:p>0,8424390244</text:p>
          </table:table-cell>
          <table:table-cell table:formula="of:=[.H74]-[.H$3]" office:value-type="float" office:value="785">
            <text:p>785</text:p>
          </table:table-cell>
          <table:table-cell table:formula="of:=[.I74]-[.H$3]" office:value-type="float" office:value="441">
            <text:p>441</text:p>
          </table:table-cell>
          <table:table-cell table:formula="of:=[.I75]*[.G$4]/[.H$4]" office:value-type="float" office:value="0.473268292682927">
            <text:p>0,4732682927</text:p>
          </table:table-cell>
          <table:table-cell table:formula="of:=[.J75]*([.$B$2]+[.$C$2])/[.$C$2]" office:value-type="float" office:value="4.35406829268293">
            <text:p>4,3540682927</text:p>
          </table:table-cell>
        </table:table-row>
        <table:table-row table:style-name="ro3">
          <table:table-cell table:number-columns-repeated="5"/>
          <table:table-cell table:formula="of:=[.G76]*([.$B$2]+[.$C$2])/[.$C$2]" office:value-type="float" office:value="7.74056585365854">
            <text:p>7,7405658537</text:p>
          </table:table-cell>
          <table:table-cell table:formula="of:=[.H76]/[.H75]*[.G75]" office:value-type="float" office:value="0.841365853658536">
            <text:p>0,8413658537</text:p>
          </table:table-cell>
          <table:table-cell table:formula="of:=[.H75]-[.H$3]" office:value-type="float" office:value="784">
            <text:p>784</text:p>
          </table:table-cell>
          <table:table-cell table:formula="of:=[.I75]-[.H$3]" office:value-type="float" office:value="440">
            <text:p>440</text:p>
          </table:table-cell>
          <table:table-cell table:formula="of:=[.I76]*[.G$4]/[.H$4]" office:value-type="float" office:value="0.47219512195122">
            <text:p>0,472195122</text:p>
          </table:table-cell>
          <table:table-cell table:formula="of:=[.J76]*([.$B$2]+[.$C$2])/[.$C$2]" office:value-type="float" office:value="4.34419512195122">
            <text:p>4,344195122</text:p>
          </table:table-cell>
        </table:table-row>
        <table:table-row table:style-name="ro3">
          <table:table-cell table:number-columns-repeated="5"/>
          <table:table-cell table:formula="of:=[.G77]*([.$B$2]+[.$C$2])/[.$C$2]" office:value-type="float" office:value="7.73069268292683">
            <text:p>7,7306926829</text:p>
          </table:table-cell>
          <table:table-cell table:formula="of:=[.H77]/[.H76]*[.G76]" office:value-type="float" office:value="0.840292682926829">
            <text:p>0,8402926829</text:p>
          </table:table-cell>
          <table:table-cell table:formula="of:=[.H76]-[.H$3]" office:value-type="float" office:value="783">
            <text:p>783</text:p>
          </table:table-cell>
          <table:table-cell table:formula="of:=[.I76]-[.H$3]" office:value-type="float" office:value="439">
            <text:p>439</text:p>
          </table:table-cell>
          <table:table-cell table:formula="of:=[.I77]*[.G$4]/[.H$4]" office:value-type="float" office:value="0.471121951219512">
            <text:p>0,4711219512</text:p>
          </table:table-cell>
          <table:table-cell table:formula="of:=[.J77]*([.$B$2]+[.$C$2])/[.$C$2]" office:value-type="float" office:value="4.33432195121951">
            <text:p>4,3343219512</text:p>
          </table:table-cell>
        </table:table-row>
        <table:table-row table:style-name="ro3">
          <table:table-cell table:number-columns-repeated="5"/>
          <table:table-cell table:formula="of:=[.G78]*([.$B$2]+[.$C$2])/[.$C$2]" office:value-type="float" office:value="7.72081951219512">
            <text:p>7,7208195122</text:p>
          </table:table-cell>
          <table:table-cell table:formula="of:=[.H78]/[.H77]*[.G77]" office:value-type="float" office:value="0.839219512195122">
            <text:p>0,8392195122</text:p>
          </table:table-cell>
          <table:table-cell table:formula="of:=[.H77]-[.H$3]" office:value-type="float" office:value="782">
            <text:p>782</text:p>
          </table:table-cell>
          <table:table-cell table:formula="of:=[.I77]-[.H$3]" office:value-type="float" office:value="438">
            <text:p>438</text:p>
          </table:table-cell>
          <table:table-cell table:formula="of:=[.I78]*[.G$4]/[.H$4]" office:value-type="float" office:value="0.470048780487805">
            <text:p>0,4700487805</text:p>
          </table:table-cell>
          <table:table-cell table:formula="of:=[.J78]*([.$B$2]+[.$C$2])/[.$C$2]" office:value-type="float" office:value="4.3244487804878">
            <text:p>4,3244487805</text:p>
          </table:table-cell>
        </table:table-row>
        <table:table-row table:style-name="ro3">
          <table:table-cell table:number-columns-repeated="5"/>
          <table:table-cell table:formula="of:=[.G79]*([.$B$2]+[.$C$2])/[.$C$2]" office:value-type="float" office:value="7.71094634146341">
            <text:p>7,7109463415</text:p>
          </table:table-cell>
          <table:table-cell table:formula="of:=[.H79]/[.H78]*[.G78]" office:value-type="float" office:value="0.838146341463415">
            <text:p>0,8381463415</text:p>
          </table:table-cell>
          <table:table-cell table:formula="of:=[.H78]-[.H$3]" office:value-type="float" office:value="781">
            <text:p>781</text:p>
          </table:table-cell>
          <table:table-cell table:formula="of:=[.I78]-[.H$3]" office:value-type="float" office:value="437">
            <text:p>437</text:p>
          </table:table-cell>
          <table:table-cell table:formula="of:=[.I79]*[.G$4]/[.H$4]" office:value-type="float" office:value="0.468975609756098">
            <text:p>0,4689756098</text:p>
          </table:table-cell>
          <table:table-cell table:formula="of:=[.J79]*([.$B$2]+[.$C$2])/[.$C$2]" office:value-type="float" office:value="4.3145756097561">
            <text:p>4,3145756098</text:p>
          </table:table-cell>
        </table:table-row>
        <table:table-row table:style-name="ro3">
          <table:table-cell table:number-columns-repeated="5"/>
          <table:table-cell table:formula="of:=[.G80]*([.$B$2]+[.$C$2])/[.$C$2]" office:value-type="float" office:value="7.70107317073171">
            <text:p>7,7010731707</text:p>
          </table:table-cell>
          <table:table-cell table:formula="of:=[.H80]/[.H79]*[.G79]" office:value-type="float" office:value="0.837073170731707">
            <text:p>0,8370731707</text:p>
          </table:table-cell>
          <table:table-cell table:formula="of:=[.H79]-[.H$3]" office:value-type="float" office:value="780">
            <text:p>780</text:p>
          </table:table-cell>
          <table:table-cell table:formula="of:=[.I79]-[.H$3]" office:value-type="float" office:value="436">
            <text:p>436</text:p>
          </table:table-cell>
          <table:table-cell table:formula="of:=[.I80]*[.G$4]/[.H$4]" office:value-type="float" office:value="0.46790243902439">
            <text:p>0,467902439</text:p>
          </table:table-cell>
          <table:table-cell table:formula="of:=[.J80]*([.$B$2]+[.$C$2])/[.$C$2]" office:value-type="float" office:value="4.30470243902439">
            <text:p>4,304702439</text:p>
          </table:table-cell>
        </table:table-row>
        <table:table-row table:style-name="ro3">
          <table:table-cell table:number-columns-repeated="5"/>
          <table:table-cell table:formula="of:=[.G81]*([.$B$2]+[.$C$2])/[.$C$2]" office:value-type="float" office:value="7.6912">
            <text:p>7,6912</text:p>
          </table:table-cell>
          <table:table-cell table:formula="of:=[.H81]/[.H80]*[.G80]" office:value-type="float" office:value="0.836">
            <text:p>0,836</text:p>
          </table:table-cell>
          <table:table-cell table:formula="of:=[.H80]-[.H$3]" office:value-type="float" office:value="779">
            <text:p>779</text:p>
          </table:table-cell>
          <table:table-cell table:formula="of:=[.I80]-[.H$3]" office:value-type="float" office:value="435">
            <text:p>435</text:p>
          </table:table-cell>
          <table:table-cell table:formula="of:=[.I81]*[.G$4]/[.H$4]" office:value-type="float" office:value="0.466829268292683">
            <text:p>0,4668292683</text:p>
          </table:table-cell>
          <table:table-cell table:formula="of:=[.J81]*([.$B$2]+[.$C$2])/[.$C$2]" office:value-type="float" office:value="4.29482926829268">
            <text:p>4,2948292683</text:p>
          </table:table-cell>
        </table:table-row>
        <table:table-row table:style-name="ro3">
          <table:table-cell table:number-columns-repeated="5"/>
          <table:table-cell table:formula="of:=[.G82]*([.$B$2]+[.$C$2])/[.$C$2]" office:value-type="float" office:value="7.68132682926829">
            <text:p>7,6813268293</text:p>
          </table:table-cell>
          <table:table-cell table:formula="of:=[.H82]/[.H81]*[.G81]" office:value-type="float" office:value="0.834926829268293">
            <text:p>0,8349268293</text:p>
          </table:table-cell>
          <table:table-cell table:formula="of:=[.H81]-[.H$3]" office:value-type="float" office:value="778">
            <text:p>778</text:p>
          </table:table-cell>
          <table:table-cell table:formula="of:=[.I81]-[.H$3]" office:value-type="float" office:value="434">
            <text:p>434</text:p>
          </table:table-cell>
          <table:table-cell table:formula="of:=[.I82]*[.G$4]/[.H$4]" office:value-type="float" office:value="0.465756097560976">
            <text:p>0,4657560976</text:p>
          </table:table-cell>
          <table:table-cell table:formula="of:=[.J82]*([.$B$2]+[.$C$2])/[.$C$2]" office:value-type="float" office:value="4.28495609756098">
            <text:p>4,2849560976</text:p>
          </table:table-cell>
        </table:table-row>
        <table:table-row table:style-name="ro3">
          <table:table-cell table:number-columns-repeated="5"/>
          <table:table-cell table:formula="of:=[.G83]*([.$B$2]+[.$C$2])/[.$C$2]" office:value-type="float" office:value="7.67145365853658">
            <text:p>7,6714536585</text:p>
          </table:table-cell>
          <table:table-cell table:formula="of:=[.H83]/[.H82]*[.G82]" office:value-type="float" office:value="0.833853658536585">
            <text:p>0,8338536585</text:p>
          </table:table-cell>
          <table:table-cell table:formula="of:=[.H82]-[.H$3]" office:value-type="float" office:value="777">
            <text:p>777</text:p>
          </table:table-cell>
          <table:table-cell table:formula="of:=[.I82]-[.H$3]" office:value-type="float" office:value="433">
            <text:p>433</text:p>
          </table:table-cell>
          <table:table-cell table:formula="of:=[.I83]*[.G$4]/[.H$4]" office:value-type="float" office:value="0.464682926829268">
            <text:p>0,4646829268</text:p>
          </table:table-cell>
          <table:table-cell table:formula="of:=[.J83]*([.$B$2]+[.$C$2])/[.$C$2]" office:value-type="float" office:value="4.27508292682927">
            <text:p>4,2750829268</text:p>
          </table:table-cell>
        </table:table-row>
        <table:table-row table:style-name="ro3">
          <table:table-cell table:number-columns-repeated="5"/>
          <table:table-cell table:formula="of:=[.G84]*([.$B$2]+[.$C$2])/[.$C$2]" office:value-type="float" office:value="7.66158048780488">
            <text:p>7,6615804878</text:p>
          </table:table-cell>
          <table:table-cell table:formula="of:=[.H84]/[.H83]*[.G83]" office:value-type="float" office:value="0.832780487804878">
            <text:p>0,8327804878</text:p>
          </table:table-cell>
          <table:table-cell table:formula="of:=[.H83]-[.H$3]" office:value-type="float" office:value="776">
            <text:p>776</text:p>
          </table:table-cell>
          <table:table-cell table:formula="of:=[.I83]-[.H$3]" office:value-type="float" office:value="432">
            <text:p>432</text:p>
          </table:table-cell>
          <table:table-cell table:formula="of:=[.I84]*[.G$4]/[.H$4]" office:value-type="float" office:value="0.463609756097561">
            <text:p>0,4636097561</text:p>
          </table:table-cell>
          <table:table-cell table:formula="of:=[.J84]*([.$B$2]+[.$C$2])/[.$C$2]" office:value-type="float" office:value="4.26520975609756">
            <text:p>4,2652097561</text:p>
          </table:table-cell>
        </table:table-row>
        <table:table-row table:style-name="ro3">
          <table:table-cell table:number-columns-repeated="5"/>
          <table:table-cell table:formula="of:=[.G85]*([.$B$2]+[.$C$2])/[.$C$2]" office:value-type="float" office:value="7.65170731707317">
            <text:p>7,6517073171</text:p>
          </table:table-cell>
          <table:table-cell table:formula="of:=[.H85]/[.H84]*[.G84]" office:value-type="float" office:value="0.831707317073171">
            <text:p>0,8317073171</text:p>
          </table:table-cell>
          <table:table-cell table:formula="of:=[.H84]-[.H$3]" office:value-type="float" office:value="775">
            <text:p>775</text:p>
          </table:table-cell>
          <table:table-cell table:formula="of:=[.I84]-[.H$3]" office:value-type="float" office:value="431">
            <text:p>431</text:p>
          </table:table-cell>
          <table:table-cell table:formula="of:=[.I85]*[.G$4]/[.H$4]" office:value-type="float" office:value="0.462536585365854">
            <text:p>0,4625365854</text:p>
          </table:table-cell>
          <table:table-cell table:formula="of:=[.J85]*([.$B$2]+[.$C$2])/[.$C$2]" office:value-type="float" office:value="4.25533658536585">
            <text:p>4,2553365854</text:p>
          </table:table-cell>
        </table:table-row>
        <table:table-row table:style-name="ro3">
          <table:table-cell table:number-columns-repeated="5"/>
          <table:table-cell table:formula="of:=[.G86]*([.$B$2]+[.$C$2])/[.$C$2]" office:value-type="float" office:value="7.64183414634146">
            <text:p>7,6418341463</text:p>
          </table:table-cell>
          <table:table-cell table:formula="of:=[.H86]/[.H85]*[.G85]" office:value-type="float" office:value="0.830634146341463">
            <text:p>0,8306341463</text:p>
          </table:table-cell>
          <table:table-cell table:formula="of:=[.H85]-[.H$3]" office:value-type="float" office:value="774">
            <text:p>774</text:p>
          </table:table-cell>
          <table:table-cell table:formula="of:=[.I85]-[.H$3]" office:value-type="float" office:value="430">
            <text:p>430</text:p>
          </table:table-cell>
          <table:table-cell table:formula="of:=[.I86]*[.G$4]/[.H$4]" office:value-type="float" office:value="0.461463414634146">
            <text:p>0,4614634146</text:p>
          </table:table-cell>
          <table:table-cell table:formula="of:=[.J86]*([.$B$2]+[.$C$2])/[.$C$2]" office:value-type="float" office:value="4.24546341463415">
            <text:p>4,2454634146</text:p>
          </table:table-cell>
        </table:table-row>
        <table:table-row table:style-name="ro3">
          <table:table-cell table:number-columns-repeated="5"/>
          <table:table-cell table:formula="of:=[.G87]*([.$B$2]+[.$C$2])/[.$C$2]" office:value-type="float" office:value="7.63196097560976">
            <text:p>7,6319609756</text:p>
          </table:table-cell>
          <table:table-cell table:formula="of:=[.H87]/[.H86]*[.G86]" office:value-type="float" office:value="0.829560975609756">
            <text:p>0,8295609756</text:p>
          </table:table-cell>
          <table:table-cell table:formula="of:=[.H86]-[.H$3]" office:value-type="float" office:value="773">
            <text:p>773</text:p>
          </table:table-cell>
          <table:table-cell table:formula="of:=[.I86]-[.H$3]" office:value-type="float" office:value="429">
            <text:p>429</text:p>
          </table:table-cell>
          <table:table-cell table:formula="of:=[.I87]*[.G$4]/[.H$4]" office:value-type="float" office:value="0.460390243902439">
            <text:p>0,4603902439</text:p>
          </table:table-cell>
          <table:table-cell table:formula="of:=[.J87]*([.$B$2]+[.$C$2])/[.$C$2]" office:value-type="float" office:value="4.23559024390244">
            <text:p>4,2355902439</text:p>
          </table:table-cell>
        </table:table-row>
        <table:table-row table:style-name="ro3">
          <table:table-cell table:number-columns-repeated="5"/>
          <table:table-cell table:formula="of:=[.G88]*([.$B$2]+[.$C$2])/[.$C$2]" office:value-type="float" office:value="7.62208780487805">
            <text:p>7,6220878049</text:p>
          </table:table-cell>
          <table:table-cell table:formula="of:=[.H88]/[.H87]*[.G87]" office:value-type="float" office:value="0.828487804878049">
            <text:p>0,8284878049</text:p>
          </table:table-cell>
          <table:table-cell table:formula="of:=[.H87]-[.H$3]" office:value-type="float" office:value="772">
            <text:p>772</text:p>
          </table:table-cell>
          <table:table-cell table:formula="of:=[.I87]-[.H$3]" office:value-type="float" office:value="428">
            <text:p>428</text:p>
          </table:table-cell>
          <table:table-cell table:formula="of:=[.I88]*[.G$4]/[.H$4]" office:value-type="float" office:value="0.459317073170732">
            <text:p>0,4593170732</text:p>
          </table:table-cell>
          <table:table-cell table:formula="of:=[.J88]*([.$B$2]+[.$C$2])/[.$C$2]" office:value-type="float" office:value="4.22571707317073">
            <text:p>4,2257170732</text:p>
          </table:table-cell>
        </table:table-row>
        <table:table-row table:style-name="ro3">
          <table:table-cell table:number-columns-repeated="5"/>
          <table:table-cell table:formula="of:=[.G89]*([.$B$2]+[.$C$2])/[.$C$2]" office:value-type="float" office:value="7.61221463414634">
            <text:p>7,6122146341</text:p>
          </table:table-cell>
          <table:table-cell table:formula="of:=[.H89]/[.H88]*[.G88]" office:value-type="float" office:value="0.827414634146341">
            <text:p>0,8274146341</text:p>
          </table:table-cell>
          <table:table-cell table:formula="of:=[.H88]-[.H$3]" office:value-type="float" office:value="771">
            <text:p>771</text:p>
          </table:table-cell>
          <table:table-cell table:formula="of:=[.I88]-[.H$3]" office:value-type="float" office:value="427">
            <text:p>427</text:p>
          </table:table-cell>
          <table:table-cell table:formula="of:=[.I89]*[.G$4]/[.H$4]" office:value-type="float" office:value="0.458243902439024">
            <text:p>0,4582439024</text:p>
          </table:table-cell>
          <table:table-cell table:formula="of:=[.J89]*([.$B$2]+[.$C$2])/[.$C$2]" office:value-type="float" office:value="4.21584390243902">
            <text:p>4,2158439024</text:p>
          </table:table-cell>
        </table:table-row>
        <table:table-row table:style-name="ro3">
          <table:table-cell table:number-columns-repeated="5"/>
          <table:table-cell table:formula="of:=[.G90]*([.$B$2]+[.$C$2])/[.$C$2]" office:value-type="float" office:value="7.60234146341463">
            <text:p>7,6023414634</text:p>
          </table:table-cell>
          <table:table-cell table:formula="of:=[.H90]/[.H89]*[.G89]" office:value-type="float" office:value="0.826341463414634">
            <text:p>0,8263414634</text:p>
          </table:table-cell>
          <table:table-cell table:formula="of:=[.H89]-[.H$3]" office:value-type="float" office:value="770">
            <text:p>770</text:p>
          </table:table-cell>
          <table:table-cell table:formula="of:=[.I89]-[.H$3]" office:value-type="float" office:value="426">
            <text:p>426</text:p>
          </table:table-cell>
          <table:table-cell table:formula="of:=[.I90]*[.G$4]/[.H$4]" office:value-type="float" office:value="0.457170731707317">
            <text:p>0,4571707317</text:p>
          </table:table-cell>
          <table:table-cell table:formula="of:=[.J90]*([.$B$2]+[.$C$2])/[.$C$2]" office:value-type="float" office:value="4.20597073170732">
            <text:p>4,2059707317</text:p>
          </table:table-cell>
        </table:table-row>
        <table:table-row table:style-name="ro3">
          <table:table-cell table:number-columns-repeated="5"/>
          <table:table-cell table:formula="of:=[.G91]*([.$B$2]+[.$C$2])/[.$C$2]" office:value-type="float" office:value="7.59246829268293">
            <text:p>7,5924682927</text:p>
          </table:table-cell>
          <table:table-cell table:formula="of:=[.H91]/[.H90]*[.G90]" office:value-type="float" office:value="0.825268292682927">
            <text:p>0,8252682927</text:p>
          </table:table-cell>
          <table:table-cell table:formula="of:=[.H90]-[.H$3]" office:value-type="float" office:value="769">
            <text:p>769</text:p>
          </table:table-cell>
          <table:table-cell table:formula="of:=[.I90]-[.H$3]" office:value-type="float" office:value="425">
            <text:p>425</text:p>
          </table:table-cell>
          <table:table-cell table:formula="of:=[.I91]*[.G$4]/[.H$4]" office:value-type="float" office:value="0.45609756097561">
            <text:p>0,456097561</text:p>
          </table:table-cell>
          <table:table-cell table:formula="of:=[.J91]*([.$B$2]+[.$C$2])/[.$C$2]" office:value-type="float" office:value="4.19609756097561">
            <text:p>4,196097561</text:p>
          </table:table-cell>
        </table:table-row>
        <table:table-row table:style-name="ro3">
          <table:table-cell table:number-columns-repeated="5"/>
          <table:table-cell table:formula="of:=[.G92]*([.$B$2]+[.$C$2])/[.$C$2]" office:value-type="float" office:value="7.58259512195122">
            <text:p>7,582595122</text:p>
          </table:table-cell>
          <table:table-cell table:formula="of:=[.H92]/[.H91]*[.G91]" office:value-type="float" office:value="0.824195121951219">
            <text:p>0,824195122</text:p>
          </table:table-cell>
          <table:table-cell table:formula="of:=[.H91]-[.H$3]" office:value-type="float" office:value="768">
            <text:p>768</text:p>
          </table:table-cell>
          <table:table-cell table:formula="of:=[.I91]-[.H$3]" office:value-type="float" office:value="424">
            <text:p>424</text:p>
          </table:table-cell>
          <table:table-cell table:formula="of:=[.I92]*[.G$4]/[.H$4]" office:value-type="float" office:value="0.455024390243902">
            <text:p>0,4550243902</text:p>
          </table:table-cell>
          <table:table-cell table:formula="of:=[.J92]*([.$B$2]+[.$C$2])/[.$C$2]" office:value-type="float" office:value="4.1862243902439">
            <text:p>4,1862243902</text:p>
          </table:table-cell>
        </table:table-row>
        <table:table-row table:style-name="ro3">
          <table:table-cell table:number-columns-repeated="5"/>
          <table:table-cell table:formula="of:=[.G93]*([.$B$2]+[.$C$2])/[.$C$2]" office:value-type="float" office:value="7.57272195121951">
            <text:p>7,5727219512</text:p>
          </table:table-cell>
          <table:table-cell table:formula="of:=[.H93]/[.H92]*[.G92]" office:value-type="float" office:value="0.823121951219512">
            <text:p>0,8231219512</text:p>
          </table:table-cell>
          <table:table-cell table:formula="of:=[.H92]-[.H$3]" office:value-type="float" office:value="767">
            <text:p>767</text:p>
          </table:table-cell>
          <table:table-cell table:formula="of:=[.I92]-[.H$3]" office:value-type="float" office:value="423">
            <text:p>423</text:p>
          </table:table-cell>
          <table:table-cell table:formula="of:=[.I93]*[.G$4]/[.H$4]" office:value-type="float" office:value="0.453951219512195">
            <text:p>0,4539512195</text:p>
          </table:table-cell>
          <table:table-cell table:formula="of:=[.J93]*([.$B$2]+[.$C$2])/[.$C$2]" office:value-type="float" office:value="4.17635121951219">
            <text:p>4,1763512195</text:p>
          </table:table-cell>
        </table:table-row>
        <table:table-row table:style-name="ro3">
          <table:table-cell table:number-columns-repeated="5"/>
          <table:table-cell table:formula="of:=[.G94]*([.$B$2]+[.$C$2])/[.$C$2]" office:value-type="float" office:value="7.5628487804878">
            <text:p>7,5628487805</text:p>
          </table:table-cell>
          <table:table-cell table:formula="of:=[.H94]/[.H93]*[.G93]" office:value-type="float" office:value="0.822048780487805">
            <text:p>0,8220487805</text:p>
          </table:table-cell>
          <table:table-cell table:formula="of:=[.H93]-[.H$3]" office:value-type="float" office:value="766">
            <text:p>766</text:p>
          </table:table-cell>
          <table:table-cell table:formula="of:=[.I93]-[.H$3]" office:value-type="float" office:value="422">
            <text:p>422</text:p>
          </table:table-cell>
          <table:table-cell table:formula="of:=[.I94]*[.G$4]/[.H$4]" office:value-type="float" office:value="0.452878048780488">
            <text:p>0,4528780488</text:p>
          </table:table-cell>
          <table:table-cell table:formula="of:=[.J94]*([.$B$2]+[.$C$2])/[.$C$2]" office:value-type="float" office:value="4.16647804878049">
            <text:p>4,1664780488</text:p>
          </table:table-cell>
        </table:table-row>
        <table:table-row table:style-name="ro3">
          <table:table-cell table:number-columns-repeated="5"/>
          <table:table-cell table:formula="of:=[.G95]*([.$B$2]+[.$C$2])/[.$C$2]" office:value-type="float" office:value="7.5529756097561">
            <text:p>7,5529756098</text:p>
          </table:table-cell>
          <table:table-cell table:formula="of:=[.H95]/[.H94]*[.G94]" office:value-type="float" office:value="0.820975609756098">
            <text:p>0,8209756098</text:p>
          </table:table-cell>
          <table:table-cell table:formula="of:=[.H94]-[.H$3]" office:value-type="float" office:value="765">
            <text:p>765</text:p>
          </table:table-cell>
          <table:table-cell table:formula="of:=[.I94]-[.H$3]" office:value-type="float" office:value="421">
            <text:p>421</text:p>
          </table:table-cell>
          <table:table-cell table:formula="of:=[.I95]*[.G$4]/[.H$4]" office:value-type="float" office:value="0.45180487804878">
            <text:p>0,451804878</text:p>
          </table:table-cell>
          <table:table-cell table:formula="of:=[.J95]*([.$B$2]+[.$C$2])/[.$C$2]" office:value-type="float" office:value="4.15660487804878">
            <text:p>4,156604878</text:p>
          </table:table-cell>
        </table:table-row>
        <table:table-row table:style-name="ro3">
          <table:table-cell table:number-columns-repeated="5"/>
          <table:table-cell table:formula="of:=[.G96]*([.$B$2]+[.$C$2])/[.$C$2]" office:value-type="float" office:value="7.54310243902439">
            <text:p>7,543102439</text:p>
          </table:table-cell>
          <table:table-cell table:formula="of:=[.H96]/[.H95]*[.G95]" office:value-type="float" office:value="0.81990243902439">
            <text:p>0,819902439</text:p>
          </table:table-cell>
          <table:table-cell table:formula="of:=[.H95]-[.H$3]" office:value-type="float" office:value="764">
            <text:p>764</text:p>
          </table:table-cell>
          <table:table-cell table:formula="of:=[.I95]-[.H$3]" office:value-type="float" office:value="420">
            <text:p>420</text:p>
          </table:table-cell>
          <table:table-cell table:formula="of:=[.I96]*[.G$4]/[.H$4]" office:value-type="float" office:value="0.450731707317073">
            <text:p>0,4507317073</text:p>
          </table:table-cell>
          <table:table-cell table:formula="of:=[.J96]*([.$B$2]+[.$C$2])/[.$C$2]" office:value-type="float" office:value="4.14673170731707">
            <text:p>4,1467317073</text:p>
          </table:table-cell>
        </table:table-row>
        <table:table-row table:style-name="ro3">
          <table:table-cell table:number-columns-repeated="5"/>
          <table:table-cell table:formula="of:=[.G97]*([.$B$2]+[.$C$2])/[.$C$2]" office:value-type="float" office:value="7.53322926829268">
            <text:p>7,5332292683</text:p>
          </table:table-cell>
          <table:table-cell table:formula="of:=[.H97]/[.H96]*[.G96]" office:value-type="float" office:value="0.818829268292683">
            <text:p>0,8188292683</text:p>
          </table:table-cell>
          <table:table-cell table:formula="of:=[.H96]-[.H$3]" office:value-type="float" office:value="763">
            <text:p>763</text:p>
          </table:table-cell>
          <table:table-cell table:formula="of:=[.I96]-[.H$3]" office:value-type="float" office:value="419">
            <text:p>419</text:p>
          </table:table-cell>
          <table:table-cell table:formula="of:=[.I97]*[.G$4]/[.H$4]" office:value-type="float" office:value="0.449658536585366">
            <text:p>0,4496585366</text:p>
          </table:table-cell>
          <table:table-cell table:formula="of:=[.J97]*([.$B$2]+[.$C$2])/[.$C$2]" office:value-type="float" office:value="4.13685853658537">
            <text:p>4,1368585366</text:p>
          </table:table-cell>
        </table:table-row>
        <table:table-row table:style-name="ro3">
          <table:table-cell table:number-columns-repeated="5"/>
          <table:table-cell table:formula="of:=[.G98]*([.$B$2]+[.$C$2])/[.$C$2]" office:value-type="float" office:value="7.52335609756097">
            <text:p>7,5233560976</text:p>
          </table:table-cell>
          <table:table-cell table:formula="of:=[.H98]/[.H97]*[.G97]" office:value-type="float" office:value="0.817756097560975">
            <text:p>0,8177560976</text:p>
          </table:table-cell>
          <table:table-cell table:formula="of:=[.H97]-[.H$3]" office:value-type="float" office:value="762">
            <text:p>762</text:p>
          </table:table-cell>
          <table:table-cell table:formula="of:=[.I97]-[.H$3]" office:value-type="float" office:value="418">
            <text:p>418</text:p>
          </table:table-cell>
          <table:table-cell table:formula="of:=[.I98]*[.G$4]/[.H$4]" office:value-type="float" office:value="0.448585365853659">
            <text:p>0,4485853659</text:p>
          </table:table-cell>
          <table:table-cell table:formula="of:=[.J98]*([.$B$2]+[.$C$2])/[.$C$2]" office:value-type="float" office:value="4.12698536585366">
            <text:p>4,1269853659</text:p>
          </table:table-cell>
        </table:table-row>
        <table:table-row table:style-name="ro3">
          <table:table-cell table:number-columns-repeated="5"/>
          <table:table-cell table:formula="of:=[.G99]*([.$B$2]+[.$C$2])/[.$C$2]" office:value-type="float" office:value="7.51348292682927">
            <text:p>7,5134829268</text:p>
          </table:table-cell>
          <table:table-cell table:formula="of:=[.H99]/[.H98]*[.G98]" office:value-type="float" office:value="0.816682926829268">
            <text:p>0,8166829268</text:p>
          </table:table-cell>
          <table:table-cell table:formula="of:=[.H98]-[.H$3]" office:value-type="float" office:value="761">
            <text:p>761</text:p>
          </table:table-cell>
          <table:table-cell table:formula="of:=[.I98]-[.H$3]" office:value-type="float" office:value="417">
            <text:p>417</text:p>
          </table:table-cell>
          <table:table-cell table:formula="of:=[.I99]*[.G$4]/[.H$4]" office:value-type="float" office:value="0.447512195121951">
            <text:p>0,4475121951</text:p>
          </table:table-cell>
          <table:table-cell table:formula="of:=[.J99]*([.$B$2]+[.$C$2])/[.$C$2]" office:value-type="float" office:value="4.11711219512195">
            <text:p>4,1171121951</text:p>
          </table:table-cell>
        </table:table-row>
        <table:table-row table:style-name="ro3">
          <table:table-cell table:number-columns-repeated="5"/>
          <table:table-cell table:formula="of:=[.G100]*([.$B$2]+[.$C$2])/[.$C$2]" office:value-type="float" office:value="7.50360975609756">
            <text:p>7,5036097561</text:p>
          </table:table-cell>
          <table:table-cell table:formula="of:=[.H100]/[.H99]*[.G99]" office:value-type="float" office:value="0.815609756097561">
            <text:p>0,8156097561</text:p>
          </table:table-cell>
          <table:table-cell table:formula="of:=[.H99]-[.H$3]" office:value-type="float" office:value="760">
            <text:p>760</text:p>
          </table:table-cell>
          <table:table-cell table:formula="of:=[.I99]-[.H$3]" office:value-type="float" office:value="416">
            <text:p>416</text:p>
          </table:table-cell>
          <table:table-cell table:formula="of:=[.I100]*[.G$4]/[.H$4]" office:value-type="float" office:value="0.446439024390244">
            <text:p>0,4464390244</text:p>
          </table:table-cell>
          <table:table-cell table:formula="of:=[.J100]*([.$B$2]+[.$C$2])/[.$C$2]" office:value-type="float" office:value="4.10723902439024">
            <text:p>4,1072390244</text:p>
          </table:table-cell>
        </table:table-row>
        <table:table-row table:style-name="ro3">
          <table:table-cell table:number-columns-repeated="5"/>
          <table:table-cell table:formula="of:=[.G101]*([.$B$2]+[.$C$2])/[.$C$2]" office:value-type="float" office:value="7.49373658536585">
            <text:p>7,4937365854</text:p>
          </table:table-cell>
          <table:table-cell table:formula="of:=[.H101]/[.H100]*[.G100]" office:value-type="float" office:value="0.814536585365854">
            <text:p>0,8145365854</text:p>
          </table:table-cell>
          <table:table-cell table:formula="of:=[.H100]-[.H$3]" office:value-type="float" office:value="759">
            <text:p>759</text:p>
          </table:table-cell>
          <table:table-cell table:formula="of:=[.I100]-[.H$3]" office:value-type="float" office:value="415">
            <text:p>415</text:p>
          </table:table-cell>
          <table:table-cell table:formula="of:=[.I101]*[.G$4]/[.H$4]" office:value-type="float" office:value="0.445365853658537">
            <text:p>0,4453658537</text:p>
          </table:table-cell>
          <table:table-cell table:formula="of:=[.J101]*([.$B$2]+[.$C$2])/[.$C$2]" office:value-type="float" office:value="4.09736585365854">
            <text:p>4,0973658537</text:p>
          </table:table-cell>
        </table:table-row>
        <table:table-row table:style-name="ro3">
          <table:table-cell table:number-columns-repeated="5"/>
          <table:table-cell table:formula="of:=[.G102]*([.$B$2]+[.$C$2])/[.$C$2]" office:value-type="float" office:value="7.48386341463415">
            <text:p>7,4838634146</text:p>
          </table:table-cell>
          <table:table-cell table:formula="of:=[.H102]/[.H101]*[.G101]" office:value-type="float" office:value="0.813463414634146">
            <text:p>0,8134634146</text:p>
          </table:table-cell>
          <table:table-cell table:formula="of:=[.H101]-[.H$3]" office:value-type="float" office:value="758">
            <text:p>758</text:p>
          </table:table-cell>
          <table:table-cell table:formula="of:=[.I101]-[.H$3]" office:value-type="float" office:value="414">
            <text:p>414</text:p>
          </table:table-cell>
          <table:table-cell table:formula="of:=[.I102]*[.G$4]/[.H$4]" office:value-type="float" office:value="0.444292682926829">
            <text:p>0,4442926829</text:p>
          </table:table-cell>
          <table:table-cell table:formula="of:=[.J102]*([.$B$2]+[.$C$2])/[.$C$2]" office:value-type="float" office:value="4.08749268292683">
            <text:p>4,0874926829</text:p>
          </table:table-cell>
        </table:table-row>
        <table:table-row table:style-name="ro3">
          <table:table-cell table:number-columns-repeated="5"/>
          <table:table-cell table:formula="of:=[.G103]*([.$B$2]+[.$C$2])/[.$C$2]" office:value-type="float" office:value="7.47399024390244">
            <text:p>7,4739902439</text:p>
          </table:table-cell>
          <table:table-cell table:formula="of:=[.H103]/[.H102]*[.G102]" office:value-type="float" office:value="0.812390243902439">
            <text:p>0,8123902439</text:p>
          </table:table-cell>
          <table:table-cell table:formula="of:=[.H102]-[.H$3]" office:value-type="float" office:value="757">
            <text:p>757</text:p>
          </table:table-cell>
          <table:table-cell table:formula="of:=[.I102]-[.H$3]" office:value-type="float" office:value="413">
            <text:p>413</text:p>
          </table:table-cell>
          <table:table-cell table:formula="of:=[.I103]*[.G$4]/[.H$4]" office:value-type="float" office:value="0.443219512195122">
            <text:p>0,4432195122</text:p>
          </table:table-cell>
          <table:table-cell table:formula="of:=[.J103]*([.$B$2]+[.$C$2])/[.$C$2]" office:value-type="float" office:value="4.07761951219512">
            <text:p>4,0776195122</text:p>
          </table:table-cell>
        </table:table-row>
        <table:table-row table:style-name="ro3">
          <table:table-cell table:number-columns-repeated="5"/>
          <table:table-cell table:formula="of:=[.G104]*([.$B$2]+[.$C$2])/[.$C$2]" office:value-type="float" office:value="7.46411707317073">
            <text:p>7,4641170732</text:p>
          </table:table-cell>
          <table:table-cell table:formula="of:=[.H104]/[.H103]*[.G103]" office:value-type="float" office:value="0.811317073170732">
            <text:p>0,8113170732</text:p>
          </table:table-cell>
          <table:table-cell table:formula="of:=[.H103]-[.H$3]" office:value-type="float" office:value="756">
            <text:p>756</text:p>
          </table:table-cell>
          <table:table-cell table:formula="of:=[.I103]-[.H$3]" office:value-type="float" office:value="412">
            <text:p>412</text:p>
          </table:table-cell>
          <table:table-cell table:formula="of:=[.I104]*[.G$4]/[.H$4]" office:value-type="float" office:value="0.442146341463415">
            <text:p>0,4421463415</text:p>
          </table:table-cell>
          <table:table-cell table:formula="of:=[.J104]*([.$B$2]+[.$C$2])/[.$C$2]" office:value-type="float" office:value="4.06774634146341">
            <text:p>4,0677463415</text:p>
          </table:table-cell>
        </table:table-row>
        <table:table-row table:style-name="ro3">
          <table:table-cell table:number-columns-repeated="5"/>
          <table:table-cell table:formula="of:=[.G105]*([.$B$2]+[.$C$2])/[.$C$2]" office:value-type="float" office:value="7.45424390243902">
            <text:p>7,4542439024</text:p>
          </table:table-cell>
          <table:table-cell table:formula="of:=[.H105]/[.H104]*[.G104]" office:value-type="float" office:value="0.810243902439024">
            <text:p>0,8102439024</text:p>
          </table:table-cell>
          <table:table-cell table:formula="of:=[.H104]-[.H$3]" office:value-type="float" office:value="755">
            <text:p>755</text:p>
          </table:table-cell>
          <table:table-cell table:formula="of:=[.I104]-[.H$3]" office:value-type="float" office:value="411">
            <text:p>411</text:p>
          </table:table-cell>
          <table:table-cell table:formula="of:=[.I105]*[.G$4]/[.H$4]" office:value-type="float" office:value="0.441073170731707">
            <text:p>0,4410731707</text:p>
          </table:table-cell>
          <table:table-cell table:formula="of:=[.J105]*([.$B$2]+[.$C$2])/[.$C$2]" office:value-type="float" office:value="4.05787317073171">
            <text:p>4,0578731707</text:p>
          </table:table-cell>
        </table:table-row>
        <table:table-row table:style-name="ro3">
          <table:table-cell table:number-columns-repeated="5"/>
          <table:table-cell table:formula="of:=[.G106]*([.$B$2]+[.$C$2])/[.$C$2]" office:value-type="float" office:value="7.44437073170732">
            <text:p>7,4443707317</text:p>
          </table:table-cell>
          <table:table-cell table:formula="of:=[.H106]/[.H105]*[.G105]" office:value-type="float" office:value="0.809170731707317">
            <text:p>0,8091707317</text:p>
          </table:table-cell>
          <table:table-cell table:formula="of:=[.H105]-[.H$3]" office:value-type="float" office:value="754">
            <text:p>754</text:p>
          </table:table-cell>
          <table:table-cell table:formula="of:=[.I105]-[.H$3]" office:value-type="float" office:value="410">
            <text:p>410</text:p>
          </table:table-cell>
          <table:table-cell table:formula="of:=[.I106]*[.G$4]/[.H$4]" office:value-type="float" office:value="0.44">
            <text:p>0,44</text:p>
          </table:table-cell>
          <table:table-cell table:formula="of:=[.J106]*([.$B$2]+[.$C$2])/[.$C$2]" office:value-type="float" office:value="4.048">
            <text:p>4,048</text:p>
          </table:table-cell>
        </table:table-row>
        <table:table-row table:style-name="ro3">
          <table:table-cell table:number-columns-repeated="5"/>
          <table:table-cell table:formula="of:=[.G107]*([.$B$2]+[.$C$2])/[.$C$2]" office:value-type="float" office:value="7.43449756097561">
            <text:p>7,434497561</text:p>
          </table:table-cell>
          <table:table-cell table:formula="of:=[.H107]/[.H106]*[.G106]" office:value-type="float" office:value="0.80809756097561">
            <text:p>0,808097561</text:p>
          </table:table-cell>
          <table:table-cell table:formula="of:=[.H106]-[.H$3]" office:value-type="float" office:value="753">
            <text:p>753</text:p>
          </table:table-cell>
          <table:table-cell table:formula="of:=[.I106]-[.H$3]" office:value-type="float" office:value="409">
            <text:p>409</text:p>
          </table:table-cell>
          <table:table-cell table:formula="of:=[.I107]*[.G$4]/[.H$4]" office:value-type="float" office:value="0.438926829268293">
            <text:p>0,4389268293</text:p>
          </table:table-cell>
          <table:table-cell table:formula="of:=[.J107]*([.$B$2]+[.$C$2])/[.$C$2]" office:value-type="float" office:value="4.03812682926829">
            <text:p>4,0381268293</text:p>
          </table:table-cell>
        </table:table-row>
        <table:table-row table:style-name="ro3">
          <table:table-cell table:number-columns-repeated="5"/>
          <table:table-cell table:formula="of:=[.G108]*([.$B$2]+[.$C$2])/[.$C$2]" office:value-type="float" office:value="7.4246243902439">
            <text:p>7,4246243902</text:p>
          </table:table-cell>
          <table:table-cell table:formula="of:=[.H108]/[.H107]*[.G107]" office:value-type="float" office:value="0.807024390243902">
            <text:p>0,8070243902</text:p>
          </table:table-cell>
          <table:table-cell table:formula="of:=[.H107]-[.H$3]" office:value-type="float" office:value="752">
            <text:p>752</text:p>
          </table:table-cell>
          <table:table-cell table:formula="of:=[.I107]-[.H$3]" office:value-type="float" office:value="408">
            <text:p>408</text:p>
          </table:table-cell>
          <table:table-cell table:formula="of:=[.I108]*[.G$4]/[.H$4]" office:value-type="float" office:value="0.437853658536585">
            <text:p>0,4378536585</text:p>
          </table:table-cell>
          <table:table-cell table:formula="of:=[.J108]*([.$B$2]+[.$C$2])/[.$C$2]" office:value-type="float" office:value="4.02825365853659">
            <text:p>4,0282536585</text:p>
          </table:table-cell>
        </table:table-row>
        <table:table-row table:style-name="ro3">
          <table:table-cell table:number-columns-repeated="5"/>
          <table:table-cell table:formula="of:=[.G109]*([.$B$2]+[.$C$2])/[.$C$2]" office:value-type="float" office:value="7.41475121951219">
            <text:p>7,4147512195</text:p>
          </table:table-cell>
          <table:table-cell table:formula="of:=[.H109]/[.H108]*[.G108]" office:value-type="float" office:value="0.805951219512195">
            <text:p>0,8059512195</text:p>
          </table:table-cell>
          <table:table-cell table:formula="of:=[.H108]-[.H$3]" office:value-type="float" office:value="751">
            <text:p>751</text:p>
          </table:table-cell>
          <table:table-cell table:formula="of:=[.I108]-[.H$3]" office:value-type="float" office:value="407">
            <text:p>407</text:p>
          </table:table-cell>
          <table:table-cell table:formula="of:=[.I109]*[.G$4]/[.H$4]" office:value-type="float" office:value="0.436780487804878">
            <text:p>0,4367804878</text:p>
          </table:table-cell>
          <table:table-cell table:formula="of:=[.J109]*([.$B$2]+[.$C$2])/[.$C$2]" office:value-type="float" office:value="4.01838048780488">
            <text:p>4,0183804878</text:p>
          </table:table-cell>
        </table:table-row>
        <table:table-row table:style-name="ro3">
          <table:table-cell table:number-columns-repeated="5"/>
          <table:table-cell table:formula="of:=[.G110]*([.$B$2]+[.$C$2])/[.$C$2]" office:value-type="float" office:value="7.40487804878049">
            <text:p>7,4048780488</text:p>
          </table:table-cell>
          <table:table-cell table:formula="of:=[.H110]/[.H109]*[.G109]" office:value-type="float" office:value="0.804878048780488">
            <text:p>0,8048780488</text:p>
          </table:table-cell>
          <table:table-cell table:formula="of:=[.H109]-[.H$3]" office:value-type="float" office:value="750">
            <text:p>750</text:p>
          </table:table-cell>
          <table:table-cell table:formula="of:=[.I109]-[.H$3]" office:value-type="float" office:value="406">
            <text:p>406</text:p>
          </table:table-cell>
          <table:table-cell table:formula="of:=[.I110]*[.G$4]/[.H$4]" office:value-type="float" office:value="0.435707317073171">
            <text:p>0,4357073171</text:p>
          </table:table-cell>
          <table:table-cell table:formula="of:=[.J110]*([.$B$2]+[.$C$2])/[.$C$2]" office:value-type="float" office:value="4.00850731707317">
            <text:p>4,0085073171</text:p>
          </table:table-cell>
        </table:table-row>
        <table:table-row table:style-name="ro3">
          <table:table-cell table:number-columns-repeated="5"/>
          <table:table-cell table:formula="of:=[.G111]*([.$B$2]+[.$C$2])/[.$C$2]" office:value-type="float" office:value="7.39500487804878">
            <text:p>7,395004878</text:p>
          </table:table-cell>
          <table:table-cell table:formula="of:=[.H111]/[.H110]*[.G110]" office:value-type="float" office:value="0.80380487804878">
            <text:p>0,803804878</text:p>
          </table:table-cell>
          <table:table-cell table:formula="of:=[.H110]-[.H$3]" office:value-type="float" office:value="749">
            <text:p>749</text:p>
          </table:table-cell>
          <table:table-cell table:formula="of:=[.I110]-[.H$3]" office:value-type="float" office:value="405">
            <text:p>405</text:p>
          </table:table-cell>
          <table:table-cell table:formula="of:=[.I111]*[.G$4]/[.H$4]" office:value-type="float" office:value="0.434634146341463">
            <text:p>0,4346341463</text:p>
          </table:table-cell>
          <table:table-cell table:formula="of:=[.J111]*([.$B$2]+[.$C$2])/[.$C$2]" office:value-type="float" office:value="3.99863414634146">
            <text:p>3,9986341463</text:p>
          </table:table-cell>
        </table:table-row>
        <table:table-row table:style-name="ro3">
          <table:table-cell table:number-columns-repeated="5"/>
          <table:table-cell table:formula="of:=[.G112]*([.$B$2]+[.$C$2])/[.$C$2]" office:value-type="float" office:value="7.38513170731707">
            <text:p>7,3851317073</text:p>
          </table:table-cell>
          <table:table-cell table:formula="of:=[.H112]/[.H111]*[.G111]" office:value-type="float" office:value="0.802731707317073">
            <text:p>0,8027317073</text:p>
          </table:table-cell>
          <table:table-cell table:formula="of:=[.H111]-[.H$3]" office:value-type="float" office:value="748">
            <text:p>748</text:p>
          </table:table-cell>
          <table:table-cell table:formula="of:=[.I111]-[.H$3]" office:value-type="float" office:value="404">
            <text:p>404</text:p>
          </table:table-cell>
          <table:table-cell table:formula="of:=[.I112]*[.G$4]/[.H$4]" office:value-type="float" office:value="0.433560975609756">
            <text:p>0,4335609756</text:p>
          </table:table-cell>
          <table:table-cell table:formula="of:=[.J112]*([.$B$2]+[.$C$2])/[.$C$2]" office:value-type="float" office:value="3.98876097560976">
            <text:p>3,9887609756</text:p>
          </table:table-cell>
        </table:table-row>
        <table:table-row table:style-name="ro3">
          <table:table-cell table:number-columns-repeated="5"/>
          <table:table-cell table:formula="of:=[.G113]*([.$B$2]+[.$C$2])/[.$C$2]" office:value-type="float" office:value="7.37525853658537">
            <text:p>7,3752585366</text:p>
          </table:table-cell>
          <table:table-cell table:formula="of:=[.H113]/[.H112]*[.G112]" office:value-type="float" office:value="0.801658536585366">
            <text:p>0,8016585366</text:p>
          </table:table-cell>
          <table:table-cell table:formula="of:=[.H112]-[.H$3]" office:value-type="float" office:value="747">
            <text:p>747</text:p>
          </table:table-cell>
          <table:table-cell table:formula="of:=[.I112]-[.H$3]" office:value-type="float" office:value="403">
            <text:p>403</text:p>
          </table:table-cell>
          <table:table-cell table:formula="of:=[.I113]*[.G$4]/[.H$4]" office:value-type="float" office:value="0.432487804878049">
            <text:p>0,4324878049</text:p>
          </table:table-cell>
          <table:table-cell table:formula="of:=[.J113]*([.$B$2]+[.$C$2])/[.$C$2]" office:value-type="float" office:value="3.97888780487805">
            <text:p>3,9788878049</text:p>
          </table:table-cell>
        </table:table-row>
        <table:table-row table:style-name="ro3">
          <table:table-cell table:number-columns-repeated="5"/>
          <table:table-cell table:formula="of:=[.G114]*([.$B$2]+[.$C$2])/[.$C$2]" office:value-type="float" office:value="7.36538536585366">
            <text:p>7,3653853659</text:p>
          </table:table-cell>
          <table:table-cell table:formula="of:=[.H114]/[.H113]*[.G113]" office:value-type="float" office:value="0.800585365853658">
            <text:p>0,8005853659</text:p>
          </table:table-cell>
          <table:table-cell table:formula="of:=[.H113]-[.H$3]" office:value-type="float" office:value="746">
            <text:p>746</text:p>
          </table:table-cell>
          <table:table-cell table:formula="of:=[.I113]-[.H$3]" office:value-type="float" office:value="402">
            <text:p>402</text:p>
          </table:table-cell>
          <table:table-cell table:formula="of:=[.I114]*[.G$4]/[.H$4]" office:value-type="float" office:value="0.431414634146342">
            <text:p>0,4314146341</text:p>
          </table:table-cell>
          <table:table-cell table:formula="of:=[.J114]*([.$B$2]+[.$C$2])/[.$C$2]" office:value-type="float" office:value="3.96901463414634">
            <text:p>3,9690146341</text:p>
          </table:table-cell>
        </table:table-row>
        <table:table-row table:style-name="ro3">
          <table:table-cell table:number-columns-repeated="5"/>
          <table:table-cell table:formula="of:=[.G115]*([.$B$2]+[.$C$2])/[.$C$2]" office:value-type="float" office:value="7.35551219512195">
            <text:p>7,3555121951</text:p>
          </table:table-cell>
          <table:table-cell table:formula="of:=[.H115]/[.H114]*[.G114]" office:value-type="float" office:value="0.799512195121951">
            <text:p>0,7995121951</text:p>
          </table:table-cell>
          <table:table-cell table:formula="of:=[.H114]-[.H$3]" office:value-type="float" office:value="745">
            <text:p>745</text:p>
          </table:table-cell>
          <table:table-cell table:formula="of:=[.I114]-[.H$3]" office:value-type="float" office:value="401">
            <text:p>401</text:p>
          </table:table-cell>
          <table:table-cell table:formula="of:=[.I115]*[.G$4]/[.H$4]" office:value-type="float" office:value="0.430341463414634">
            <text:p>0,4303414634</text:p>
          </table:table-cell>
          <table:table-cell table:formula="of:=[.J115]*([.$B$2]+[.$C$2])/[.$C$2]" office:value-type="float" office:value="3.95914146341463">
            <text:p>3,9591414634</text:p>
          </table:table-cell>
        </table:table-row>
        <table:table-row table:style-name="ro3">
          <table:table-cell table:number-columns-repeated="5"/>
          <table:table-cell table:formula="of:=[.G116]*([.$B$2]+[.$C$2])/[.$C$2]" office:value-type="float" office:value="7.34563902439024">
            <text:p>7,3456390244</text:p>
          </table:table-cell>
          <table:table-cell table:formula="of:=[.H116]/[.H115]*[.G115]" office:value-type="float" office:value="0.798439024390244">
            <text:p>0,7984390244</text:p>
          </table:table-cell>
          <table:table-cell table:formula="of:=[.H115]-[.H$3]" office:value-type="float" office:value="744">
            <text:p>744</text:p>
          </table:table-cell>
          <table:table-cell table:formula="of:=[.I115]-[.H$3]" office:value-type="float" office:value="400">
            <text:p>400</text:p>
          </table:table-cell>
          <table:table-cell table:formula="of:=[.I116]*[.G$4]/[.H$4]" office:value-type="float" office:value="0.429268292682927">
            <text:p>0,4292682927</text:p>
          </table:table-cell>
          <table:table-cell table:formula="of:=[.J116]*([.$B$2]+[.$C$2])/[.$C$2]" office:value-type="float" office:value="3.94926829268293">
            <text:p>3,9492682927</text:p>
          </table:table-cell>
        </table:table-row>
        <table:table-row table:style-name="ro3">
          <table:table-cell table:number-columns-repeated="5"/>
          <table:table-cell table:formula="of:=[.G117]*([.$B$2]+[.$C$2])/[.$C$2]" office:value-type="float" office:value="7.33576585365854">
            <text:p>7,3357658537</text:p>
          </table:table-cell>
          <table:table-cell table:formula="of:=[.H117]/[.H116]*[.G116]" office:value-type="float" office:value="0.797365853658537">
            <text:p>0,7973658537</text:p>
          </table:table-cell>
          <table:table-cell table:formula="of:=[.H116]-[.H$3]" office:value-type="float" office:value="743">
            <text:p>743</text:p>
          </table:table-cell>
          <table:table-cell table:formula="of:=[.I116]-[.H$3]" office:value-type="float" office:value="399">
            <text:p>399</text:p>
          </table:table-cell>
          <table:table-cell table:formula="of:=[.I117]*[.G$4]/[.H$4]" office:value-type="float" office:value="0.42819512195122">
            <text:p>0,428195122</text:p>
          </table:table-cell>
          <table:table-cell table:formula="of:=[.J117]*([.$B$2]+[.$C$2])/[.$C$2]" office:value-type="float" office:value="3.93939512195122">
            <text:p>3,939395122</text:p>
          </table:table-cell>
        </table:table-row>
        <table:table-row table:style-name="ro3">
          <table:table-cell table:number-columns-repeated="5"/>
          <table:table-cell table:formula="of:=[.G118]*([.$B$2]+[.$C$2])/[.$C$2]" office:value-type="float" office:value="7.32589268292683">
            <text:p>7,3258926829</text:p>
          </table:table-cell>
          <table:table-cell table:formula="of:=[.H118]/[.H117]*[.G117]" office:value-type="float" office:value="0.796292682926829">
            <text:p>0,7962926829</text:p>
          </table:table-cell>
          <table:table-cell table:formula="of:=[.H117]-[.H$3]" office:value-type="float" office:value="742">
            <text:p>742</text:p>
          </table:table-cell>
          <table:table-cell table:formula="of:=[.I117]-[.H$3]" office:value-type="float" office:value="398">
            <text:p>398</text:p>
          </table:table-cell>
          <table:table-cell table:formula="of:=[.I118]*[.G$4]/[.H$4]" office:value-type="float" office:value="0.427121951219512">
            <text:p>0,4271219512</text:p>
          </table:table-cell>
          <table:table-cell table:formula="of:=[.J118]*([.$B$2]+[.$C$2])/[.$C$2]" office:value-type="float" office:value="3.92952195121951">
            <text:p>3,9295219512</text:p>
          </table:table-cell>
        </table:table-row>
        <table:table-row table:style-name="ro3">
          <table:table-cell table:number-columns-repeated="5"/>
          <table:table-cell table:formula="of:=[.G119]*([.$B$2]+[.$C$2])/[.$C$2]" office:value-type="float" office:value="7.31601951219512">
            <text:p>7,3160195122</text:p>
          </table:table-cell>
          <table:table-cell table:formula="of:=[.H119]/[.H118]*[.G118]" office:value-type="float" office:value="0.795219512195122">
            <text:p>0,7952195122</text:p>
          </table:table-cell>
          <table:table-cell table:formula="of:=[.H118]-[.H$3]" office:value-type="float" office:value="741">
            <text:p>741</text:p>
          </table:table-cell>
          <table:table-cell table:formula="of:=[.I118]-[.H$3]" office:value-type="float" office:value="397">
            <text:p>397</text:p>
          </table:table-cell>
          <table:table-cell table:formula="of:=[.I119]*[.G$4]/[.H$4]" office:value-type="float" office:value="0.426048780487805">
            <text:p>0,4260487805</text:p>
          </table:table-cell>
          <table:table-cell table:formula="of:=[.J119]*([.$B$2]+[.$C$2])/[.$C$2]" office:value-type="float" office:value="3.9196487804878">
            <text:p>3,9196487805</text:p>
          </table:table-cell>
        </table:table-row>
        <table:table-row table:style-name="ro3">
          <table:table-cell table:number-columns-repeated="5"/>
          <table:table-cell table:formula="of:=[.G120]*([.$B$2]+[.$C$2])/[.$C$2]" office:value-type="float" office:value="7.30614634146341">
            <text:p>7,3061463415</text:p>
          </table:table-cell>
          <table:table-cell table:formula="of:=[.H120]/[.H119]*[.G119]" office:value-type="float" office:value="0.794146341463415">
            <text:p>0,7941463415</text:p>
          </table:table-cell>
          <table:table-cell table:formula="of:=[.H119]-[.H$3]" office:value-type="float" office:value="740">
            <text:p>740</text:p>
          </table:table-cell>
          <table:table-cell table:formula="of:=[.I119]-[.H$3]" office:value-type="float" office:value="396">
            <text:p>396</text:p>
          </table:table-cell>
          <table:table-cell table:formula="of:=[.I120]*[.G$4]/[.H$4]" office:value-type="float" office:value="0.424975609756098">
            <text:p>0,4249756098</text:p>
          </table:table-cell>
          <table:table-cell table:formula="of:=[.J120]*([.$B$2]+[.$C$2])/[.$C$2]" office:value-type="float" office:value="3.9097756097561">
            <text:p>3,9097756098</text:p>
          </table:table-cell>
        </table:table-row>
        <table:table-row table:style-name="ro3">
          <table:table-cell table:number-columns-repeated="5"/>
          <table:table-cell table:formula="of:=[.G121]*([.$B$2]+[.$C$2])/[.$C$2]" office:value-type="float" office:value="7.29627317073171">
            <text:p>7,2962731707</text:p>
          </table:table-cell>
          <table:table-cell table:formula="of:=[.H121]/[.H120]*[.G120]" office:value-type="float" office:value="0.793073170731707">
            <text:p>0,7930731707</text:p>
          </table:table-cell>
          <table:table-cell table:formula="of:=[.H120]-[.H$3]" office:value-type="float" office:value="739">
            <text:p>739</text:p>
          </table:table-cell>
          <table:table-cell table:formula="of:=[.I120]-[.H$3]" office:value-type="float" office:value="395">
            <text:p>395</text:p>
          </table:table-cell>
          <table:table-cell table:formula="of:=[.I121]*[.G$4]/[.H$4]" office:value-type="float" office:value="0.42390243902439">
            <text:p>0,423902439</text:p>
          </table:table-cell>
          <table:table-cell table:formula="of:=[.J121]*([.$B$2]+[.$C$2])/[.$C$2]" office:value-type="float" office:value="3.89990243902439">
            <text:p>3,899902439</text:p>
          </table:table-cell>
        </table:table-row>
        <table:table-row table:style-name="ro3">
          <table:table-cell table:number-columns-repeated="5"/>
          <table:table-cell table:formula="of:=[.G122]*([.$B$2]+[.$C$2])/[.$C$2]" office:value-type="float" office:value="7.2864">
            <text:p>7,2864</text:p>
          </table:table-cell>
          <table:table-cell table:formula="of:=[.H122]/[.H121]*[.G121]" office:value-type="float" office:value="0.792">
            <text:p>0,792</text:p>
          </table:table-cell>
          <table:table-cell table:formula="of:=[.H121]-[.H$3]" office:value-type="float" office:value="738">
            <text:p>738</text:p>
          </table:table-cell>
          <table:table-cell table:formula="of:=[.I121]-[.H$3]" office:value-type="float" office:value="394">
            <text:p>394</text:p>
          </table:table-cell>
          <table:table-cell table:formula="of:=[.I122]*[.G$4]/[.H$4]" office:value-type="float" office:value="0.422829268292683">
            <text:p>0,4228292683</text:p>
          </table:table-cell>
          <table:table-cell table:formula="of:=[.J122]*([.$B$2]+[.$C$2])/[.$C$2]" office:value-type="float" office:value="3.89002926829268">
            <text:p>3,8900292683</text:p>
          </table:table-cell>
        </table:table-row>
        <table:table-row table:style-name="ro3">
          <table:table-cell table:number-columns-repeated="5"/>
          <table:table-cell table:formula="of:=[.G123]*([.$B$2]+[.$C$2])/[.$C$2]" office:value-type="float" office:value="7.27652682926829">
            <text:p>7,2765268293</text:p>
          </table:table-cell>
          <table:table-cell table:formula="of:=[.H123]/[.H122]*[.G122]" office:value-type="float" office:value="0.790926829268293">
            <text:p>0,7909268293</text:p>
          </table:table-cell>
          <table:table-cell table:formula="of:=[.H122]-[.H$3]" office:value-type="float" office:value="737">
            <text:p>737</text:p>
          </table:table-cell>
          <table:table-cell table:formula="of:=[.I122]-[.H$3]" office:value-type="float" office:value="393">
            <text:p>393</text:p>
          </table:table-cell>
          <table:table-cell table:formula="of:=[.I123]*[.G$4]/[.H$4]" office:value-type="float" office:value="0.421756097560976">
            <text:p>0,4217560976</text:p>
          </table:table-cell>
          <table:table-cell table:formula="of:=[.J123]*([.$B$2]+[.$C$2])/[.$C$2]" office:value-type="float" office:value="3.88015609756098">
            <text:p>3,8801560976</text:p>
          </table:table-cell>
        </table:table-row>
        <table:table-row table:style-name="ro3">
          <table:table-cell table:number-columns-repeated="5"/>
          <table:table-cell table:formula="of:=[.G124]*([.$B$2]+[.$C$2])/[.$C$2]" office:value-type="float" office:value="7.26665365853658">
            <text:p>7,2666536585</text:p>
          </table:table-cell>
          <table:table-cell table:formula="of:=[.H124]/[.H123]*[.G123]" office:value-type="float" office:value="0.789853658536585">
            <text:p>0,7898536585</text:p>
          </table:table-cell>
          <table:table-cell table:formula="of:=[.H123]-[.H$3]" office:value-type="float" office:value="736">
            <text:p>736</text:p>
          </table:table-cell>
          <table:table-cell table:formula="of:=[.I123]-[.H$3]" office:value-type="float" office:value="392">
            <text:p>392</text:p>
          </table:table-cell>
          <table:table-cell table:formula="of:=[.I124]*[.G$4]/[.H$4]" office:value-type="float" office:value="0.420682926829268">
            <text:p>0,4206829268</text:p>
          </table:table-cell>
          <table:table-cell table:formula="of:=[.J124]*([.$B$2]+[.$C$2])/[.$C$2]" office:value-type="float" office:value="3.87028292682927">
            <text:p>3,8702829268</text:p>
          </table:table-cell>
        </table:table-row>
        <table:table-row table:style-name="ro3">
          <table:table-cell table:number-columns-repeated="5"/>
          <table:table-cell table:formula="of:=[.G125]*([.$B$2]+[.$C$2])/[.$C$2]" office:value-type="float" office:value="7.25678048780488">
            <text:p>7,2567804878</text:p>
          </table:table-cell>
          <table:table-cell table:formula="of:=[.H125]/[.H124]*[.G124]" office:value-type="float" office:value="0.788780487804878">
            <text:p>0,7887804878</text:p>
          </table:table-cell>
          <table:table-cell table:formula="of:=[.H124]-[.H$3]" office:value-type="float" office:value="735">
            <text:p>735</text:p>
          </table:table-cell>
          <table:table-cell table:formula="of:=[.I124]-[.H$3]" office:value-type="float" office:value="391">
            <text:p>391</text:p>
          </table:table-cell>
          <table:table-cell table:formula="of:=[.I125]*[.G$4]/[.H$4]" office:value-type="float" office:value="0.419609756097561">
            <text:p>0,4196097561</text:p>
          </table:table-cell>
          <table:table-cell table:formula="of:=[.J125]*([.$B$2]+[.$C$2])/[.$C$2]" office:value-type="float" office:value="3.86040975609756">
            <text:p>3,8604097561</text:p>
          </table:table-cell>
        </table:table-row>
        <table:table-row table:style-name="ro3">
          <table:table-cell table:number-columns-repeated="5"/>
          <table:table-cell table:formula="of:=[.G126]*([.$B$2]+[.$C$2])/[.$C$2]" office:value-type="float" office:value="7.24690731707317">
            <text:p>7,2469073171</text:p>
          </table:table-cell>
          <table:table-cell table:formula="of:=[.H126]/[.H125]*[.G125]" office:value-type="float" office:value="0.787707317073171">
            <text:p>0,7877073171</text:p>
          </table:table-cell>
          <table:table-cell table:formula="of:=[.H125]-[.H$3]" office:value-type="float" office:value="734">
            <text:p>734</text:p>
          </table:table-cell>
          <table:table-cell table:formula="of:=[.I125]-[.H$3]" office:value-type="float" office:value="390">
            <text:p>390</text:p>
          </table:table-cell>
          <table:table-cell table:formula="of:=[.I126]*[.G$4]/[.H$4]" office:value-type="float" office:value="0.418536585365854">
            <text:p>0,4185365854</text:p>
          </table:table-cell>
          <table:table-cell table:formula="of:=[.J126]*([.$B$2]+[.$C$2])/[.$C$2]" office:value-type="float" office:value="3.85053658536585">
            <text:p>3,8505365854</text:p>
          </table:table-cell>
        </table:table-row>
        <table:table-row table:style-name="ro3">
          <table:table-cell table:number-columns-repeated="5"/>
          <table:table-cell table:formula="of:=[.G127]*([.$B$2]+[.$C$2])/[.$C$2]" office:value-type="float" office:value="7.23703414634146">
            <text:p>7,2370341463</text:p>
          </table:table-cell>
          <table:table-cell table:formula="of:=[.H127]/[.H126]*[.G126]" office:value-type="float" office:value="0.786634146341463">
            <text:p>0,7866341463</text:p>
          </table:table-cell>
          <table:table-cell table:formula="of:=[.H126]-[.H$3]" office:value-type="float" office:value="733">
            <text:p>733</text:p>
          </table:table-cell>
          <table:table-cell table:formula="of:=[.I126]-[.H$3]" office:value-type="float" office:value="389">
            <text:p>389</text:p>
          </table:table-cell>
          <table:table-cell table:formula="of:=[.I127]*[.G$4]/[.H$4]" office:value-type="float" office:value="0.417463414634146">
            <text:p>0,4174634146</text:p>
          </table:table-cell>
          <table:table-cell table:formula="of:=[.J127]*([.$B$2]+[.$C$2])/[.$C$2]" office:value-type="float" office:value="3.84066341463415">
            <text:p>3,8406634146</text:p>
          </table:table-cell>
        </table:table-row>
        <table:table-row table:style-name="ro3">
          <table:table-cell table:number-columns-repeated="5"/>
          <table:table-cell table:formula="of:=[.G128]*([.$B$2]+[.$C$2])/[.$C$2]" office:value-type="float" office:value="7.22716097560976">
            <text:p>7,2271609756</text:p>
          </table:table-cell>
          <table:table-cell table:formula="of:=[.H128]/[.H127]*[.G127]" office:value-type="float" office:value="0.785560975609756">
            <text:p>0,7855609756</text:p>
          </table:table-cell>
          <table:table-cell table:formula="of:=[.H127]-[.H$3]" office:value-type="float" office:value="732">
            <text:p>732</text:p>
          </table:table-cell>
          <table:table-cell table:formula="of:=[.I127]-[.H$3]" office:value-type="float" office:value="388">
            <text:p>388</text:p>
          </table:table-cell>
          <table:table-cell table:formula="of:=[.I128]*[.G$4]/[.H$4]" office:value-type="float" office:value="0.416390243902439">
            <text:p>0,4163902439</text:p>
          </table:table-cell>
          <table:table-cell table:formula="of:=[.J128]*([.$B$2]+[.$C$2])/[.$C$2]" office:value-type="float" office:value="3.83079024390244">
            <text:p>3,8307902439</text:p>
          </table:table-cell>
        </table:table-row>
        <table:table-row table:style-name="ro3">
          <table:table-cell table:number-columns-repeated="5"/>
          <table:table-cell table:formula="of:=[.G129]*([.$B$2]+[.$C$2])/[.$C$2]" office:value-type="float" office:value="7.21728780487805">
            <text:p>7,2172878049</text:p>
          </table:table-cell>
          <table:table-cell table:formula="of:=[.H129]/[.H128]*[.G128]" office:value-type="float" office:value="0.784487804878049">
            <text:p>0,7844878049</text:p>
          </table:table-cell>
          <table:table-cell table:formula="of:=[.H128]-[.H$3]" office:value-type="float" office:value="731">
            <text:p>731</text:p>
          </table:table-cell>
          <table:table-cell table:formula="of:=[.I128]-[.H$3]" office:value-type="float" office:value="387">
            <text:p>387</text:p>
          </table:table-cell>
          <table:table-cell table:formula="of:=[.I129]*[.G$4]/[.H$4]" office:value-type="float" office:value="0.415317073170732">
            <text:p>0,4153170732</text:p>
          </table:table-cell>
          <table:table-cell table:formula="of:=[.J129]*([.$B$2]+[.$C$2])/[.$C$2]" office:value-type="float" office:value="3.82091707317073">
            <text:p>3,8209170732</text:p>
          </table:table-cell>
        </table:table-row>
        <table:table-row table:style-name="ro3">
          <table:table-cell table:number-columns-repeated="5"/>
          <table:table-cell table:formula="of:=[.G130]*([.$B$2]+[.$C$2])/[.$C$2]" office:value-type="float" office:value="7.20741463414634">
            <text:p>7,2074146341</text:p>
          </table:table-cell>
          <table:table-cell table:formula="of:=[.H130]/[.H129]*[.G129]" office:value-type="float" office:value="0.783414634146341">
            <text:p>0,7834146341</text:p>
          </table:table-cell>
          <table:table-cell table:formula="of:=[.H129]-[.H$3]" office:value-type="float" office:value="730">
            <text:p>730</text:p>
          </table:table-cell>
          <table:table-cell table:formula="of:=[.I129]-[.H$3]" office:value-type="float" office:value="386">
            <text:p>386</text:p>
          </table:table-cell>
          <table:table-cell table:formula="of:=[.I130]*[.G$4]/[.H$4]" office:value-type="float" office:value="0.414243902439024">
            <text:p>0,4142439024</text:p>
          </table:table-cell>
          <table:table-cell table:formula="of:=[.J130]*([.$B$2]+[.$C$2])/[.$C$2]" office:value-type="float" office:value="3.81104390243902">
            <text:p>3,8110439024</text:p>
          </table:table-cell>
        </table:table-row>
        <table:table-row table:style-name="ro3">
          <table:table-cell table:number-columns-repeated="5"/>
          <table:table-cell table:formula="of:=[.G131]*([.$B$2]+[.$C$2])/[.$C$2]" office:value-type="float" office:value="7.19754146341463">
            <text:p>7,1975414634</text:p>
          </table:table-cell>
          <table:table-cell table:formula="of:=[.H131]/[.H130]*[.G130]" office:value-type="float" office:value="0.782341463414634">
            <text:p>0,7823414634</text:p>
          </table:table-cell>
          <table:table-cell table:formula="of:=[.H130]-[.H$3]" office:value-type="float" office:value="729">
            <text:p>729</text:p>
          </table:table-cell>
          <table:table-cell table:formula="of:=[.I130]-[.H$3]" office:value-type="float" office:value="385">
            <text:p>385</text:p>
          </table:table-cell>
          <table:table-cell table:formula="of:=[.I131]*[.G$4]/[.H$4]" office:value-type="float" office:value="0.413170731707317">
            <text:p>0,4131707317</text:p>
          </table:table-cell>
          <table:table-cell table:formula="of:=[.J131]*([.$B$2]+[.$C$2])/[.$C$2]" office:value-type="float" office:value="3.80117073170732">
            <text:p>3,8011707317</text:p>
          </table:table-cell>
        </table:table-row>
        <table:table-row table:style-name="ro3">
          <table:table-cell table:number-columns-repeated="5"/>
          <table:table-cell table:formula="of:=[.G132]*([.$B$2]+[.$C$2])/[.$C$2]" office:value-type="float" office:value="7.18766829268293">
            <text:p>7,1876682927</text:p>
          </table:table-cell>
          <table:table-cell table:formula="of:=[.H132]/[.H131]*[.G131]" office:value-type="float" office:value="0.781268292682927">
            <text:p>0,7812682927</text:p>
          </table:table-cell>
          <table:table-cell table:formula="of:=[.H131]-[.H$3]" office:value-type="float" office:value="728">
            <text:p>728</text:p>
          </table:table-cell>
          <table:table-cell table:formula="of:=[.I131]-[.H$3]" office:value-type="float" office:value="384">
            <text:p>384</text:p>
          </table:table-cell>
          <table:table-cell table:formula="of:=[.I132]*[.G$4]/[.H$4]" office:value-type="float" office:value="0.41209756097561">
            <text:p>0,412097561</text:p>
          </table:table-cell>
          <table:table-cell table:formula="of:=[.J132]*([.$B$2]+[.$C$2])/[.$C$2]" office:value-type="float" office:value="3.79129756097561">
            <text:p>3,791297561</text:p>
          </table:table-cell>
        </table:table-row>
        <table:table-row table:style-name="ro3">
          <table:table-cell table:number-columns-repeated="5"/>
          <table:table-cell table:formula="of:=[.G133]*([.$B$2]+[.$C$2])/[.$C$2]" office:value-type="float" office:value="7.17779512195122">
            <text:p>7,177795122</text:p>
          </table:table-cell>
          <table:table-cell table:formula="of:=[.H133]/[.H132]*[.G132]" office:value-type="float" office:value="0.780195121951219">
            <text:p>0,780195122</text:p>
          </table:table-cell>
          <table:table-cell table:formula="of:=[.H132]-[.H$3]" office:value-type="float" office:value="727">
            <text:p>727</text:p>
          </table:table-cell>
          <table:table-cell table:formula="of:=[.I132]-[.H$3]" office:value-type="float" office:value="383">
            <text:p>383</text:p>
          </table:table-cell>
          <table:table-cell table:formula="of:=[.I133]*[.G$4]/[.H$4]" office:value-type="float" office:value="0.411024390243902">
            <text:p>0,4110243902</text:p>
          </table:table-cell>
          <table:table-cell table:formula="of:=[.J133]*([.$B$2]+[.$C$2])/[.$C$2]" office:value-type="float" office:value="3.7814243902439">
            <text:p>3,7814243902</text:p>
          </table:table-cell>
        </table:table-row>
        <table:table-row table:style-name="ro3">
          <table:table-cell table:number-columns-repeated="5"/>
          <table:table-cell table:formula="of:=[.G134]*([.$B$2]+[.$C$2])/[.$C$2]" office:value-type="float" office:value="7.16792195121951">
            <text:p>7,1679219512</text:p>
          </table:table-cell>
          <table:table-cell table:formula="of:=[.H134]/[.H133]*[.G133]" office:value-type="float" office:value="0.779121951219512">
            <text:p>0,7791219512</text:p>
          </table:table-cell>
          <table:table-cell table:formula="of:=[.H133]-[.H$3]" office:value-type="float" office:value="726">
            <text:p>726</text:p>
          </table:table-cell>
          <table:table-cell table:formula="of:=[.I133]-[.H$3]" office:value-type="float" office:value="382">
            <text:p>382</text:p>
          </table:table-cell>
          <table:table-cell table:formula="of:=[.I134]*[.G$4]/[.H$4]" office:value-type="float" office:value="0.409951219512195">
            <text:p>0,4099512195</text:p>
          </table:table-cell>
          <table:table-cell table:formula="of:=[.J134]*([.$B$2]+[.$C$2])/[.$C$2]" office:value-type="float" office:value="3.7715512195122">
            <text:p>3,7715512195</text:p>
          </table:table-cell>
        </table:table-row>
        <table:table-row table:style-name="ro3">
          <table:table-cell table:number-columns-repeated="5"/>
          <table:table-cell table:formula="of:=[.G135]*([.$B$2]+[.$C$2])/[.$C$2]" office:value-type="float" office:value="7.1580487804878">
            <text:p>7,1580487805</text:p>
          </table:table-cell>
          <table:table-cell table:formula="of:=[.H135]/[.H134]*[.G134]" office:value-type="float" office:value="0.778048780487805">
            <text:p>0,7780487805</text:p>
          </table:table-cell>
          <table:table-cell table:formula="of:=[.H134]-[.H$3]" office:value-type="float" office:value="725">
            <text:p>725</text:p>
          </table:table-cell>
          <table:table-cell table:formula="of:=[.I134]-[.H$3]" office:value-type="float" office:value="381">
            <text:p>381</text:p>
          </table:table-cell>
          <table:table-cell table:formula="of:=[.I135]*[.G$4]/[.H$4]" office:value-type="float" office:value="0.408878048780488">
            <text:p>0,4088780488</text:p>
          </table:table-cell>
          <table:table-cell table:formula="of:=[.J135]*([.$B$2]+[.$C$2])/[.$C$2]" office:value-type="float" office:value="3.76167804878049">
            <text:p>3,7616780488</text:p>
          </table:table-cell>
        </table:table-row>
        <table:table-row table:style-name="ro3">
          <table:table-cell table:number-columns-repeated="5"/>
          <table:table-cell table:formula="of:=[.G136]*([.$B$2]+[.$C$2])/[.$C$2]" office:value-type="float" office:value="7.1481756097561">
            <text:p>7,1481756098</text:p>
          </table:table-cell>
          <table:table-cell table:formula="of:=[.H136]/[.H135]*[.G135]" office:value-type="float" office:value="0.776975609756097">
            <text:p>0,7769756098</text:p>
          </table:table-cell>
          <table:table-cell table:formula="of:=[.H135]-[.H$3]" office:value-type="float" office:value="724">
            <text:p>724</text:p>
          </table:table-cell>
          <table:table-cell table:formula="of:=[.I135]-[.H$3]" office:value-type="float" office:value="380">
            <text:p>380</text:p>
          </table:table-cell>
          <table:table-cell table:formula="of:=[.I136]*[.G$4]/[.H$4]" office:value-type="float" office:value="0.407804878048781">
            <text:p>0,407804878</text:p>
          </table:table-cell>
          <table:table-cell table:formula="of:=[.J136]*([.$B$2]+[.$C$2])/[.$C$2]" office:value-type="float" office:value="3.75180487804878">
            <text:p>3,751804878</text:p>
          </table:table-cell>
        </table:table-row>
        <table:table-row table:style-name="ro3">
          <table:table-cell table:number-columns-repeated="5"/>
          <table:table-cell table:formula="of:=[.G137]*([.$B$2]+[.$C$2])/[.$C$2]" office:value-type="float" office:value="7.13830243902439">
            <text:p>7,138302439</text:p>
          </table:table-cell>
          <table:table-cell table:formula="of:=[.H137]/[.H136]*[.G136]" office:value-type="float" office:value="0.77590243902439">
            <text:p>0,775902439</text:p>
          </table:table-cell>
          <table:table-cell table:formula="of:=[.H136]-[.H$3]" office:value-type="float" office:value="723">
            <text:p>723</text:p>
          </table:table-cell>
          <table:table-cell table:formula="of:=[.I136]-[.H$3]" office:value-type="float" office:value="379">
            <text:p>379</text:p>
          </table:table-cell>
          <table:table-cell table:formula="of:=[.I137]*[.G$4]/[.H$4]" office:value-type="float" office:value="0.406731707317073">
            <text:p>0,4067317073</text:p>
          </table:table-cell>
          <table:table-cell table:formula="of:=[.J137]*([.$B$2]+[.$C$2])/[.$C$2]" office:value-type="float" office:value="3.74193170731707">
            <text:p>3,7419317073</text:p>
          </table:table-cell>
        </table:table-row>
        <table:table-row table:style-name="ro3">
          <table:table-cell table:number-columns-repeated="5"/>
          <table:table-cell table:formula="of:=[.G138]*([.$B$2]+[.$C$2])/[.$C$2]" office:value-type="float" office:value="7.12842926829268">
            <text:p>7,1284292683</text:p>
          </table:table-cell>
          <table:table-cell table:formula="of:=[.H138]/[.H137]*[.G137]" office:value-type="float" office:value="0.774829268292683">
            <text:p>0,7748292683</text:p>
          </table:table-cell>
          <table:table-cell table:formula="of:=[.H137]-[.H$3]" office:value-type="float" office:value="722">
            <text:p>722</text:p>
          </table:table-cell>
          <table:table-cell table:formula="of:=[.I137]-[.H$3]" office:value-type="float" office:value="378">
            <text:p>378</text:p>
          </table:table-cell>
          <table:table-cell table:formula="of:=[.I138]*[.G$4]/[.H$4]" office:value-type="float" office:value="0.405658536585366">
            <text:p>0,4056585366</text:p>
          </table:table-cell>
          <table:table-cell table:formula="of:=[.J138]*([.$B$2]+[.$C$2])/[.$C$2]" office:value-type="float" office:value="3.73205853658537">
            <text:p>3,7320585366</text:p>
          </table:table-cell>
        </table:table-row>
        <table:table-row table:style-name="ro3">
          <table:table-cell table:number-columns-repeated="5"/>
          <table:table-cell table:formula="of:=[.G139]*([.$B$2]+[.$C$2])/[.$C$2]" office:value-type="float" office:value="7.11855609756097">
            <text:p>7,1185560976</text:p>
          </table:table-cell>
          <table:table-cell table:formula="of:=[.H139]/[.H138]*[.G138]" office:value-type="float" office:value="0.773756097560976">
            <text:p>0,7737560976</text:p>
          </table:table-cell>
          <table:table-cell table:formula="of:=[.H138]-[.H$3]" office:value-type="float" office:value="721">
            <text:p>721</text:p>
          </table:table-cell>
          <table:table-cell table:formula="of:=[.I138]-[.H$3]" office:value-type="float" office:value="377">
            <text:p>377</text:p>
          </table:table-cell>
          <table:table-cell table:formula="of:=[.I139]*[.G$4]/[.H$4]" office:value-type="float" office:value="0.404585365853659">
            <text:p>0,4045853659</text:p>
          </table:table-cell>
          <table:table-cell table:formula="of:=[.J139]*([.$B$2]+[.$C$2])/[.$C$2]" office:value-type="float" office:value="3.72218536585366">
            <text:p>3,7221853659</text:p>
          </table:table-cell>
        </table:table-row>
        <table:table-row table:style-name="ro3">
          <table:table-cell table:number-columns-repeated="5"/>
          <table:table-cell table:formula="of:=[.G140]*([.$B$2]+[.$C$2])/[.$C$2]" office:value-type="float" office:value="7.10868292682927">
            <text:p>7,1086829268</text:p>
          </table:table-cell>
          <table:table-cell table:formula="of:=[.H140]/[.H139]*[.G139]" office:value-type="float" office:value="0.772682926829268">
            <text:p>0,7726829268</text:p>
          </table:table-cell>
          <table:table-cell table:formula="of:=[.H139]-[.H$3]" office:value-type="float" office:value="720">
            <text:p>720</text:p>
          </table:table-cell>
          <table:table-cell table:formula="of:=[.I139]-[.H$3]" office:value-type="float" office:value="376">
            <text:p>376</text:p>
          </table:table-cell>
          <table:table-cell table:formula="of:=[.I140]*[.G$4]/[.H$4]" office:value-type="float" office:value="0.403512195121951">
            <text:p>0,4035121951</text:p>
          </table:table-cell>
          <table:table-cell table:formula="of:=[.J140]*([.$B$2]+[.$C$2])/[.$C$2]" office:value-type="float" office:value="3.71231219512195">
            <text:p>3,7123121951</text:p>
          </table:table-cell>
        </table:table-row>
        <table:table-row table:style-name="ro3">
          <table:table-cell table:number-columns-repeated="5"/>
          <table:table-cell table:formula="of:=[.G141]*([.$B$2]+[.$C$2])/[.$C$2]" office:value-type="float" office:value="7.09880975609756">
            <text:p>7,0988097561</text:p>
          </table:table-cell>
          <table:table-cell table:formula="of:=[.H141]/[.H140]*[.G140]" office:value-type="float" office:value="0.771609756097561">
            <text:p>0,7716097561</text:p>
          </table:table-cell>
          <table:table-cell table:formula="of:=[.H140]-[.H$3]" office:value-type="float" office:value="719">
            <text:p>719</text:p>
          </table:table-cell>
          <table:table-cell table:formula="of:=[.I140]-[.H$3]" office:value-type="float" office:value="375">
            <text:p>375</text:p>
          </table:table-cell>
          <table:table-cell table:formula="of:=[.I141]*[.G$4]/[.H$4]" office:value-type="float" office:value="0.402439024390244">
            <text:p>0,4024390244</text:p>
          </table:table-cell>
          <table:table-cell table:formula="of:=[.J141]*([.$B$2]+[.$C$2])/[.$C$2]" office:value-type="float" office:value="3.70243902439024">
            <text:p>3,7024390244</text:p>
          </table:table-cell>
        </table:table-row>
        <table:table-row table:style-name="ro3">
          <table:table-cell table:number-columns-repeated="5"/>
          <table:table-cell table:formula="of:=[.G142]*([.$B$2]+[.$C$2])/[.$C$2]" office:value-type="float" office:value="7.08893658536585">
            <text:p>7,0889365854</text:p>
          </table:table-cell>
          <table:table-cell table:formula="of:=[.H142]/[.H141]*[.G141]" office:value-type="float" office:value="0.770536585365854">
            <text:p>0,7705365854</text:p>
          </table:table-cell>
          <table:table-cell table:formula="of:=[.H141]-[.H$3]" office:value-type="float" office:value="718">
            <text:p>718</text:p>
          </table:table-cell>
          <table:table-cell table:formula="of:=[.I141]-[.H$3]" office:value-type="float" office:value="374">
            <text:p>374</text:p>
          </table:table-cell>
          <table:table-cell table:formula="of:=[.I142]*[.G$4]/[.H$4]" office:value-type="float" office:value="0.401365853658537">
            <text:p>0,4013658537</text:p>
          </table:table-cell>
          <table:table-cell table:formula="of:=[.J142]*([.$B$2]+[.$C$2])/[.$C$2]" office:value-type="float" office:value="3.69256585365854">
            <text:p>3,6925658537</text:p>
          </table:table-cell>
        </table:table-row>
        <table:table-row table:style-name="ro3">
          <table:table-cell table:number-columns-repeated="5"/>
          <table:table-cell table:formula="of:=[.G143]*([.$B$2]+[.$C$2])/[.$C$2]" office:value-type="float" office:value="7.07906341463415">
            <text:p>7,0790634146</text:p>
          </table:table-cell>
          <table:table-cell table:formula="of:=[.H143]/[.H142]*[.G142]" office:value-type="float" office:value="0.769463414634146">
            <text:p>0,7694634146</text:p>
          </table:table-cell>
          <table:table-cell table:formula="of:=[.H142]-[.H$3]" office:value-type="float" office:value="717">
            <text:p>717</text:p>
          </table:table-cell>
          <table:table-cell table:formula="of:=[.I142]-[.H$3]" office:value-type="float" office:value="373">
            <text:p>373</text:p>
          </table:table-cell>
          <table:table-cell table:formula="of:=[.I143]*[.G$4]/[.H$4]" office:value-type="float" office:value="0.400292682926829">
            <text:p>0,4002926829</text:p>
          </table:table-cell>
          <table:table-cell table:formula="of:=[.J143]*([.$B$2]+[.$C$2])/[.$C$2]" office:value-type="float" office:value="3.68269268292683">
            <text:p>3,6826926829</text:p>
          </table:table-cell>
        </table:table-row>
        <table:table-row table:style-name="ro3">
          <table:table-cell table:number-columns-repeated="5"/>
          <table:table-cell table:formula="of:=[.G144]*([.$B$2]+[.$C$2])/[.$C$2]" office:value-type="float" office:value="7.06919024390244">
            <text:p>7,0691902439</text:p>
          </table:table-cell>
          <table:table-cell table:formula="of:=[.H144]/[.H143]*[.G143]" office:value-type="float" office:value="0.768390243902439">
            <text:p>0,7683902439</text:p>
          </table:table-cell>
          <table:table-cell table:formula="of:=[.H143]-[.H$3]" office:value-type="float" office:value="716">
            <text:p>716</text:p>
          </table:table-cell>
          <table:table-cell table:formula="of:=[.I143]-[.H$3]" office:value-type="float" office:value="372">
            <text:p>372</text:p>
          </table:table-cell>
          <table:table-cell table:formula="of:=[.I144]*[.G$4]/[.H$4]" office:value-type="float" office:value="0.399219512195122">
            <text:p>0,3992195122</text:p>
          </table:table-cell>
          <table:table-cell table:formula="of:=[.J144]*([.$B$2]+[.$C$2])/[.$C$2]" office:value-type="float" office:value="3.67281951219512">
            <text:p>3,6728195122</text:p>
          </table:table-cell>
        </table:table-row>
        <table:table-row table:style-name="ro3">
          <table:table-cell table:number-columns-repeated="5"/>
          <table:table-cell table:formula="of:=[.G145]*([.$B$2]+[.$C$2])/[.$C$2]" office:value-type="float" office:value="7.05931707317073">
            <text:p>7,0593170732</text:p>
          </table:table-cell>
          <table:table-cell table:formula="of:=[.H145]/[.H144]*[.G144]" office:value-type="float" office:value="0.767317073170732">
            <text:p>0,7673170732</text:p>
          </table:table-cell>
          <table:table-cell table:formula="of:=[.H144]-[.H$3]" office:value-type="float" office:value="715">
            <text:p>715</text:p>
          </table:table-cell>
          <table:table-cell table:formula="of:=[.I144]-[.H$3]" office:value-type="float" office:value="371">
            <text:p>371</text:p>
          </table:table-cell>
          <table:table-cell table:formula="of:=[.I145]*[.G$4]/[.H$4]" office:value-type="float" office:value="0.398146341463415">
            <text:p>0,3981463415</text:p>
          </table:table-cell>
          <table:table-cell table:formula="of:=[.J145]*([.$B$2]+[.$C$2])/[.$C$2]" office:value-type="float" office:value="3.66294634146341">
            <text:p>3,6629463415</text:p>
          </table:table-cell>
        </table:table-row>
        <table:table-row table:style-name="ro3">
          <table:table-cell table:number-columns-repeated="5"/>
          <table:table-cell table:formula="of:=[.G146]*([.$B$2]+[.$C$2])/[.$C$2]" office:value-type="float" office:value="7.04944390243902">
            <text:p>7,0494439024</text:p>
          </table:table-cell>
          <table:table-cell table:formula="of:=[.H146]/[.H145]*[.G145]" office:value-type="float" office:value="0.766243902439024">
            <text:p>0,7662439024</text:p>
          </table:table-cell>
          <table:table-cell table:formula="of:=[.H145]-[.H$3]" office:value-type="float" office:value="714">
            <text:p>714</text:p>
          </table:table-cell>
          <table:table-cell table:formula="of:=[.I145]-[.H$3]" office:value-type="float" office:value="370">
            <text:p>370</text:p>
          </table:table-cell>
          <table:table-cell table:formula="of:=[.I146]*[.G$4]/[.H$4]" office:value-type="float" office:value="0.397073170731707">
            <text:p>0,3970731707</text:p>
          </table:table-cell>
          <table:table-cell table:formula="of:=[.J146]*([.$B$2]+[.$C$2])/[.$C$2]" office:value-type="float" office:value="3.65307317073171">
            <text:p>3,6530731707</text:p>
          </table:table-cell>
        </table:table-row>
        <table:table-row table:style-name="ro3">
          <table:table-cell table:number-columns-repeated="5"/>
          <table:table-cell table:formula="of:=[.G147]*([.$B$2]+[.$C$2])/[.$C$2]" office:value-type="float" office:value="7.03957073170732">
            <text:p>7,0395707317</text:p>
          </table:table-cell>
          <table:table-cell table:formula="of:=[.H147]/[.H146]*[.G146]" office:value-type="float" office:value="0.765170731707317">
            <text:p>0,7651707317</text:p>
          </table:table-cell>
          <table:table-cell table:formula="of:=[.H146]-[.H$3]" office:value-type="float" office:value="713">
            <text:p>713</text:p>
          </table:table-cell>
          <table:table-cell table:formula="of:=[.I146]-[.H$3]" office:value-type="float" office:value="369">
            <text:p>369</text:p>
          </table:table-cell>
          <table:table-cell table:formula="of:=[.I147]*[.G$4]/[.H$4]" office:value-type="float" office:value="0.396">
            <text:p>0,396</text:p>
          </table:table-cell>
          <table:table-cell table:formula="of:=[.J147]*([.$B$2]+[.$C$2])/[.$C$2]" office:value-type="float" office:value="3.6432">
            <text:p>3,6432</text:p>
          </table:table-cell>
        </table:table-row>
        <table:table-row table:style-name="ro3">
          <table:table-cell table:number-columns-repeated="5"/>
          <table:table-cell table:formula="of:=[.G148]*([.$B$2]+[.$C$2])/[.$C$2]" office:value-type="float" office:value="7.02969756097561">
            <text:p>7,029697561</text:p>
          </table:table-cell>
          <table:table-cell table:formula="of:=[.H148]/[.H147]*[.G147]" office:value-type="float" office:value="0.76409756097561">
            <text:p>0,764097561</text:p>
          </table:table-cell>
          <table:table-cell table:formula="of:=[.H147]-[.H$3]" office:value-type="float" office:value="712">
            <text:p>712</text:p>
          </table:table-cell>
          <table:table-cell table:formula="of:=[.I147]-[.H$3]" office:value-type="float" office:value="368">
            <text:p>368</text:p>
          </table:table-cell>
          <table:table-cell table:formula="of:=[.I148]*[.G$4]/[.H$4]" office:value-type="float" office:value="0.394926829268293">
            <text:p>0,3949268293</text:p>
          </table:table-cell>
          <table:table-cell table:formula="of:=[.J148]*([.$B$2]+[.$C$2])/[.$C$2]" office:value-type="float" office:value="3.63332682926829">
            <text:p>3,6333268293</text:p>
          </table:table-cell>
        </table:table-row>
        <table:table-row table:style-name="ro3">
          <table:table-cell table:number-columns-repeated="5"/>
          <table:table-cell table:formula="of:=[.G149]*([.$B$2]+[.$C$2])/[.$C$2]" office:value-type="float" office:value="7.0198243902439">
            <text:p>7,0198243902</text:p>
          </table:table-cell>
          <table:table-cell table:formula="of:=[.H149]/[.H148]*[.G148]" office:value-type="float" office:value="0.763024390243902">
            <text:p>0,7630243902</text:p>
          </table:table-cell>
          <table:table-cell table:formula="of:=[.H148]-[.H$3]" office:value-type="float" office:value="711">
            <text:p>711</text:p>
          </table:table-cell>
          <table:table-cell table:formula="of:=[.I148]-[.H$3]" office:value-type="float" office:value="367">
            <text:p>367</text:p>
          </table:table-cell>
          <table:table-cell table:formula="of:=[.I149]*[.G$4]/[.H$4]" office:value-type="float" office:value="0.393853658536585">
            <text:p>0,3938536585</text:p>
          </table:table-cell>
          <table:table-cell table:formula="of:=[.J149]*([.$B$2]+[.$C$2])/[.$C$2]" office:value-type="float" office:value="3.62345365853659">
            <text:p>3,6234536585</text:p>
          </table:table-cell>
        </table:table-row>
        <table:table-row table:style-name="ro3">
          <table:table-cell table:number-columns-repeated="5"/>
          <table:table-cell table:formula="of:=[.G150]*([.$B$2]+[.$C$2])/[.$C$2]" office:value-type="float" office:value="7.00995121951219">
            <text:p>7,0099512195</text:p>
          </table:table-cell>
          <table:table-cell table:formula="of:=[.H150]/[.H149]*[.G149]" office:value-type="float" office:value="0.761951219512195">
            <text:p>0,7619512195</text:p>
          </table:table-cell>
          <table:table-cell table:formula="of:=[.H149]-[.H$3]" office:value-type="float" office:value="710">
            <text:p>710</text:p>
          </table:table-cell>
          <table:table-cell table:formula="of:=[.I149]-[.H$3]" office:value-type="float" office:value="366">
            <text:p>366</text:p>
          </table:table-cell>
          <table:table-cell table:formula="of:=[.I150]*[.G$4]/[.H$4]" office:value-type="float" office:value="0.392780487804878">
            <text:p>0,3927804878</text:p>
          </table:table-cell>
          <table:table-cell table:formula="of:=[.J150]*([.$B$2]+[.$C$2])/[.$C$2]" office:value-type="float" office:value="3.61358048780488">
            <text:p>3,6135804878</text:p>
          </table:table-cell>
        </table:table-row>
        <table:table-row table:style-name="ro3">
          <table:table-cell table:number-columns-repeated="5"/>
          <table:table-cell table:formula="of:=[.G151]*([.$B$2]+[.$C$2])/[.$C$2]" office:value-type="float" office:value="7.00007804878049">
            <text:p>7,0000780488</text:p>
          </table:table-cell>
          <table:table-cell table:formula="of:=[.H151]/[.H150]*[.G150]" office:value-type="float" office:value="0.760878048780488">
            <text:p>0,7608780488</text:p>
          </table:table-cell>
          <table:table-cell table:formula="of:=[.H150]-[.H$3]" office:value-type="float" office:value="709">
            <text:p>709</text:p>
          </table:table-cell>
          <table:table-cell table:formula="of:=[.I150]-[.H$3]" office:value-type="float" office:value="365">
            <text:p>365</text:p>
          </table:table-cell>
          <table:table-cell table:formula="of:=[.I151]*[.G$4]/[.H$4]" office:value-type="float" office:value="0.391707317073171">
            <text:p>0,3917073171</text:p>
          </table:table-cell>
          <table:table-cell table:formula="of:=[.J151]*([.$B$2]+[.$C$2])/[.$C$2]" office:value-type="float" office:value="3.60370731707317">
            <text:p>3,6037073171</text:p>
          </table:table-cell>
        </table:table-row>
        <table:table-row table:style-name="ro3">
          <table:table-cell table:number-columns-repeated="5"/>
          <table:table-cell table:formula="of:=[.G152]*([.$B$2]+[.$C$2])/[.$C$2]" office:value-type="float" office:value="6.99020487804878">
            <text:p>6,990204878</text:p>
          </table:table-cell>
          <table:table-cell table:formula="of:=[.H152]/[.H151]*[.G151]" office:value-type="float" office:value="0.75980487804878">
            <text:p>0,759804878</text:p>
          </table:table-cell>
          <table:table-cell table:formula="of:=[.H151]-[.H$3]" office:value-type="float" office:value="708">
            <text:p>708</text:p>
          </table:table-cell>
          <table:table-cell table:formula="of:=[.I151]-[.H$3]" office:value-type="float" office:value="364">
            <text:p>364</text:p>
          </table:table-cell>
          <table:table-cell table:formula="of:=[.I152]*[.G$4]/[.H$4]" office:value-type="float" office:value="0.390634146341463">
            <text:p>0,3906341463</text:p>
          </table:table-cell>
          <table:table-cell table:formula="of:=[.J152]*([.$B$2]+[.$C$2])/[.$C$2]" office:value-type="float" office:value="3.59383414634146">
            <text:p>3,5938341463</text:p>
          </table:table-cell>
        </table:table-row>
        <table:table-row table:style-name="ro3">
          <table:table-cell table:number-columns-repeated="5"/>
          <table:table-cell table:formula="of:=[.G153]*([.$B$2]+[.$C$2])/[.$C$2]" office:value-type="float" office:value="6.98033170731707">
            <text:p>6,9803317073</text:p>
          </table:table-cell>
          <table:table-cell table:formula="of:=[.H153]/[.H152]*[.G152]" office:value-type="float" office:value="0.758731707317073">
            <text:p>0,7587317073</text:p>
          </table:table-cell>
          <table:table-cell table:formula="of:=[.H152]-[.H$3]" office:value-type="float" office:value="707">
            <text:p>707</text:p>
          </table:table-cell>
          <table:table-cell table:formula="of:=[.I152]-[.H$3]" office:value-type="float" office:value="363">
            <text:p>363</text:p>
          </table:table-cell>
          <table:table-cell table:formula="of:=[.I153]*[.G$4]/[.H$4]" office:value-type="float" office:value="0.389560975609756">
            <text:p>0,3895609756</text:p>
          </table:table-cell>
          <table:table-cell table:formula="of:=[.J153]*([.$B$2]+[.$C$2])/[.$C$2]" office:value-type="float" office:value="3.58396097560976">
            <text:p>3,5839609756</text:p>
          </table:table-cell>
        </table:table-row>
        <table:table-row table:style-name="ro3">
          <table:table-cell table:number-columns-repeated="5"/>
          <table:table-cell table:formula="of:=[.G154]*([.$B$2]+[.$C$2])/[.$C$2]" office:value-type="float" office:value="6.97045853658536">
            <text:p>6,9704585366</text:p>
          </table:table-cell>
          <table:table-cell table:formula="of:=[.H154]/[.H153]*[.G153]" office:value-type="float" office:value="0.757658536585366">
            <text:p>0,7576585366</text:p>
          </table:table-cell>
          <table:table-cell table:formula="of:=[.H153]-[.H$3]" office:value-type="float" office:value="706">
            <text:p>706</text:p>
          </table:table-cell>
          <table:table-cell table:formula="of:=[.I153]-[.H$3]" office:value-type="float" office:value="362">
            <text:p>362</text:p>
          </table:table-cell>
          <table:table-cell table:formula="of:=[.I154]*[.G$4]/[.H$4]" office:value-type="float" office:value="0.388487804878049">
            <text:p>0,3884878049</text:p>
          </table:table-cell>
          <table:table-cell table:formula="of:=[.J154]*([.$B$2]+[.$C$2])/[.$C$2]" office:value-type="float" office:value="3.57408780487805">
            <text:p>3,5740878049</text:p>
          </table:table-cell>
        </table:table-row>
        <table:table-row table:style-name="ro3">
          <table:table-cell table:number-columns-repeated="5"/>
          <table:table-cell table:formula="of:=[.G155]*([.$B$2]+[.$C$2])/[.$C$2]" office:value-type="float" office:value="6.96058536585366">
            <text:p>6,9605853659</text:p>
          </table:table-cell>
          <table:table-cell table:formula="of:=[.H155]/[.H154]*[.G154]" office:value-type="float" office:value="0.756585365853658">
            <text:p>0,7565853659</text:p>
          </table:table-cell>
          <table:table-cell table:formula="of:=[.H154]-[.H$3]" office:value-type="float" office:value="705">
            <text:p>705</text:p>
          </table:table-cell>
          <table:table-cell table:formula="of:=[.I154]-[.H$3]" office:value-type="float" office:value="361">
            <text:p>361</text:p>
          </table:table-cell>
          <table:table-cell table:formula="of:=[.I155]*[.G$4]/[.H$4]" office:value-type="float" office:value="0.387414634146341">
            <text:p>0,3874146341</text:p>
          </table:table-cell>
          <table:table-cell table:formula="of:=[.J155]*([.$B$2]+[.$C$2])/[.$C$2]" office:value-type="float" office:value="3.56421463414634">
            <text:p>3,5642146341</text:p>
          </table:table-cell>
        </table:table-row>
        <table:table-row table:style-name="ro3">
          <table:table-cell table:number-columns-repeated="5"/>
          <table:table-cell table:formula="of:=[.G156]*([.$B$2]+[.$C$2])/[.$C$2]" office:value-type="float" office:value="6.95071219512195">
            <text:p>6,9507121951</text:p>
          </table:table-cell>
          <table:table-cell table:formula="of:=[.H156]/[.H155]*[.G155]" office:value-type="float" office:value="0.755512195121951">
            <text:p>0,7555121951</text:p>
          </table:table-cell>
          <table:table-cell table:formula="of:=[.H155]-[.H$3]" office:value-type="float" office:value="704">
            <text:p>704</text:p>
          </table:table-cell>
          <table:table-cell table:formula="of:=[.I155]-[.H$3]" office:value-type="float" office:value="360">
            <text:p>360</text:p>
          </table:table-cell>
          <table:table-cell table:formula="of:=[.I156]*[.G$4]/[.H$4]" office:value-type="float" office:value="0.386341463414634">
            <text:p>0,3863414634</text:p>
          </table:table-cell>
          <table:table-cell table:formula="of:=[.J156]*([.$B$2]+[.$C$2])/[.$C$2]" office:value-type="float" office:value="3.55434146341463">
            <text:p>3,5543414634</text:p>
          </table:table-cell>
        </table:table-row>
        <table:table-row table:style-name="ro3">
          <table:table-cell table:number-columns-repeated="5"/>
          <table:table-cell table:formula="of:=[.G157]*([.$B$2]+[.$C$2])/[.$C$2]" office:value-type="float" office:value="6.94083902439024">
            <text:p>6,9408390244</text:p>
          </table:table-cell>
          <table:table-cell table:formula="of:=[.H157]/[.H156]*[.G156]" office:value-type="float" office:value="0.754439024390244">
            <text:p>0,7544390244</text:p>
          </table:table-cell>
          <table:table-cell table:formula="of:=[.H156]-[.H$3]" office:value-type="float" office:value="703">
            <text:p>703</text:p>
          </table:table-cell>
          <table:table-cell table:formula="of:=[.I156]-[.H$3]" office:value-type="float" office:value="359">
            <text:p>359</text:p>
          </table:table-cell>
          <table:table-cell table:formula="of:=[.I157]*[.G$4]/[.H$4]" office:value-type="float" office:value="0.385268292682927">
            <text:p>0,3852682927</text:p>
          </table:table-cell>
          <table:table-cell table:formula="of:=[.J157]*([.$B$2]+[.$C$2])/[.$C$2]" office:value-type="float" office:value="3.54446829268293">
            <text:p>3,5444682927</text:p>
          </table:table-cell>
        </table:table-row>
        <table:table-row table:style-name="ro3">
          <table:table-cell table:number-columns-repeated="5"/>
          <table:table-cell table:formula="of:=[.G158]*([.$B$2]+[.$C$2])/[.$C$2]" office:value-type="float" office:value="6.93096585365854">
            <text:p>6,9309658537</text:p>
          </table:table-cell>
          <table:table-cell table:formula="of:=[.H158]/[.H157]*[.G157]" office:value-type="float" office:value="0.753365853658536">
            <text:p>0,7533658537</text:p>
          </table:table-cell>
          <table:table-cell table:formula="of:=[.H157]-[.H$3]" office:value-type="float" office:value="702">
            <text:p>702</text:p>
          </table:table-cell>
          <table:table-cell table:formula="of:=[.I157]-[.H$3]" office:value-type="float" office:value="358">
            <text:p>358</text:p>
          </table:table-cell>
          <table:table-cell table:formula="of:=[.I158]*[.G$4]/[.H$4]" office:value-type="float" office:value="0.384195121951219">
            <text:p>0,384195122</text:p>
          </table:table-cell>
          <table:table-cell table:formula="of:=[.J158]*([.$B$2]+[.$C$2])/[.$C$2]" office:value-type="float" office:value="3.53459512195122">
            <text:p>3,534595122</text:p>
          </table:table-cell>
        </table:table-row>
        <table:table-row table:style-name="ro3">
          <table:table-cell table:number-columns-repeated="5"/>
          <table:table-cell table:formula="of:=[.G159]*([.$B$2]+[.$C$2])/[.$C$2]" office:value-type="float" office:value="6.92109268292683">
            <text:p>6,9210926829</text:p>
          </table:table-cell>
          <table:table-cell table:formula="of:=[.H159]/[.H158]*[.G158]" office:value-type="float" office:value="0.752292682926829">
            <text:p>0,7522926829</text:p>
          </table:table-cell>
          <table:table-cell table:formula="of:=[.H158]-[.H$3]" office:value-type="float" office:value="701">
            <text:p>701</text:p>
          </table:table-cell>
          <table:table-cell table:formula="of:=[.I158]-[.H$3]" office:value-type="float" office:value="357">
            <text:p>357</text:p>
          </table:table-cell>
          <table:table-cell table:formula="of:=[.I159]*[.G$4]/[.H$4]" office:value-type="float" office:value="0.383121951219512">
            <text:p>0,3831219512</text:p>
          </table:table-cell>
          <table:table-cell table:formula="of:=[.J159]*([.$B$2]+[.$C$2])/[.$C$2]" office:value-type="float" office:value="3.52472195121951">
            <text:p>3,5247219512</text:p>
          </table:table-cell>
        </table:table-row>
        <table:table-row table:style-name="ro3">
          <table:table-cell table:number-columns-repeated="5"/>
          <table:table-cell table:formula="of:=[.G160]*([.$B$2]+[.$C$2])/[.$C$2]" office:value-type="float" office:value="6.91121951219512">
            <text:p>6,9112195122</text:p>
          </table:table-cell>
          <table:table-cell table:formula="of:=[.H160]/[.H159]*[.G159]" office:value-type="float" office:value="0.751219512195122">
            <text:p>0,7512195122</text:p>
          </table:table-cell>
          <table:table-cell table:formula="of:=[.H159]-[.H$3]" office:value-type="float" office:value="700">
            <text:p>700</text:p>
          </table:table-cell>
          <table:table-cell table:formula="of:=[.I159]-[.H$3]" office:value-type="float" office:value="356">
            <text:p>356</text:p>
          </table:table-cell>
          <table:table-cell table:formula="of:=[.I160]*[.G$4]/[.H$4]" office:value-type="float" office:value="0.382048780487805">
            <text:p>0,3820487805</text:p>
          </table:table-cell>
          <table:table-cell table:formula="of:=[.J160]*([.$B$2]+[.$C$2])/[.$C$2]" office:value-type="float" office:value="3.5148487804878">
            <text:p>3,5148487805</text:p>
          </table:table-cell>
        </table:table-row>
        <table:table-row table:style-name="ro3">
          <table:table-cell table:number-columns-repeated="5"/>
          <table:table-cell table:formula="of:=[.G161]*([.$B$2]+[.$C$2])/[.$C$2]" office:value-type="float" office:value="6.90134634146341">
            <text:p>6,9013463415</text:p>
          </table:table-cell>
          <table:table-cell table:formula="of:=[.H161]/[.H160]*[.G160]" office:value-type="float" office:value="0.750146341463415">
            <text:p>0,7501463415</text:p>
          </table:table-cell>
          <table:table-cell table:formula="of:=[.H160]-[.H$3]" office:value-type="float" office:value="699">
            <text:p>699</text:p>
          </table:table-cell>
          <table:table-cell table:formula="of:=[.I160]-[.H$3]" office:value-type="float" office:value="355">
            <text:p>355</text:p>
          </table:table-cell>
          <table:table-cell table:formula="of:=[.I161]*[.G$4]/[.H$4]" office:value-type="float" office:value="0.380975609756098">
            <text:p>0,3809756098</text:p>
          </table:table-cell>
          <table:table-cell table:formula="of:=[.J161]*([.$B$2]+[.$C$2])/[.$C$2]" office:value-type="float" office:value="3.5049756097561">
            <text:p>3,5049756098</text:p>
          </table:table-cell>
        </table:table-row>
        <table:table-row table:style-name="ro3">
          <table:table-cell table:number-columns-repeated="5"/>
          <table:table-cell table:formula="of:=[.G162]*([.$B$2]+[.$C$2])/[.$C$2]" office:value-type="float" office:value="6.89147317073171">
            <text:p>6,8914731707</text:p>
          </table:table-cell>
          <table:table-cell table:formula="of:=[.H162]/[.H161]*[.G161]" office:value-type="float" office:value="0.749073170731707">
            <text:p>0,7490731707</text:p>
          </table:table-cell>
          <table:table-cell table:formula="of:=[.H161]-[.H$3]" office:value-type="float" office:value="698">
            <text:p>698</text:p>
          </table:table-cell>
          <table:table-cell table:formula="of:=[.I161]-[.H$3]" office:value-type="float" office:value="354">
            <text:p>354</text:p>
          </table:table-cell>
          <table:table-cell table:formula="of:=[.I162]*[.G$4]/[.H$4]" office:value-type="float" office:value="0.37990243902439">
            <text:p>0,379902439</text:p>
          </table:table-cell>
          <table:table-cell table:formula="of:=[.J162]*([.$B$2]+[.$C$2])/[.$C$2]" office:value-type="float" office:value="3.49510243902439">
            <text:p>3,495102439</text:p>
          </table:table-cell>
        </table:table-row>
        <table:table-row table:style-name="ro3">
          <table:table-cell table:number-columns-repeated="5"/>
          <table:table-cell table:formula="of:=[.G163]*([.$B$2]+[.$C$2])/[.$C$2]" office:value-type="float" office:value="6.8816">
            <text:p>6,8816</text:p>
          </table:table-cell>
          <table:table-cell table:formula="of:=[.H163]/[.H162]*[.G162]" office:value-type="float" office:value="0.748">
            <text:p>0,748</text:p>
          </table:table-cell>
          <table:table-cell table:formula="of:=[.H162]-[.H$3]" office:value-type="float" office:value="697">
            <text:p>697</text:p>
          </table:table-cell>
          <table:table-cell table:formula="of:=[.I162]-[.H$3]" office:value-type="float" office:value="353">
            <text:p>353</text:p>
          </table:table-cell>
          <table:table-cell table:formula="of:=[.I163]*[.G$4]/[.H$4]" office:value-type="float" office:value="0.378829268292683">
            <text:p>0,3788292683</text:p>
          </table:table-cell>
          <table:table-cell table:formula="of:=[.J163]*([.$B$2]+[.$C$2])/[.$C$2]" office:value-type="float" office:value="3.48522926829268">
            <text:p>3,4852292683</text:p>
          </table:table-cell>
        </table:table-row>
        <table:table-row table:style-name="ro3">
          <table:table-cell table:number-columns-repeated="5"/>
          <table:table-cell table:formula="of:=[.G164]*([.$B$2]+[.$C$2])/[.$C$2]" office:value-type="float" office:value="6.87172682926829">
            <text:p>6,8717268293</text:p>
          </table:table-cell>
          <table:table-cell table:formula="of:=[.H164]/[.H163]*[.G163]" office:value-type="float" office:value="0.746926829268293">
            <text:p>0,7469268293</text:p>
          </table:table-cell>
          <table:table-cell table:formula="of:=[.H163]-[.H$3]" office:value-type="float" office:value="696">
            <text:p>696</text:p>
          </table:table-cell>
          <table:table-cell table:formula="of:=[.I163]-[.H$3]" office:value-type="float" office:value="352">
            <text:p>352</text:p>
          </table:table-cell>
          <table:table-cell table:formula="of:=[.I164]*[.G$4]/[.H$4]" office:value-type="float" office:value="0.377756097560976">
            <text:p>0,3777560976</text:p>
          </table:table-cell>
          <table:table-cell table:formula="of:=[.J164]*([.$B$2]+[.$C$2])/[.$C$2]" office:value-type="float" office:value="3.47535609756098">
            <text:p>3,4753560976</text:p>
          </table:table-cell>
        </table:table-row>
        <table:table-row table:style-name="ro3">
          <table:table-cell table:number-columns-repeated="5"/>
          <table:table-cell table:formula="of:=[.G165]*([.$B$2]+[.$C$2])/[.$C$2]" office:value-type="float" office:value="6.86185365853658">
            <text:p>6,8618536585</text:p>
          </table:table-cell>
          <table:table-cell table:formula="of:=[.H165]/[.H164]*[.G164]" office:value-type="float" office:value="0.745853658536585">
            <text:p>0,7458536585</text:p>
          </table:table-cell>
          <table:table-cell table:formula="of:=[.H164]-[.H$3]" office:value-type="float" office:value="695">
            <text:p>695</text:p>
          </table:table-cell>
          <table:table-cell table:formula="of:=[.I164]-[.H$3]" office:value-type="float" office:value="351">
            <text:p>351</text:p>
          </table:table-cell>
          <table:table-cell table:formula="of:=[.I165]*[.G$4]/[.H$4]" office:value-type="float" office:value="0.376682926829268">
            <text:p>0,3766829268</text:p>
          </table:table-cell>
          <table:table-cell table:formula="of:=[.J165]*([.$B$2]+[.$C$2])/[.$C$2]" office:value-type="float" office:value="3.46548292682927">
            <text:p>3,4654829268</text:p>
          </table:table-cell>
        </table:table-row>
        <table:table-row table:style-name="ro3">
          <table:table-cell table:number-columns-repeated="5"/>
          <table:table-cell table:formula="of:=[.G166]*([.$B$2]+[.$C$2])/[.$C$2]" office:value-type="float" office:value="6.85198048780488">
            <text:p>6,8519804878</text:p>
          </table:table-cell>
          <table:table-cell table:formula="of:=[.H166]/[.H165]*[.G165]" office:value-type="float" office:value="0.744780487804878">
            <text:p>0,7447804878</text:p>
          </table:table-cell>
          <table:table-cell table:formula="of:=[.H165]-[.H$3]" office:value-type="float" office:value="694">
            <text:p>694</text:p>
          </table:table-cell>
          <table:table-cell table:formula="of:=[.I165]-[.H$3]" office:value-type="float" office:value="350">
            <text:p>350</text:p>
          </table:table-cell>
          <table:table-cell table:formula="of:=[.I166]*[.G$4]/[.H$4]" office:value-type="float" office:value="0.375609756097561">
            <text:p>0,3756097561</text:p>
          </table:table-cell>
          <table:table-cell table:formula="of:=[.J166]*([.$B$2]+[.$C$2])/[.$C$2]" office:value-type="float" office:value="3.45560975609756">
            <text:p>3,4556097561</text:p>
          </table:table-cell>
        </table:table-row>
        <table:table-row table:style-name="ro3">
          <table:table-cell table:number-columns-repeated="5"/>
          <table:table-cell table:formula="of:=[.G167]*([.$B$2]+[.$C$2])/[.$C$2]" office:value-type="float" office:value="6.84210731707317">
            <text:p>6,8421073171</text:p>
          </table:table-cell>
          <table:table-cell table:formula="of:=[.H167]/[.H166]*[.G166]" office:value-type="float" office:value="0.743707317073171">
            <text:p>0,7437073171</text:p>
          </table:table-cell>
          <table:table-cell table:formula="of:=[.H166]-[.H$3]" office:value-type="float" office:value="693">
            <text:p>693</text:p>
          </table:table-cell>
          <table:table-cell table:formula="of:=[.I166]-[.H$3]" office:value-type="float" office:value="349">
            <text:p>349</text:p>
          </table:table-cell>
          <table:table-cell table:formula="of:=[.I167]*[.G$4]/[.H$4]" office:value-type="float" office:value="0.374536585365854">
            <text:p>0,3745365854</text:p>
          </table:table-cell>
          <table:table-cell table:formula="of:=[.J167]*([.$B$2]+[.$C$2])/[.$C$2]" office:value-type="float" office:value="3.44573658536585">
            <text:p>3,4457365854</text:p>
          </table:table-cell>
        </table:table-row>
        <table:table-row table:style-name="ro3">
          <table:table-cell table:number-columns-repeated="5"/>
          <table:table-cell table:formula="of:=[.G168]*([.$B$2]+[.$C$2])/[.$C$2]" office:value-type="float" office:value="6.83223414634146">
            <text:p>6,8322341463</text:p>
          </table:table-cell>
          <table:table-cell table:formula="of:=[.H168]/[.H167]*[.G167]" office:value-type="float" office:value="0.742634146341463">
            <text:p>0,7426341463</text:p>
          </table:table-cell>
          <table:table-cell table:formula="of:=[.H167]-[.H$3]" office:value-type="float" office:value="692">
            <text:p>692</text:p>
          </table:table-cell>
          <table:table-cell table:formula="of:=[.I167]-[.H$3]" office:value-type="float" office:value="348">
            <text:p>348</text:p>
          </table:table-cell>
          <table:table-cell table:formula="of:=[.I168]*[.G$4]/[.H$4]" office:value-type="float" office:value="0.373463414634146">
            <text:p>0,3734634146</text:p>
          </table:table-cell>
          <table:table-cell table:formula="of:=[.J168]*([.$B$2]+[.$C$2])/[.$C$2]" office:value-type="float" office:value="3.43586341463415">
            <text:p>3,4358634146</text:p>
          </table:table-cell>
        </table:table-row>
        <table:table-row table:style-name="ro3">
          <table:table-cell table:number-columns-repeated="5"/>
          <table:table-cell table:formula="of:=[.G169]*([.$B$2]+[.$C$2])/[.$C$2]" office:value-type="float" office:value="6.82236097560975">
            <text:p>6,8223609756</text:p>
          </table:table-cell>
          <table:table-cell table:formula="of:=[.H169]/[.H168]*[.G168]" office:value-type="float" office:value="0.741560975609756">
            <text:p>0,7415609756</text:p>
          </table:table-cell>
          <table:table-cell table:formula="of:=[.H168]-[.H$3]" office:value-type="float" office:value="691">
            <text:p>691</text:p>
          </table:table-cell>
          <table:table-cell table:formula="of:=[.I168]-[.H$3]" office:value-type="float" office:value="347">
            <text:p>347</text:p>
          </table:table-cell>
          <table:table-cell table:formula="of:=[.I169]*[.G$4]/[.H$4]" office:value-type="float" office:value="0.372390243902439">
            <text:p>0,3723902439</text:p>
          </table:table-cell>
          <table:table-cell table:formula="of:=[.J169]*([.$B$2]+[.$C$2])/[.$C$2]" office:value-type="float" office:value="3.42599024390244">
            <text:p>3,4259902439</text:p>
          </table:table-cell>
        </table:table-row>
        <table:table-row table:style-name="ro3">
          <table:table-cell table:number-columns-repeated="5"/>
          <table:table-cell table:formula="of:=[.G170]*([.$B$2]+[.$C$2])/[.$C$2]" office:value-type="float" office:value="6.81248780487805">
            <text:p>6,8124878049</text:p>
          </table:table-cell>
          <table:table-cell table:formula="of:=[.H170]/[.H169]*[.G169]" office:value-type="float" office:value="0.740487804878049">
            <text:p>0,7404878049</text:p>
          </table:table-cell>
          <table:table-cell table:formula="of:=[.H169]-[.H$3]" office:value-type="float" office:value="690">
            <text:p>690</text:p>
          </table:table-cell>
          <table:table-cell table:formula="of:=[.I169]-[.H$3]" office:value-type="float" office:value="346">
            <text:p>346</text:p>
          </table:table-cell>
          <table:table-cell table:formula="of:=[.I170]*[.G$4]/[.H$4]" office:value-type="float" office:value="0.371317073170732">
            <text:p>0,3713170732</text:p>
          </table:table-cell>
          <table:table-cell table:formula="of:=[.J170]*([.$B$2]+[.$C$2])/[.$C$2]" office:value-type="float" office:value="3.41611707317073">
            <text:p>3,4161170732</text:p>
          </table:table-cell>
        </table:table-row>
        <table:table-row table:style-name="ro3">
          <table:table-cell table:number-columns-repeated="5"/>
          <table:table-cell table:formula="of:=[.G171]*([.$B$2]+[.$C$2])/[.$C$2]" office:value-type="float" office:value="6.80261463414634">
            <text:p>6,8026146341</text:p>
          </table:table-cell>
          <table:table-cell table:formula="of:=[.H171]/[.H170]*[.G170]" office:value-type="float" office:value="0.739414634146341">
            <text:p>0,7394146341</text:p>
          </table:table-cell>
          <table:table-cell table:formula="of:=[.H170]-[.H$3]" office:value-type="float" office:value="689">
            <text:p>689</text:p>
          </table:table-cell>
          <table:table-cell table:formula="of:=[.I170]-[.H$3]" office:value-type="float" office:value="345">
            <text:p>345</text:p>
          </table:table-cell>
          <table:table-cell table:formula="of:=[.I171]*[.G$4]/[.H$4]" office:value-type="float" office:value="0.370243902439024">
            <text:p>0,3702439024</text:p>
          </table:table-cell>
          <table:table-cell table:formula="of:=[.J171]*([.$B$2]+[.$C$2])/[.$C$2]" office:value-type="float" office:value="3.40624390243902">
            <text:p>3,4062439024</text:p>
          </table:table-cell>
        </table:table-row>
        <table:table-row table:style-name="ro3">
          <table:table-cell table:number-columns-repeated="5"/>
          <table:table-cell table:formula="of:=[.G172]*([.$B$2]+[.$C$2])/[.$C$2]" office:value-type="float" office:value="6.79274146341463">
            <text:p>6,7927414634</text:p>
          </table:table-cell>
          <table:table-cell table:formula="of:=[.H172]/[.H171]*[.G171]" office:value-type="float" office:value="0.738341463414634">
            <text:p>0,7383414634</text:p>
          </table:table-cell>
          <table:table-cell table:formula="of:=[.H171]-[.H$3]" office:value-type="float" office:value="688">
            <text:p>688</text:p>
          </table:table-cell>
          <table:table-cell table:formula="of:=[.I171]-[.H$3]" office:value-type="float" office:value="344">
            <text:p>344</text:p>
          </table:table-cell>
          <table:table-cell table:formula="of:=[.I172]*[.G$4]/[.H$4]" office:value-type="float" office:value="0.369170731707317">
            <text:p>0,3691707317</text:p>
          </table:table-cell>
          <table:table-cell table:formula="of:=[.J172]*([.$B$2]+[.$C$2])/[.$C$2]" office:value-type="float" office:value="3.39637073170732">
            <text:p>3,3963707317</text:p>
          </table:table-cell>
        </table:table-row>
        <table:table-row table:style-name="ro3">
          <table:table-cell table:number-columns-repeated="5"/>
          <table:table-cell table:formula="of:=[.G173]*([.$B$2]+[.$C$2])/[.$C$2]" office:value-type="float" office:value="6.78286829268293">
            <text:p>6,7828682927</text:p>
          </table:table-cell>
          <table:table-cell table:formula="of:=[.H173]/[.H172]*[.G172]" office:value-type="float" office:value="0.737268292682927">
            <text:p>0,7372682927</text:p>
          </table:table-cell>
          <table:table-cell table:formula="of:=[.H172]-[.H$3]" office:value-type="float" office:value="687">
            <text:p>687</text:p>
          </table:table-cell>
          <table:table-cell table:formula="of:=[.I172]-[.H$3]" office:value-type="float" office:value="343">
            <text:p>343</text:p>
          </table:table-cell>
          <table:table-cell table:formula="of:=[.I173]*[.G$4]/[.H$4]" office:value-type="float" office:value="0.36809756097561">
            <text:p>0,368097561</text:p>
          </table:table-cell>
          <table:table-cell table:formula="of:=[.J173]*([.$B$2]+[.$C$2])/[.$C$2]" office:value-type="float" office:value="3.38649756097561">
            <text:p>3,386497561</text:p>
          </table:table-cell>
        </table:table-row>
        <table:table-row table:style-name="ro3">
          <table:table-cell table:number-columns-repeated="5"/>
          <table:table-cell table:formula="of:=[.G174]*([.$B$2]+[.$C$2])/[.$C$2]" office:value-type="float" office:value="6.77299512195122">
            <text:p>6,772995122</text:p>
          </table:table-cell>
          <table:table-cell table:formula="of:=[.H174]/[.H173]*[.G173]" office:value-type="float" office:value="0.736195121951219">
            <text:p>0,736195122</text:p>
          </table:table-cell>
          <table:table-cell table:formula="of:=[.H173]-[.H$3]" office:value-type="float" office:value="686">
            <text:p>686</text:p>
          </table:table-cell>
          <table:table-cell table:formula="of:=[.I173]-[.H$3]" office:value-type="float" office:value="342">
            <text:p>342</text:p>
          </table:table-cell>
          <table:table-cell table:formula="of:=[.I174]*[.G$4]/[.H$4]" office:value-type="float" office:value="0.367024390243902">
            <text:p>0,3670243902</text:p>
          </table:table-cell>
          <table:table-cell table:formula="of:=[.J174]*([.$B$2]+[.$C$2])/[.$C$2]" office:value-type="float" office:value="3.3766243902439">
            <text:p>3,3766243902</text:p>
          </table:table-cell>
        </table:table-row>
        <table:table-row table:style-name="ro3">
          <table:table-cell table:number-columns-repeated="5"/>
          <table:table-cell table:formula="of:=[.G175]*([.$B$2]+[.$C$2])/[.$C$2]" office:value-type="float" office:value="6.76312195121951">
            <text:p>6,7631219512</text:p>
          </table:table-cell>
          <table:table-cell table:formula="of:=[.H175]/[.H174]*[.G174]" office:value-type="float" office:value="0.735121951219512">
            <text:p>0,7351219512</text:p>
          </table:table-cell>
          <table:table-cell table:formula="of:=[.H174]-[.H$3]" office:value-type="float" office:value="685">
            <text:p>685</text:p>
          </table:table-cell>
          <table:table-cell table:formula="of:=[.I174]-[.H$3]" office:value-type="float" office:value="341">
            <text:p>341</text:p>
          </table:table-cell>
          <table:table-cell table:formula="of:=[.I175]*[.G$4]/[.H$4]" office:value-type="float" office:value="0.365951219512195">
            <text:p>0,3659512195</text:p>
          </table:table-cell>
          <table:table-cell table:formula="of:=[.J175]*([.$B$2]+[.$C$2])/[.$C$2]" office:value-type="float" office:value="3.3667512195122">
            <text:p>3,3667512195</text:p>
          </table:table-cell>
        </table:table-row>
        <table:table-row table:style-name="ro3">
          <table:table-cell table:number-columns-repeated="5"/>
          <table:table-cell table:formula="of:=[.G176]*([.$B$2]+[.$C$2])/[.$C$2]" office:value-type="float" office:value="6.7532487804878">
            <text:p>6,7532487805</text:p>
          </table:table-cell>
          <table:table-cell table:formula="of:=[.H176]/[.H175]*[.G175]" office:value-type="float" office:value="0.734048780487805">
            <text:p>0,7340487805</text:p>
          </table:table-cell>
          <table:table-cell table:formula="of:=[.H175]-[.H$3]" office:value-type="float" office:value="684">
            <text:p>684</text:p>
          </table:table-cell>
          <table:table-cell table:formula="of:=[.I175]-[.H$3]" office:value-type="float" office:value="340">
            <text:p>340</text:p>
          </table:table-cell>
          <table:table-cell table:formula="of:=[.I176]*[.G$4]/[.H$4]" office:value-type="float" office:value="0.364878048780488">
            <text:p>0,3648780488</text:p>
          </table:table-cell>
          <table:table-cell table:formula="of:=[.J176]*([.$B$2]+[.$C$2])/[.$C$2]" office:value-type="float" office:value="3.35687804878049">
            <text:p>3,3568780488</text:p>
          </table:table-cell>
        </table:table-row>
        <table:table-row table:style-name="ro3">
          <table:table-cell table:number-columns-repeated="5"/>
          <table:table-cell table:formula="of:=[.G177]*([.$B$2]+[.$C$2])/[.$C$2]" office:value-type="float" office:value="6.7433756097561">
            <text:p>6,7433756098</text:p>
          </table:table-cell>
          <table:table-cell table:formula="of:=[.H177]/[.H176]*[.G176]" office:value-type="float" office:value="0.732975609756097">
            <text:p>0,7329756098</text:p>
          </table:table-cell>
          <table:table-cell table:formula="of:=[.H176]-[.H$3]" office:value-type="float" office:value="683">
            <text:p>683</text:p>
          </table:table-cell>
          <table:table-cell table:formula="of:=[.I176]-[.H$3]" office:value-type="float" office:value="339">
            <text:p>339</text:p>
          </table:table-cell>
          <table:table-cell table:formula="of:=[.I177]*[.G$4]/[.H$4]" office:value-type="float" office:value="0.36380487804878">
            <text:p>0,363804878</text:p>
          </table:table-cell>
          <table:table-cell table:formula="of:=[.J177]*([.$B$2]+[.$C$2])/[.$C$2]" office:value-type="float" office:value="3.34700487804878">
            <text:p>3,347004878</text:p>
          </table:table-cell>
        </table:table-row>
        <table:table-row table:style-name="ro3">
          <table:table-cell table:number-columns-repeated="5"/>
          <table:table-cell table:formula="of:=[.G178]*([.$B$2]+[.$C$2])/[.$C$2]" office:value-type="float" office:value="6.73350243902439">
            <text:p>6,733502439</text:p>
          </table:table-cell>
          <table:table-cell table:formula="of:=[.H178]/[.H177]*[.G177]" office:value-type="float" office:value="0.73190243902439">
            <text:p>0,731902439</text:p>
          </table:table-cell>
          <table:table-cell table:formula="of:=[.H177]-[.H$3]" office:value-type="float" office:value="682">
            <text:p>682</text:p>
          </table:table-cell>
          <table:table-cell table:formula="of:=[.I177]-[.H$3]" office:value-type="float" office:value="338">
            <text:p>338</text:p>
          </table:table-cell>
          <table:table-cell table:formula="of:=[.I178]*[.G$4]/[.H$4]" office:value-type="float" office:value="0.362731707317073">
            <text:p>0,3627317073</text:p>
          </table:table-cell>
          <table:table-cell table:formula="of:=[.J178]*([.$B$2]+[.$C$2])/[.$C$2]" office:value-type="float" office:value="3.33713170731707">
            <text:p>3,3371317073</text:p>
          </table:table-cell>
        </table:table-row>
        <table:table-row table:style-name="ro3">
          <table:table-cell table:number-columns-repeated="5"/>
          <table:table-cell table:formula="of:=[.G179]*([.$B$2]+[.$C$2])/[.$C$2]" office:value-type="float" office:value="6.72362926829268">
            <text:p>6,7236292683</text:p>
          </table:table-cell>
          <table:table-cell table:formula="of:=[.H179]/[.H178]*[.G178]" office:value-type="float" office:value="0.730829268292683">
            <text:p>0,7308292683</text:p>
          </table:table-cell>
          <table:table-cell table:formula="of:=[.H178]-[.H$3]" office:value-type="float" office:value="681">
            <text:p>681</text:p>
          </table:table-cell>
          <table:table-cell table:formula="of:=[.I178]-[.H$3]" office:value-type="float" office:value="337">
            <text:p>337</text:p>
          </table:table-cell>
          <table:table-cell table:formula="of:=[.I179]*[.G$4]/[.H$4]" office:value-type="float" office:value="0.361658536585366">
            <text:p>0,3616585366</text:p>
          </table:table-cell>
          <table:table-cell table:formula="of:=[.J179]*([.$B$2]+[.$C$2])/[.$C$2]" office:value-type="float" office:value="3.32725853658537">
            <text:p>3,3272585366</text:p>
          </table:table-cell>
        </table:table-row>
        <table:table-row table:style-name="ro3">
          <table:table-cell table:number-columns-repeated="5"/>
          <table:table-cell table:formula="of:=[.G180]*([.$B$2]+[.$C$2])/[.$C$2]" office:value-type="float" office:value="6.71375609756097">
            <text:p>6,7137560976</text:p>
          </table:table-cell>
          <table:table-cell table:formula="of:=[.H180]/[.H179]*[.G179]" office:value-type="float" office:value="0.729756097560975">
            <text:p>0,7297560976</text:p>
          </table:table-cell>
          <table:table-cell table:formula="of:=[.H179]-[.H$3]" office:value-type="float" office:value="680">
            <text:p>680</text:p>
          </table:table-cell>
          <table:table-cell table:formula="of:=[.I179]-[.H$3]" office:value-type="float" office:value="336">
            <text:p>336</text:p>
          </table:table-cell>
          <table:table-cell table:formula="of:=[.I180]*[.G$4]/[.H$4]" office:value-type="float" office:value="0.360585365853659">
            <text:p>0,3605853659</text:p>
          </table:table-cell>
          <table:table-cell table:formula="of:=[.J180]*([.$B$2]+[.$C$2])/[.$C$2]" office:value-type="float" office:value="3.31738536585366">
            <text:p>3,3173853659</text:p>
          </table:table-cell>
        </table:table-row>
        <table:table-row table:style-name="ro3">
          <table:table-cell table:number-columns-repeated="5"/>
          <table:table-cell table:formula="of:=[.G181]*([.$B$2]+[.$C$2])/[.$C$2]" office:value-type="float" office:value="6.70388292682927">
            <text:p>6,7038829268</text:p>
          </table:table-cell>
          <table:table-cell table:formula="of:=[.H181]/[.H180]*[.G180]" office:value-type="float" office:value="0.728682926829268">
            <text:p>0,7286829268</text:p>
          </table:table-cell>
          <table:table-cell table:formula="of:=[.H180]-[.H$3]" office:value-type="float" office:value="679">
            <text:p>679</text:p>
          </table:table-cell>
          <table:table-cell table:formula="of:=[.I180]-[.H$3]" office:value-type="float" office:value="335">
            <text:p>335</text:p>
          </table:table-cell>
          <table:table-cell table:formula="of:=[.I181]*[.G$4]/[.H$4]" office:value-type="float" office:value="0.359512195121951">
            <text:p>0,3595121951</text:p>
          </table:table-cell>
          <table:table-cell table:formula="of:=[.J181]*([.$B$2]+[.$C$2])/[.$C$2]" office:value-type="float" office:value="3.30751219512195">
            <text:p>3,3075121951</text:p>
          </table:table-cell>
        </table:table-row>
        <table:table-row table:style-name="ro3">
          <table:table-cell table:number-columns-repeated="5"/>
          <table:table-cell table:formula="of:=[.G182]*([.$B$2]+[.$C$2])/[.$C$2]" office:value-type="float" office:value="6.69400975609756">
            <text:p>6,6940097561</text:p>
          </table:table-cell>
          <table:table-cell table:formula="of:=[.H182]/[.H181]*[.G181]" office:value-type="float" office:value="0.727609756097561">
            <text:p>0,7276097561</text:p>
          </table:table-cell>
          <table:table-cell table:formula="of:=[.H181]-[.H$3]" office:value-type="float" office:value="678">
            <text:p>678</text:p>
          </table:table-cell>
          <table:table-cell table:formula="of:=[.I181]-[.H$3]" office:value-type="float" office:value="334">
            <text:p>334</text:p>
          </table:table-cell>
          <table:table-cell table:formula="of:=[.I182]*[.G$4]/[.H$4]" office:value-type="float" office:value="0.358439024390244">
            <text:p>0,3584390244</text:p>
          </table:table-cell>
          <table:table-cell table:formula="of:=[.J182]*([.$B$2]+[.$C$2])/[.$C$2]" office:value-type="float" office:value="3.29763902439024">
            <text:p>3,2976390244</text:p>
          </table:table-cell>
        </table:table-row>
        <table:table-row table:style-name="ro3">
          <table:table-cell table:number-columns-repeated="5"/>
          <table:table-cell table:formula="of:=[.G183]*([.$B$2]+[.$C$2])/[.$C$2]" office:value-type="float" office:value="6.68413658536585">
            <text:p>6,6841365854</text:p>
          </table:table-cell>
          <table:table-cell table:formula="of:=[.H183]/[.H182]*[.G182]" office:value-type="float" office:value="0.726536585365854">
            <text:p>0,7265365854</text:p>
          </table:table-cell>
          <table:table-cell table:formula="of:=[.H182]-[.H$3]" office:value-type="float" office:value="677">
            <text:p>677</text:p>
          </table:table-cell>
          <table:table-cell table:formula="of:=[.I182]-[.H$3]" office:value-type="float" office:value="333">
            <text:p>333</text:p>
          </table:table-cell>
          <table:table-cell table:formula="of:=[.I183]*[.G$4]/[.H$4]" office:value-type="float" office:value="0.357365853658537">
            <text:p>0,3573658537</text:p>
          </table:table-cell>
          <table:table-cell table:formula="of:=[.J183]*([.$B$2]+[.$C$2])/[.$C$2]" office:value-type="float" office:value="3.28776585365854">
            <text:p>3,2877658537</text:p>
          </table:table-cell>
        </table:table-row>
        <table:table-row table:style-name="ro3">
          <table:table-cell table:number-columns-repeated="5"/>
          <table:table-cell table:formula="of:=[.G184]*([.$B$2]+[.$C$2])/[.$C$2]" office:value-type="float" office:value="6.67426341463414">
            <text:p>6,6742634146</text:p>
          </table:table-cell>
          <table:table-cell table:formula="of:=[.H184]/[.H183]*[.G183]" office:value-type="float" office:value="0.725463414634146">
            <text:p>0,7254634146</text:p>
          </table:table-cell>
          <table:table-cell table:formula="of:=[.H183]-[.H$3]" office:value-type="float" office:value="676">
            <text:p>676</text:p>
          </table:table-cell>
          <table:table-cell table:formula="of:=[.I183]-[.H$3]" office:value-type="float" office:value="332">
            <text:p>332</text:p>
          </table:table-cell>
          <table:table-cell table:formula="of:=[.I184]*[.G$4]/[.H$4]" office:value-type="float" office:value="0.356292682926829">
            <text:p>0,3562926829</text:p>
          </table:table-cell>
          <table:table-cell table:formula="of:=[.J184]*([.$B$2]+[.$C$2])/[.$C$2]" office:value-type="float" office:value="3.27789268292683">
            <text:p>3,2778926829</text:p>
          </table:table-cell>
        </table:table-row>
        <table:table-row table:style-name="ro3">
          <table:table-cell table:number-columns-repeated="5"/>
          <table:table-cell table:formula="of:=[.G185]*([.$B$2]+[.$C$2])/[.$C$2]" office:value-type="float" office:value="6.66439024390244">
            <text:p>6,6643902439</text:p>
          </table:table-cell>
          <table:table-cell table:formula="of:=[.H185]/[.H184]*[.G184]" office:value-type="float" office:value="0.724390243902439">
            <text:p>0,7243902439</text:p>
          </table:table-cell>
          <table:table-cell table:formula="of:=[.H184]-[.H$3]" office:value-type="float" office:value="675">
            <text:p>675</text:p>
          </table:table-cell>
          <table:table-cell table:formula="of:=[.I184]-[.H$3]" office:value-type="float" office:value="331">
            <text:p>331</text:p>
          </table:table-cell>
          <table:table-cell table:formula="of:=[.I185]*[.G$4]/[.H$4]" office:value-type="float" office:value="0.355219512195122">
            <text:p>0,3552195122</text:p>
          </table:table-cell>
          <table:table-cell table:formula="of:=[.J185]*([.$B$2]+[.$C$2])/[.$C$2]" office:value-type="float" office:value="3.26801951219512">
            <text:p>3,2680195122</text:p>
          </table:table-cell>
        </table:table-row>
        <table:table-row table:style-name="ro3">
          <table:table-cell table:number-columns-repeated="5"/>
          <table:table-cell table:formula="of:=[.G186]*([.$B$2]+[.$C$2])/[.$C$2]" office:value-type="float" office:value="6.65451707317073">
            <text:p>6,6545170732</text:p>
          </table:table-cell>
          <table:table-cell table:formula="of:=[.H186]/[.H185]*[.G185]" office:value-type="float" office:value="0.723317073170732">
            <text:p>0,7233170732</text:p>
          </table:table-cell>
          <table:table-cell table:formula="of:=[.H185]-[.H$3]" office:value-type="float" office:value="674">
            <text:p>674</text:p>
          </table:table-cell>
          <table:table-cell table:formula="of:=[.I185]-[.H$3]" office:value-type="float" office:value="330">
            <text:p>330</text:p>
          </table:table-cell>
          <table:table-cell table:formula="of:=[.I186]*[.G$4]/[.H$4]" office:value-type="float" office:value="0.354146341463415">
            <text:p>0,3541463415</text:p>
          </table:table-cell>
          <table:table-cell table:formula="of:=[.J186]*([.$B$2]+[.$C$2])/[.$C$2]" office:value-type="float" office:value="3.25814634146341">
            <text:p>3,2581463415</text:p>
          </table:table-cell>
        </table:table-row>
        <table:table-row table:style-name="ro3">
          <table:table-cell table:number-columns-repeated="5"/>
          <table:table-cell table:formula="of:=[.G187]*([.$B$2]+[.$C$2])/[.$C$2]" office:value-type="float" office:value="6.64464390243902">
            <text:p>6,6446439024</text:p>
          </table:table-cell>
          <table:table-cell table:formula="of:=[.H187]/[.H186]*[.G186]" office:value-type="float" office:value="0.722243902439024">
            <text:p>0,7222439024</text:p>
          </table:table-cell>
          <table:table-cell table:formula="of:=[.H186]-[.H$3]" office:value-type="float" office:value="673">
            <text:p>673</text:p>
          </table:table-cell>
          <table:table-cell table:formula="of:=[.I186]-[.H$3]" office:value-type="float" office:value="329">
            <text:p>329</text:p>
          </table:table-cell>
          <table:table-cell table:formula="of:=[.I187]*[.G$4]/[.H$4]" office:value-type="float" office:value="0.353073170731707">
            <text:p>0,3530731707</text:p>
          </table:table-cell>
          <table:table-cell table:formula="of:=[.J187]*([.$B$2]+[.$C$2])/[.$C$2]" office:value-type="float" office:value="3.24827317073171">
            <text:p>3,2482731707</text:p>
          </table:table-cell>
        </table:table-row>
        <table:table-row table:style-name="ro3">
          <table:table-cell table:number-columns-repeated="5"/>
          <table:table-cell table:formula="of:=[.G188]*([.$B$2]+[.$C$2])/[.$C$2]" office:value-type="float" office:value="6.63477073170732">
            <text:p>6,6347707317</text:p>
          </table:table-cell>
          <table:table-cell table:formula="of:=[.H188]/[.H187]*[.G187]" office:value-type="float" office:value="0.721170731707317">
            <text:p>0,7211707317</text:p>
          </table:table-cell>
          <table:table-cell table:formula="of:=[.H187]-[.H$3]" office:value-type="float" office:value="672">
            <text:p>672</text:p>
          </table:table-cell>
          <table:table-cell table:formula="of:=[.I187]-[.H$3]" office:value-type="float" office:value="328">
            <text:p>328</text:p>
          </table:table-cell>
          <table:table-cell table:formula="of:=[.I188]*[.G$4]/[.H$4]" office:value-type="float" office:value="0.352">
            <text:p>0,352</text:p>
          </table:table-cell>
          <table:table-cell table:formula="of:=[.J188]*([.$B$2]+[.$C$2])/[.$C$2]" office:value-type="float" office:value="3.2384">
            <text:p>3,2384</text:p>
          </table:table-cell>
        </table:table-row>
        <table:table-row table:style-name="ro3">
          <table:table-cell table:number-columns-repeated="5"/>
          <table:table-cell table:formula="of:=[.G189]*([.$B$2]+[.$C$2])/[.$C$2]" office:value-type="float" office:value="6.62489756097561">
            <text:p>6,624897561</text:p>
          </table:table-cell>
          <table:table-cell table:formula="of:=[.H189]/[.H188]*[.G188]" office:value-type="float" office:value="0.72009756097561">
            <text:p>0,720097561</text:p>
          </table:table-cell>
          <table:table-cell table:formula="of:=[.H188]-[.H$3]" office:value-type="float" office:value="671">
            <text:p>671</text:p>
          </table:table-cell>
          <table:table-cell table:formula="of:=[.I188]-[.H$3]" office:value-type="float" office:value="327">
            <text:p>327</text:p>
          </table:table-cell>
          <table:table-cell table:formula="of:=[.I189]*[.G$4]/[.H$4]" office:value-type="float" office:value="0.350926829268293">
            <text:p>0,3509268293</text:p>
          </table:table-cell>
          <table:table-cell table:formula="of:=[.J189]*([.$B$2]+[.$C$2])/[.$C$2]" office:value-type="float" office:value="3.22852682926829">
            <text:p>3,2285268293</text:p>
          </table:table-cell>
        </table:table-row>
        <table:table-row table:style-name="ro3">
          <table:table-cell table:number-columns-repeated="5"/>
          <table:table-cell table:formula="of:=[.G190]*([.$B$2]+[.$C$2])/[.$C$2]" office:value-type="float" office:value="6.6150243902439">
            <text:p>6,6150243902</text:p>
          </table:table-cell>
          <table:table-cell table:formula="of:=[.H190]/[.H189]*[.G189]" office:value-type="float" office:value="0.719024390243902">
            <text:p>0,7190243902</text:p>
          </table:table-cell>
          <table:table-cell table:formula="of:=[.H189]-[.H$3]" office:value-type="float" office:value="670">
            <text:p>670</text:p>
          </table:table-cell>
          <table:table-cell table:formula="of:=[.I189]-[.H$3]" office:value-type="float" office:value="326">
            <text:p>326</text:p>
          </table:table-cell>
          <table:table-cell table:formula="of:=[.I190]*[.G$4]/[.H$4]" office:value-type="float" office:value="0.349853658536585">
            <text:p>0,3498536585</text:p>
          </table:table-cell>
          <table:table-cell table:formula="of:=[.J190]*([.$B$2]+[.$C$2])/[.$C$2]" office:value-type="float" office:value="3.21865365853659">
            <text:p>3,2186536585</text:p>
          </table:table-cell>
        </table:table-row>
        <table:table-row table:style-name="ro3">
          <table:table-cell table:number-columns-repeated="5"/>
          <table:table-cell table:formula="of:=[.G191]*([.$B$2]+[.$C$2])/[.$C$2]" office:value-type="float" office:value="6.60515121951219">
            <text:p>6,6051512195</text:p>
          </table:table-cell>
          <table:table-cell table:formula="of:=[.H191]/[.H190]*[.G190]" office:value-type="float" office:value="0.717951219512195">
            <text:p>0,7179512195</text:p>
          </table:table-cell>
          <table:table-cell table:formula="of:=[.H190]-[.H$3]" office:value-type="float" office:value="669">
            <text:p>669</text:p>
          </table:table-cell>
          <table:table-cell table:formula="of:=[.I190]-[.H$3]" office:value-type="float" office:value="325">
            <text:p>325</text:p>
          </table:table-cell>
          <table:table-cell table:formula="of:=[.I191]*[.G$4]/[.H$4]" office:value-type="float" office:value="0.348780487804878">
            <text:p>0,3487804878</text:p>
          </table:table-cell>
          <table:table-cell table:formula="of:=[.J191]*([.$B$2]+[.$C$2])/[.$C$2]" office:value-type="float" office:value="3.20878048780488">
            <text:p>3,2087804878</text:p>
          </table:table-cell>
        </table:table-row>
        <table:table-row table:style-name="ro3">
          <table:table-cell table:number-columns-repeated="5"/>
          <table:table-cell table:formula="of:=[.G192]*([.$B$2]+[.$C$2])/[.$C$2]" office:value-type="float" office:value="6.59527804878049">
            <text:p>6,5952780488</text:p>
          </table:table-cell>
          <table:table-cell table:formula="of:=[.H192]/[.H191]*[.G191]" office:value-type="float" office:value="0.716878048780488">
            <text:p>0,7168780488</text:p>
          </table:table-cell>
          <table:table-cell table:formula="of:=[.H191]-[.H$3]" office:value-type="float" office:value="668">
            <text:p>668</text:p>
          </table:table-cell>
          <table:table-cell table:formula="of:=[.I191]-[.H$3]" office:value-type="float" office:value="324">
            <text:p>324</text:p>
          </table:table-cell>
          <table:table-cell table:formula="of:=[.I192]*[.G$4]/[.H$4]" office:value-type="float" office:value="0.347707317073171">
            <text:p>0,3477073171</text:p>
          </table:table-cell>
          <table:table-cell table:formula="of:=[.J192]*([.$B$2]+[.$C$2])/[.$C$2]" office:value-type="float" office:value="3.19890731707317">
            <text:p>3,1989073171</text:p>
          </table:table-cell>
        </table:table-row>
        <table:table-row table:style-name="ro3">
          <table:table-cell table:number-columns-repeated="5"/>
          <table:table-cell table:formula="of:=[.G193]*([.$B$2]+[.$C$2])/[.$C$2]" office:value-type="float" office:value="6.58540487804878">
            <text:p>6,585404878</text:p>
          </table:table-cell>
          <table:table-cell table:formula="of:=[.H193]/[.H192]*[.G192]" office:value-type="float" office:value="0.71580487804878">
            <text:p>0,715804878</text:p>
          </table:table-cell>
          <table:table-cell table:formula="of:=[.H192]-[.H$3]" office:value-type="float" office:value="667">
            <text:p>667</text:p>
          </table:table-cell>
          <table:table-cell table:formula="of:=[.I192]-[.H$3]" office:value-type="float" office:value="323">
            <text:p>323</text:p>
          </table:table-cell>
          <table:table-cell table:formula="of:=[.I193]*[.G$4]/[.H$4]" office:value-type="float" office:value="0.346634146341463">
            <text:p>0,3466341463</text:p>
          </table:table-cell>
          <table:table-cell table:formula="of:=[.J193]*([.$B$2]+[.$C$2])/[.$C$2]" office:value-type="float" office:value="3.18903414634146">
            <text:p>3,1890341463</text:p>
          </table:table-cell>
        </table:table-row>
        <table:table-row table:style-name="ro3">
          <table:table-cell table:number-columns-repeated="5"/>
          <table:table-cell table:formula="of:=[.G194]*([.$B$2]+[.$C$2])/[.$C$2]" office:value-type="float" office:value="6.57553170731707">
            <text:p>6,5755317073</text:p>
          </table:table-cell>
          <table:table-cell table:formula="of:=[.H194]/[.H193]*[.G193]" office:value-type="float" office:value="0.714731707317073">
            <text:p>0,7147317073</text:p>
          </table:table-cell>
          <table:table-cell table:formula="of:=[.H193]-[.H$3]" office:value-type="float" office:value="666">
            <text:p>666</text:p>
          </table:table-cell>
          <table:table-cell table:formula="of:=[.I193]-[.H$3]" office:value-type="float" office:value="322">
            <text:p>322</text:p>
          </table:table-cell>
          <table:table-cell table:formula="of:=[.I194]*[.G$4]/[.H$4]" office:value-type="float" office:value="0.345560975609756">
            <text:p>0,3455609756</text:p>
          </table:table-cell>
          <table:table-cell table:formula="of:=[.J194]*([.$B$2]+[.$C$2])/[.$C$2]" office:value-type="float" office:value="3.17916097560976">
            <text:p>3,1791609756</text:p>
          </table:table-cell>
        </table:table-row>
        <table:table-row table:style-name="ro3">
          <table:table-cell table:number-columns-repeated="5"/>
          <table:table-cell table:formula="of:=[.G195]*([.$B$2]+[.$C$2])/[.$C$2]" office:value-type="float" office:value="6.56565853658536">
            <text:p>6,5656585366</text:p>
          </table:table-cell>
          <table:table-cell table:formula="of:=[.H195]/[.H194]*[.G194]" office:value-type="float" office:value="0.713658536585366">
            <text:p>0,7136585366</text:p>
          </table:table-cell>
          <table:table-cell table:formula="of:=[.H194]-[.H$3]" office:value-type="float" office:value="665">
            <text:p>665</text:p>
          </table:table-cell>
          <table:table-cell table:formula="of:=[.I194]-[.H$3]" office:value-type="float" office:value="321">
            <text:p>321</text:p>
          </table:table-cell>
          <table:table-cell table:formula="of:=[.I195]*[.G$4]/[.H$4]" office:value-type="float" office:value="0.344487804878049">
            <text:p>0,3444878049</text:p>
          </table:table-cell>
          <table:table-cell table:formula="of:=[.J195]*([.$B$2]+[.$C$2])/[.$C$2]" office:value-type="float" office:value="3.16928780487805">
            <text:p>3,1692878049</text:p>
          </table:table-cell>
        </table:table-row>
        <table:table-row table:style-name="ro3">
          <table:table-cell table:number-columns-repeated="5"/>
          <table:table-cell table:formula="of:=[.G196]*([.$B$2]+[.$C$2])/[.$C$2]" office:value-type="float" office:value="6.55578536585366">
            <text:p>6,5557853659</text:p>
          </table:table-cell>
          <table:table-cell table:formula="of:=[.H196]/[.H195]*[.G195]" office:value-type="float" office:value="0.712585365853658">
            <text:p>0,7125853659</text:p>
          </table:table-cell>
          <table:table-cell table:formula="of:=[.H195]-[.H$3]" office:value-type="float" office:value="664">
            <text:p>664</text:p>
          </table:table-cell>
          <table:table-cell table:formula="of:=[.I195]-[.H$3]" office:value-type="float" office:value="320">
            <text:p>320</text:p>
          </table:table-cell>
          <table:table-cell table:formula="of:=[.I196]*[.G$4]/[.H$4]" office:value-type="float" office:value="0.343414634146341">
            <text:p>0,3434146341</text:p>
          </table:table-cell>
          <table:table-cell table:formula="of:=[.J196]*([.$B$2]+[.$C$2])/[.$C$2]" office:value-type="float" office:value="3.15941463414634">
            <text:p>3,1594146341</text:p>
          </table:table-cell>
        </table:table-row>
        <table:table-row table:style-name="ro3">
          <table:table-cell table:number-columns-repeated="5"/>
          <table:table-cell table:formula="of:=[.G197]*([.$B$2]+[.$C$2])/[.$C$2]" office:value-type="float" office:value="6.54591219512195">
            <text:p>6,5459121951</text:p>
          </table:table-cell>
          <table:table-cell table:formula="of:=[.H197]/[.H196]*[.G196]" office:value-type="float" office:value="0.711512195121951">
            <text:p>0,7115121951</text:p>
          </table:table-cell>
          <table:table-cell table:formula="of:=[.H196]-[.H$3]" office:value-type="float" office:value="663">
            <text:p>663</text:p>
          </table:table-cell>
          <table:table-cell table:formula="of:=[.I196]-[.H$3]" office:value-type="float" office:value="319">
            <text:p>319</text:p>
          </table:table-cell>
          <table:table-cell table:formula="of:=[.I197]*[.G$4]/[.H$4]" office:value-type="float" office:value="0.342341463414634">
            <text:p>0,3423414634</text:p>
          </table:table-cell>
          <table:table-cell table:formula="of:=[.J197]*([.$B$2]+[.$C$2])/[.$C$2]" office:value-type="float" office:value="3.14954146341463">
            <text:p>3,1495414634</text:p>
          </table:table-cell>
        </table:table-row>
        <table:table-row table:style-name="ro3">
          <table:table-cell table:number-columns-repeated="5"/>
          <table:table-cell table:formula="of:=[.G198]*([.$B$2]+[.$C$2])/[.$C$2]" office:value-type="float" office:value="6.53603902439024">
            <text:p>6,5360390244</text:p>
          </table:table-cell>
          <table:table-cell table:formula="of:=[.H198]/[.H197]*[.G197]" office:value-type="float" office:value="0.710439024390244">
            <text:p>0,7104390244</text:p>
          </table:table-cell>
          <table:table-cell table:formula="of:=[.H197]-[.H$3]" office:value-type="float" office:value="662">
            <text:p>662</text:p>
          </table:table-cell>
          <table:table-cell table:formula="of:=[.I197]-[.H$3]" office:value-type="float" office:value="318">
            <text:p>318</text:p>
          </table:table-cell>
          <table:table-cell table:formula="of:=[.I198]*[.G$4]/[.H$4]" office:value-type="float" office:value="0.341268292682927">
            <text:p>0,3412682927</text:p>
          </table:table-cell>
          <table:table-cell table:formula="of:=[.J198]*([.$B$2]+[.$C$2])/[.$C$2]" office:value-type="float" office:value="3.13966829268293">
            <text:p>3,1396682927</text:p>
          </table:table-cell>
        </table:table-row>
        <table:table-row table:style-name="ro3">
          <table:table-cell table:number-columns-repeated="5"/>
          <table:table-cell table:formula="of:=[.G199]*([.$B$2]+[.$C$2])/[.$C$2]" office:value-type="float" office:value="6.52616585365854">
            <text:p>6,5261658537</text:p>
          </table:table-cell>
          <table:table-cell table:formula="of:=[.H199]/[.H198]*[.G198]" office:value-type="float" office:value="0.709365853658536">
            <text:p>0,7093658537</text:p>
          </table:table-cell>
          <table:table-cell table:formula="of:=[.H198]-[.H$3]" office:value-type="float" office:value="661">
            <text:p>661</text:p>
          </table:table-cell>
          <table:table-cell table:formula="of:=[.I198]-[.H$3]" office:value-type="float" office:value="317">
            <text:p>317</text:p>
          </table:table-cell>
          <table:table-cell table:formula="of:=[.I199]*[.G$4]/[.H$4]" office:value-type="float" office:value="0.340195121951219">
            <text:p>0,340195122</text:p>
          </table:table-cell>
          <table:table-cell table:formula="of:=[.J199]*([.$B$2]+[.$C$2])/[.$C$2]" office:value-type="float" office:value="3.12979512195122">
            <text:p>3,129795122</text:p>
          </table:table-cell>
        </table:table-row>
        <table:table-row table:style-name="ro3">
          <table:table-cell table:number-columns-repeated="5"/>
          <table:table-cell table:formula="of:=[.G200]*([.$B$2]+[.$C$2])/[.$C$2]" office:value-type="float" office:value="6.51629268292683">
            <text:p>6,5162926829</text:p>
          </table:table-cell>
          <table:table-cell table:formula="of:=[.H200]/[.H199]*[.G199]" office:value-type="float" office:value="0.708292682926829">
            <text:p>0,7082926829</text:p>
          </table:table-cell>
          <table:table-cell table:formula="of:=[.H199]-[.H$3]" office:value-type="float" office:value="660">
            <text:p>660</text:p>
          </table:table-cell>
          <table:table-cell table:formula="of:=[.I199]-[.H$3]" office:value-type="float" office:value="316">
            <text:p>316</text:p>
          </table:table-cell>
          <table:table-cell table:formula="of:=[.I200]*[.G$4]/[.H$4]" office:value-type="float" office:value="0.339121951219512">
            <text:p>0,3391219512</text:p>
          </table:table-cell>
          <table:table-cell table:formula="of:=[.J200]*([.$B$2]+[.$C$2])/[.$C$2]" office:value-type="float" office:value="3.11992195121951">
            <text:p>3,1199219512</text:p>
          </table:table-cell>
        </table:table-row>
        <table:table-row table:style-name="ro3">
          <table:table-cell table:number-columns-repeated="5"/>
          <table:table-cell table:formula="of:=[.G201]*([.$B$2]+[.$C$2])/[.$C$2]" office:value-type="float" office:value="6.50641951219512">
            <text:p>6,5064195122</text:p>
          </table:table-cell>
          <table:table-cell table:formula="of:=[.H201]/[.H200]*[.G200]" office:value-type="float" office:value="0.707219512195122">
            <text:p>0,7072195122</text:p>
          </table:table-cell>
          <table:table-cell table:formula="of:=[.H200]-[.H$3]" office:value-type="float" office:value="659">
            <text:p>659</text:p>
          </table:table-cell>
          <table:table-cell table:formula="of:=[.I200]-[.H$3]" office:value-type="float" office:value="315">
            <text:p>315</text:p>
          </table:table-cell>
          <table:table-cell table:formula="of:=[.I201]*[.G$4]/[.H$4]" office:value-type="float" office:value="0.338048780487805">
            <text:p>0,3380487805</text:p>
          </table:table-cell>
          <table:table-cell table:formula="of:=[.J201]*([.$B$2]+[.$C$2])/[.$C$2]" office:value-type="float" office:value="3.1100487804878">
            <text:p>3,1100487805</text:p>
          </table:table-cell>
        </table:table-row>
        <table:table-row table:style-name="ro3">
          <table:table-cell table:number-columns-repeated="5"/>
          <table:table-cell table:formula="of:=[.G202]*([.$B$2]+[.$C$2])/[.$C$2]" office:value-type="float" office:value="6.49654634146341">
            <text:p>6,4965463415</text:p>
          </table:table-cell>
          <table:table-cell table:formula="of:=[.H202]/[.H201]*[.G201]" office:value-type="float" office:value="0.706146341463414">
            <text:p>0,7061463415</text:p>
          </table:table-cell>
          <table:table-cell table:formula="of:=[.H201]-[.H$3]" office:value-type="float" office:value="658">
            <text:p>658</text:p>
          </table:table-cell>
          <table:table-cell table:formula="of:=[.I201]-[.H$3]" office:value-type="float" office:value="314">
            <text:p>314</text:p>
          </table:table-cell>
          <table:table-cell table:formula="of:=[.I202]*[.G$4]/[.H$4]" office:value-type="float" office:value="0.336975609756098">
            <text:p>0,3369756098</text:p>
          </table:table-cell>
          <table:table-cell table:formula="of:=[.J202]*([.$B$2]+[.$C$2])/[.$C$2]" office:value-type="float" office:value="3.1001756097561">
            <text:p>3,1001756098</text:p>
          </table:table-cell>
        </table:table-row>
        <table:table-row table:style-name="ro3">
          <table:table-cell table:number-columns-repeated="5"/>
          <table:table-cell table:formula="of:=[.G203]*([.$B$2]+[.$C$2])/[.$C$2]" office:value-type="float" office:value="6.48667317073171">
            <text:p>6,4866731707</text:p>
          </table:table-cell>
          <table:table-cell table:formula="of:=[.H203]/[.H202]*[.G202]" office:value-type="float" office:value="0.705073170731707">
            <text:p>0,7050731707</text:p>
          </table:table-cell>
          <table:table-cell table:formula="of:=[.H202]-[.H$3]" office:value-type="float" office:value="657">
            <text:p>657</text:p>
          </table:table-cell>
          <table:table-cell table:formula="of:=[.I202]-[.H$3]" office:value-type="float" office:value="313">
            <text:p>313</text:p>
          </table:table-cell>
          <table:table-cell table:formula="of:=[.I203]*[.G$4]/[.H$4]" office:value-type="float" office:value="0.33590243902439">
            <text:p>0,335902439</text:p>
          </table:table-cell>
          <table:table-cell table:formula="of:=[.J203]*([.$B$2]+[.$C$2])/[.$C$2]" office:value-type="float" office:value="3.09030243902439">
            <text:p>3,090302439</text:p>
          </table:table-cell>
        </table:table-row>
        <table:table-row table:style-name="ro3">
          <table:table-cell table:number-columns-repeated="5"/>
          <table:table-cell table:formula="of:=[.G204]*([.$B$2]+[.$C$2])/[.$C$2]" office:value-type="float" office:value="6.4768">
            <text:p>6,4768</text:p>
          </table:table-cell>
          <table:table-cell table:formula="of:=[.H204]/[.H203]*[.G203]" office:value-type="float" office:value="0.704">
            <text:p>0,704</text:p>
          </table:table-cell>
          <table:table-cell table:formula="of:=[.H203]-[.H$3]" office:value-type="float" office:value="656">
            <text:p>656</text:p>
          </table:table-cell>
          <table:table-cell table:formula="of:=[.I203]-[.H$3]" office:value-type="float" office:value="312">
            <text:p>312</text:p>
          </table:table-cell>
          <table:table-cell table:formula="of:=[.I204]*[.G$4]/[.H$4]" office:value-type="float" office:value="0.334829268292683">
            <text:p>0,3348292683</text:p>
          </table:table-cell>
          <table:table-cell table:formula="of:=[.J204]*([.$B$2]+[.$C$2])/[.$C$2]" office:value-type="float" office:value="3.08042926829268">
            <text:p>3,0804292683</text:p>
          </table:table-cell>
        </table:table-row>
        <table:table-row table:style-name="ro3">
          <table:table-cell table:number-columns-repeated="5"/>
          <table:table-cell table:formula="of:=[.G205]*([.$B$2]+[.$C$2])/[.$C$2]" office:value-type="float" office:value="6.46692682926829">
            <text:p>6,4669268293</text:p>
          </table:table-cell>
          <table:table-cell table:formula="of:=[.H205]/[.H204]*[.G204]" office:value-type="float" office:value="0.702926829268293">
            <text:p>0,7029268293</text:p>
          </table:table-cell>
          <table:table-cell table:formula="of:=[.H204]-[.H$3]" office:value-type="float" office:value="655">
            <text:p>655</text:p>
          </table:table-cell>
          <table:table-cell table:formula="of:=[.I204]-[.H$3]" office:value-type="float" office:value="311">
            <text:p>311</text:p>
          </table:table-cell>
          <table:table-cell table:formula="of:=[.I205]*[.G$4]/[.H$4]" office:value-type="float" office:value="0.333756097560976">
            <text:p>0,3337560976</text:p>
          </table:table-cell>
          <table:table-cell table:formula="of:=[.J205]*([.$B$2]+[.$C$2])/[.$C$2]" office:value-type="float" office:value="3.07055609756098">
            <text:p>3,0705560976</text:p>
          </table:table-cell>
        </table:table-row>
        <table:table-row table:style-name="ro3">
          <table:table-cell table:number-columns-repeated="5"/>
          <table:table-cell table:formula="of:=[.G206]*([.$B$2]+[.$C$2])/[.$C$2]" office:value-type="float" office:value="6.45705365853658">
            <text:p>6,4570536585</text:p>
          </table:table-cell>
          <table:table-cell table:formula="of:=[.H206]/[.H205]*[.G205]" office:value-type="float" office:value="0.701853658536585">
            <text:p>0,7018536585</text:p>
          </table:table-cell>
          <table:table-cell table:formula="of:=[.H205]-[.H$3]" office:value-type="float" office:value="654">
            <text:p>654</text:p>
          </table:table-cell>
          <table:table-cell table:formula="of:=[.I205]-[.H$3]" office:value-type="float" office:value="310">
            <text:p>310</text:p>
          </table:table-cell>
          <table:table-cell table:formula="of:=[.I206]*[.G$4]/[.H$4]" office:value-type="float" office:value="0.332682926829268">
            <text:p>0,3326829268</text:p>
          </table:table-cell>
          <table:table-cell table:formula="of:=[.J206]*([.$B$2]+[.$C$2])/[.$C$2]" office:value-type="float" office:value="3.06068292682927">
            <text:p>3,0606829268</text:p>
          </table:table-cell>
        </table:table-row>
        <table:table-row table:style-name="ro3">
          <table:table-cell table:number-columns-repeated="5"/>
          <table:table-cell table:formula="of:=[.G207]*([.$B$2]+[.$C$2])/[.$C$2]" office:value-type="float" office:value="6.44718048780488">
            <text:p>6,4471804878</text:p>
          </table:table-cell>
          <table:table-cell table:formula="of:=[.H207]/[.H206]*[.G206]" office:value-type="float" office:value="0.700780487804878">
            <text:p>0,7007804878</text:p>
          </table:table-cell>
          <table:table-cell table:formula="of:=[.H206]-[.H$3]" office:value-type="float" office:value="653">
            <text:p>653</text:p>
          </table:table-cell>
          <table:table-cell table:formula="of:=[.I206]-[.H$3]" office:value-type="float" office:value="309">
            <text:p>309</text:p>
          </table:table-cell>
          <table:table-cell table:formula="of:=[.I207]*[.G$4]/[.H$4]" office:value-type="float" office:value="0.331609756097561">
            <text:p>0,3316097561</text:p>
          </table:table-cell>
          <table:table-cell table:formula="of:=[.J207]*([.$B$2]+[.$C$2])/[.$C$2]" office:value-type="float" office:value="3.05080975609756">
            <text:p>3,0508097561</text:p>
          </table:table-cell>
        </table:table-row>
        <table:table-row table:style-name="ro3">
          <table:table-cell table:number-columns-repeated="5"/>
          <table:table-cell table:formula="of:=[.G208]*([.$B$2]+[.$C$2])/[.$C$2]" office:value-type="float" office:value="6.43730731707317">
            <text:p>6,4373073171</text:p>
          </table:table-cell>
          <table:table-cell table:formula="of:=[.H208]/[.H207]*[.G207]" office:value-type="float" office:value="0.699707317073171">
            <text:p>0,6997073171</text:p>
          </table:table-cell>
          <table:table-cell table:formula="of:=[.H207]-[.H$3]" office:value-type="float" office:value="652">
            <text:p>652</text:p>
          </table:table-cell>
          <table:table-cell table:formula="of:=[.I207]-[.H$3]" office:value-type="float" office:value="308">
            <text:p>308</text:p>
          </table:table-cell>
          <table:table-cell table:formula="of:=[.I208]*[.G$4]/[.H$4]" office:value-type="float" office:value="0.330536585365854">
            <text:p>0,3305365854</text:p>
          </table:table-cell>
          <table:table-cell table:formula="of:=[.J208]*([.$B$2]+[.$C$2])/[.$C$2]" office:value-type="float" office:value="3.04093658536585">
            <text:p>3,0409365854</text:p>
          </table:table-cell>
        </table:table-row>
        <table:table-row table:style-name="ro3">
          <table:table-cell table:number-columns-repeated="5"/>
          <table:table-cell table:formula="of:=[.G209]*([.$B$2]+[.$C$2])/[.$C$2]" office:value-type="float" office:value="6.42743414634146">
            <text:p>6,4274341463</text:p>
          </table:table-cell>
          <table:table-cell table:formula="of:=[.H209]/[.H208]*[.G208]" office:value-type="float" office:value="0.698634146341463">
            <text:p>0,6986341463</text:p>
          </table:table-cell>
          <table:table-cell table:formula="of:=[.H208]-[.H$3]" office:value-type="float" office:value="651">
            <text:p>651</text:p>
          </table:table-cell>
          <table:table-cell table:formula="of:=[.I208]-[.H$3]" office:value-type="float" office:value="307">
            <text:p>307</text:p>
          </table:table-cell>
          <table:table-cell table:formula="of:=[.I209]*[.G$4]/[.H$4]" office:value-type="float" office:value="0.329463414634146">
            <text:p>0,3294634146</text:p>
          </table:table-cell>
          <table:table-cell table:formula="of:=[.J209]*([.$B$2]+[.$C$2])/[.$C$2]" office:value-type="float" office:value="3.03106341463415">
            <text:p>3,0310634146</text:p>
          </table:table-cell>
        </table:table-row>
        <table:table-row table:style-name="ro3">
          <table:table-cell table:number-columns-repeated="5"/>
          <table:table-cell table:formula="of:=[.G210]*([.$B$2]+[.$C$2])/[.$C$2]" office:value-type="float" office:value="6.41756097560975">
            <text:p>6,4175609756</text:p>
          </table:table-cell>
          <table:table-cell table:formula="of:=[.H210]/[.H209]*[.G209]" office:value-type="float" office:value="0.697560975609756">
            <text:p>0,6975609756</text:p>
          </table:table-cell>
          <table:table-cell table:formula="of:=[.H209]-[.H$3]" office:value-type="float" office:value="650">
            <text:p>650</text:p>
          </table:table-cell>
          <table:table-cell table:formula="of:=[.I209]-[.H$3]" office:value-type="float" office:value="306">
            <text:p>306</text:p>
          </table:table-cell>
          <table:table-cell table:formula="of:=[.I210]*[.G$4]/[.H$4]" office:value-type="float" office:value="0.328390243902439">
            <text:p>0,3283902439</text:p>
          </table:table-cell>
          <table:table-cell table:formula="of:=[.J210]*([.$B$2]+[.$C$2])/[.$C$2]" office:value-type="float" office:value="3.02119024390244">
            <text:p>3,0211902439</text:p>
          </table:table-cell>
        </table:table-row>
        <table:table-row table:style-name="ro3">
          <table:table-cell table:number-columns-repeated="5"/>
          <table:table-cell table:formula="of:=[.G211]*([.$B$2]+[.$C$2])/[.$C$2]" office:value-type="float" office:value="6.40768780487805">
            <text:p>6,4076878049</text:p>
          </table:table-cell>
          <table:table-cell table:formula="of:=[.H211]/[.H210]*[.G210]" office:value-type="float" office:value="0.696487804878049">
            <text:p>0,6964878049</text:p>
          </table:table-cell>
          <table:table-cell table:formula="of:=[.H210]-[.H$3]" office:value-type="float" office:value="649">
            <text:p>649</text:p>
          </table:table-cell>
          <table:table-cell table:formula="of:=[.I210]-[.H$3]" office:value-type="float" office:value="305">
            <text:p>305</text:p>
          </table:table-cell>
          <table:table-cell table:formula="of:=[.I211]*[.G$4]/[.H$4]" office:value-type="float" office:value="0.327317073170732">
            <text:p>0,3273170732</text:p>
          </table:table-cell>
          <table:table-cell table:formula="of:=[.J211]*([.$B$2]+[.$C$2])/[.$C$2]" office:value-type="float" office:value="3.01131707317073">
            <text:p>3,0113170732</text:p>
          </table:table-cell>
        </table:table-row>
        <table:table-row table:style-name="ro3">
          <table:table-cell table:number-columns-repeated="5"/>
          <table:table-cell table:formula="of:=[.G212]*([.$B$2]+[.$C$2])/[.$C$2]" office:value-type="float" office:value="6.39781463414634">
            <text:p>6,3978146341</text:p>
          </table:table-cell>
          <table:table-cell table:formula="of:=[.H212]/[.H211]*[.G211]" office:value-type="float" office:value="0.695414634146341">
            <text:p>0,6954146341</text:p>
          </table:table-cell>
          <table:table-cell table:formula="of:=[.H211]-[.H$3]" office:value-type="float" office:value="648">
            <text:p>648</text:p>
          </table:table-cell>
          <table:table-cell table:formula="of:=[.I211]-[.H$3]" office:value-type="float" office:value="304">
            <text:p>304</text:p>
          </table:table-cell>
          <table:table-cell table:formula="of:=[.I212]*[.G$4]/[.H$4]" office:value-type="float" office:value="0.326243902439024">
            <text:p>0,3262439024</text:p>
          </table:table-cell>
          <table:table-cell table:formula="of:=[.J212]*([.$B$2]+[.$C$2])/[.$C$2]" office:value-type="float" office:value="3.00144390243902">
            <text:p>3,0014439024</text:p>
          </table:table-cell>
        </table:table-row>
        <table:table-row table:style-name="ro3">
          <table:table-cell table:number-columns-repeated="5"/>
          <table:table-cell table:formula="of:=[.G213]*([.$B$2]+[.$C$2])/[.$C$2]" office:value-type="float" office:value="6.38794146341463">
            <text:p>6,3879414634</text:p>
          </table:table-cell>
          <table:table-cell table:formula="of:=[.H213]/[.H212]*[.G212]" office:value-type="float" office:value="0.694341463414634">
            <text:p>0,6943414634</text:p>
          </table:table-cell>
          <table:table-cell table:formula="of:=[.H212]-[.H$3]" office:value-type="float" office:value="647">
            <text:p>647</text:p>
          </table:table-cell>
          <table:table-cell table:formula="of:=[.I212]-[.H$3]" office:value-type="float" office:value="303">
            <text:p>303</text:p>
          </table:table-cell>
          <table:table-cell table:formula="of:=[.I213]*[.G$4]/[.H$4]" office:value-type="float" office:value="0.325170731707317">
            <text:p>0,3251707317</text:p>
          </table:table-cell>
          <table:table-cell table:formula="of:=[.J213]*([.$B$2]+[.$C$2])/[.$C$2]" office:value-type="float" office:value="2.99157073170732">
            <text:p>2,9915707317</text:p>
          </table:table-cell>
        </table:table-row>
        <table:table-row table:style-name="ro3">
          <table:table-cell table:number-columns-repeated="5"/>
          <table:table-cell table:formula="of:=[.G214]*([.$B$2]+[.$C$2])/[.$C$2]" office:value-type="float" office:value="6.37806829268293">
            <text:p>6,3780682927</text:p>
          </table:table-cell>
          <table:table-cell table:formula="of:=[.H214]/[.H213]*[.G213]" office:value-type="float" office:value="0.693268292682927">
            <text:p>0,6932682927</text:p>
          </table:table-cell>
          <table:table-cell table:formula="of:=[.H213]-[.H$3]" office:value-type="float" office:value="646">
            <text:p>646</text:p>
          </table:table-cell>
          <table:table-cell table:formula="of:=[.I213]-[.H$3]" office:value-type="float" office:value="302">
            <text:p>302</text:p>
          </table:table-cell>
          <table:table-cell table:formula="of:=[.I214]*[.G$4]/[.H$4]" office:value-type="float" office:value="0.32409756097561">
            <text:p>0,324097561</text:p>
          </table:table-cell>
          <table:table-cell table:formula="of:=[.J214]*([.$B$2]+[.$C$2])/[.$C$2]" office:value-type="float" office:value="2.98169756097561">
            <text:p>2,981697561</text:p>
          </table:table-cell>
        </table:table-row>
        <table:table-row table:style-name="ro3">
          <table:table-cell table:number-columns-repeated="5"/>
          <table:table-cell table:formula="of:=[.G215]*([.$B$2]+[.$C$2])/[.$C$2]" office:value-type="float" office:value="6.36819512195122">
            <text:p>6,368195122</text:p>
          </table:table-cell>
          <table:table-cell table:formula="of:=[.H215]/[.H214]*[.G214]" office:value-type="float" office:value="0.692195121951219">
            <text:p>0,692195122</text:p>
          </table:table-cell>
          <table:table-cell table:formula="of:=[.H214]-[.H$3]" office:value-type="float" office:value="645">
            <text:p>645</text:p>
          </table:table-cell>
          <table:table-cell table:formula="of:=[.I214]-[.H$3]" office:value-type="float" office:value="301">
            <text:p>301</text:p>
          </table:table-cell>
          <table:table-cell table:formula="of:=[.I215]*[.G$4]/[.H$4]" office:value-type="float" office:value="0.323024390243902">
            <text:p>0,3230243902</text:p>
          </table:table-cell>
          <table:table-cell table:formula="of:=[.J215]*([.$B$2]+[.$C$2])/[.$C$2]" office:value-type="float" office:value="2.9718243902439">
            <text:p>2,9718243902</text:p>
          </table:table-cell>
        </table:table-row>
        <table:table-row table:style-name="ro3">
          <table:table-cell table:number-columns-repeated="5"/>
          <table:table-cell table:formula="of:=[.G216]*([.$B$2]+[.$C$2])/[.$C$2]" office:value-type="float" office:value="6.35832195121951">
            <text:p>6,3583219512</text:p>
          </table:table-cell>
          <table:table-cell table:formula="of:=[.H216]/[.H215]*[.G215]" office:value-type="float" office:value="0.691121951219512">
            <text:p>0,6911219512</text:p>
          </table:table-cell>
          <table:table-cell table:formula="of:=[.H215]-[.H$3]" office:value-type="float" office:value="644">
            <text:p>644</text:p>
          </table:table-cell>
          <table:table-cell table:formula="of:=[.I215]-[.H$3]" office:value-type="float" office:value="300">
            <text:p>300</text:p>
          </table:table-cell>
          <table:table-cell table:formula="of:=[.I216]*[.G$4]/[.H$4]" office:value-type="float" office:value="0.321951219512195">
            <text:p>0,3219512195</text:p>
          </table:table-cell>
          <table:table-cell table:formula="of:=[.J216]*([.$B$2]+[.$C$2])/[.$C$2]" office:value-type="float" office:value="2.96195121951219">
            <text:p>2,9619512195</text:p>
          </table:table-cell>
        </table:table-row>
        <table:table-row table:style-name="ro3">
          <table:table-cell table:number-columns-repeated="5"/>
          <table:table-cell table:formula="of:=[.G217]*([.$B$2]+[.$C$2])/[.$C$2]" office:value-type="float" office:value="6.3484487804878">
            <text:p>6,3484487805</text:p>
          </table:table-cell>
          <table:table-cell table:formula="of:=[.H217]/[.H216]*[.G216]" office:value-type="float" office:value="0.690048780487805">
            <text:p>0,6900487805</text:p>
          </table:table-cell>
          <table:table-cell table:formula="of:=[.H216]-[.H$3]" office:value-type="float" office:value="643">
            <text:p>643</text:p>
          </table:table-cell>
          <table:table-cell table:formula="of:=[.I216]-[.H$3]" office:value-type="float" office:value="299">
            <text:p>299</text:p>
          </table:table-cell>
          <table:table-cell table:formula="of:=[.I217]*[.G$4]/[.H$4]" office:value-type="float" office:value="0.320878048780488">
            <text:p>0,3208780488</text:p>
          </table:table-cell>
          <table:table-cell table:formula="of:=[.J217]*([.$B$2]+[.$C$2])/[.$C$2]" office:value-type="float" office:value="2.95207804878049">
            <text:p>2,9520780488</text:p>
          </table:table-cell>
        </table:table-row>
        <table:table-row table:style-name="ro3">
          <table:table-cell table:number-columns-repeated="5"/>
          <table:table-cell table:formula="of:=[.G218]*([.$B$2]+[.$C$2])/[.$C$2]" office:value-type="float" office:value="6.3385756097561">
            <text:p>6,3385756098</text:p>
          </table:table-cell>
          <table:table-cell table:formula="of:=[.H218]/[.H217]*[.G217]" office:value-type="float" office:value="0.688975609756097">
            <text:p>0,6889756098</text:p>
          </table:table-cell>
          <table:table-cell table:formula="of:=[.H217]-[.H$3]" office:value-type="float" office:value="642">
            <text:p>642</text:p>
          </table:table-cell>
          <table:table-cell table:formula="of:=[.I217]-[.H$3]" office:value-type="float" office:value="298">
            <text:p>298</text:p>
          </table:table-cell>
          <table:table-cell table:formula="of:=[.I218]*[.G$4]/[.H$4]" office:value-type="float" office:value="0.31980487804878">
            <text:p>0,319804878</text:p>
          </table:table-cell>
          <table:table-cell table:formula="of:=[.J218]*([.$B$2]+[.$C$2])/[.$C$2]" office:value-type="float" office:value="2.94220487804878">
            <text:p>2,942204878</text:p>
          </table:table-cell>
        </table:table-row>
        <table:table-row table:style-name="ro3">
          <table:table-cell table:number-columns-repeated="5"/>
          <table:table-cell table:formula="of:=[.G219]*([.$B$2]+[.$C$2])/[.$C$2]" office:value-type="float" office:value="6.32870243902439">
            <text:p>6,328702439</text:p>
          </table:table-cell>
          <table:table-cell table:formula="of:=[.H219]/[.H218]*[.G218]" office:value-type="float" office:value="0.68790243902439">
            <text:p>0,687902439</text:p>
          </table:table-cell>
          <table:table-cell table:formula="of:=[.H218]-[.H$3]" office:value-type="float" office:value="641">
            <text:p>641</text:p>
          </table:table-cell>
          <table:table-cell table:formula="of:=[.I218]-[.H$3]" office:value-type="float" office:value="297">
            <text:p>297</text:p>
          </table:table-cell>
          <table:table-cell table:formula="of:=[.I219]*[.G$4]/[.H$4]" office:value-type="float" office:value="0.318731707317073">
            <text:p>0,3187317073</text:p>
          </table:table-cell>
          <table:table-cell table:formula="of:=[.J219]*([.$B$2]+[.$C$2])/[.$C$2]" office:value-type="float" office:value="2.93233170731707">
            <text:p>2,9323317073</text:p>
          </table:table-cell>
        </table:table-row>
        <table:table-row table:style-name="ro3">
          <table:table-cell table:number-columns-repeated="5"/>
          <table:table-cell table:formula="of:=[.G220]*([.$B$2]+[.$C$2])/[.$C$2]" office:value-type="float" office:value="6.31882926829268">
            <text:p>6,3188292683</text:p>
          </table:table-cell>
          <table:table-cell table:formula="of:=[.H220]/[.H219]*[.G219]" office:value-type="float" office:value="0.686829268292683">
            <text:p>0,6868292683</text:p>
          </table:table-cell>
          <table:table-cell table:formula="of:=[.H219]-[.H$3]" office:value-type="float" office:value="640">
            <text:p>640</text:p>
          </table:table-cell>
          <table:table-cell table:formula="of:=[.I219]-[.H$3]" office:value-type="float" office:value="296">
            <text:p>296</text:p>
          </table:table-cell>
          <table:table-cell table:formula="of:=[.I220]*[.G$4]/[.H$4]" office:value-type="float" office:value="0.317658536585366">
            <text:p>0,3176585366</text:p>
          </table:table-cell>
          <table:table-cell table:formula="of:=[.J220]*([.$B$2]+[.$C$2])/[.$C$2]" office:value-type="float" office:value="2.92245853658537">
            <text:p>2,9224585366</text:p>
          </table:table-cell>
        </table:table-row>
        <table:table-row table:style-name="ro3">
          <table:table-cell table:number-columns-repeated="5"/>
          <table:table-cell table:formula="of:=[.G221]*([.$B$2]+[.$C$2])/[.$C$2]" office:value-type="float" office:value="6.30895609756097">
            <text:p>6,3089560976</text:p>
          </table:table-cell>
          <table:table-cell table:formula="of:=[.H221]/[.H220]*[.G220]" office:value-type="float" office:value="0.685756097560975">
            <text:p>0,6857560976</text:p>
          </table:table-cell>
          <table:table-cell table:formula="of:=[.H220]-[.H$3]" office:value-type="float" office:value="639">
            <text:p>639</text:p>
          </table:table-cell>
          <table:table-cell table:formula="of:=[.I220]-[.H$3]" office:value-type="float" office:value="295">
            <text:p>295</text:p>
          </table:table-cell>
          <table:table-cell table:formula="of:=[.I221]*[.G$4]/[.H$4]" office:value-type="float" office:value="0.316585365853658">
            <text:p>0,3165853659</text:p>
          </table:table-cell>
          <table:table-cell table:formula="of:=[.J221]*([.$B$2]+[.$C$2])/[.$C$2]" office:value-type="float" office:value="2.91258536585366">
            <text:p>2,9125853659</text:p>
          </table:table-cell>
        </table:table-row>
        <table:table-row table:style-name="ro3">
          <table:table-cell table:number-columns-repeated="5"/>
          <table:table-cell table:formula="of:=[.G222]*([.$B$2]+[.$C$2])/[.$C$2]" office:value-type="float" office:value="6.29908292682927">
            <text:p>6,2990829268</text:p>
          </table:table-cell>
          <table:table-cell table:formula="of:=[.H222]/[.H221]*[.G221]" office:value-type="float" office:value="0.684682926829268">
            <text:p>0,6846829268</text:p>
          </table:table-cell>
          <table:table-cell table:formula="of:=[.H221]-[.H$3]" office:value-type="float" office:value="638">
            <text:p>638</text:p>
          </table:table-cell>
          <table:table-cell table:formula="of:=[.I221]-[.H$3]" office:value-type="float" office:value="294">
            <text:p>294</text:p>
          </table:table-cell>
          <table:table-cell table:formula="of:=[.I222]*[.G$4]/[.H$4]" office:value-type="float" office:value="0.315512195121951">
            <text:p>0,3155121951</text:p>
          </table:table-cell>
          <table:table-cell table:formula="of:=[.J222]*([.$B$2]+[.$C$2])/[.$C$2]" office:value-type="float" office:value="2.90271219512195">
            <text:p>2,9027121951</text:p>
          </table:table-cell>
        </table:table-row>
        <table:table-row table:style-name="ro3">
          <table:table-cell table:number-columns-repeated="5"/>
          <table:table-cell table:formula="of:=[.G223]*([.$B$2]+[.$C$2])/[.$C$2]" office:value-type="float" office:value="6.28920975609756">
            <text:p>6,2892097561</text:p>
          </table:table-cell>
          <table:table-cell table:formula="of:=[.H223]/[.H222]*[.G222]" office:value-type="float" office:value="0.683609756097561">
            <text:p>0,6836097561</text:p>
          </table:table-cell>
          <table:table-cell table:formula="of:=[.H222]-[.H$3]" office:value-type="float" office:value="637">
            <text:p>637</text:p>
          </table:table-cell>
          <table:table-cell table:formula="of:=[.I222]-[.H$3]" office:value-type="float" office:value="293">
            <text:p>293</text:p>
          </table:table-cell>
          <table:table-cell table:formula="of:=[.I223]*[.G$4]/[.H$4]" office:value-type="float" office:value="0.314439024390244">
            <text:p>0,3144390244</text:p>
          </table:table-cell>
          <table:table-cell table:formula="of:=[.J223]*([.$B$2]+[.$C$2])/[.$C$2]" office:value-type="float" office:value="2.89283902439024">
            <text:p>2,8928390244</text:p>
          </table:table-cell>
        </table:table-row>
        <table:table-row table:style-name="ro3">
          <table:table-cell table:number-columns-repeated="5"/>
          <table:table-cell table:formula="of:=[.G224]*([.$B$2]+[.$C$2])/[.$C$2]" office:value-type="float" office:value="6.27933658536585">
            <text:p>6,2793365854</text:p>
          </table:table-cell>
          <table:table-cell table:formula="of:=[.H224]/[.H223]*[.G223]" office:value-type="float" office:value="0.682536585365853">
            <text:p>0,6825365854</text:p>
          </table:table-cell>
          <table:table-cell table:formula="of:=[.H223]-[.H$3]" office:value-type="float" office:value="636">
            <text:p>636</text:p>
          </table:table-cell>
          <table:table-cell table:formula="of:=[.I223]-[.H$3]" office:value-type="float" office:value="292">
            <text:p>292</text:p>
          </table:table-cell>
          <table:table-cell table:formula="of:=[.I224]*[.G$4]/[.H$4]" office:value-type="float" office:value="0.313365853658537">
            <text:p>0,3133658537</text:p>
          </table:table-cell>
          <table:table-cell table:formula="of:=[.J224]*([.$B$2]+[.$C$2])/[.$C$2]" office:value-type="float" office:value="2.88296585365854">
            <text:p>2,8829658537</text:p>
          </table:table-cell>
        </table:table-row>
        <table:table-row table:style-name="ro3">
          <table:table-cell table:number-columns-repeated="5"/>
          <table:table-cell table:formula="of:=[.G225]*([.$B$2]+[.$C$2])/[.$C$2]" office:value-type="float" office:value="6.26946341463414">
            <text:p>6,2694634146</text:p>
          </table:table-cell>
          <table:table-cell table:formula="of:=[.H225]/[.H224]*[.G224]" office:value-type="float" office:value="0.681463414634146">
            <text:p>0,6814634146</text:p>
          </table:table-cell>
          <table:table-cell table:formula="of:=[.H224]-[.H$3]" office:value-type="float" office:value="635">
            <text:p>635</text:p>
          </table:table-cell>
          <table:table-cell table:formula="of:=[.I224]-[.H$3]" office:value-type="float" office:value="291">
            <text:p>291</text:p>
          </table:table-cell>
          <table:table-cell table:formula="of:=[.I225]*[.G$4]/[.H$4]" office:value-type="float" office:value="0.312292682926829">
            <text:p>0,3122926829</text:p>
          </table:table-cell>
          <table:table-cell table:formula="of:=[.J225]*([.$B$2]+[.$C$2])/[.$C$2]" office:value-type="float" office:value="2.87309268292683">
            <text:p>2,8730926829</text:p>
          </table:table-cell>
        </table:table-row>
        <table:table-row table:style-name="ro3">
          <table:table-cell table:number-columns-repeated="5"/>
          <table:table-cell table:formula="of:=[.G226]*([.$B$2]+[.$C$2])/[.$C$2]" office:value-type="float" office:value="6.25959024390244">
            <text:p>6,2595902439</text:p>
          </table:table-cell>
          <table:table-cell table:formula="of:=[.H226]/[.H225]*[.G225]" office:value-type="float" office:value="0.680390243902439">
            <text:p>0,6803902439</text:p>
          </table:table-cell>
          <table:table-cell table:formula="of:=[.H225]-[.H$3]" office:value-type="float" office:value="634">
            <text:p>634</text:p>
          </table:table-cell>
          <table:table-cell table:formula="of:=[.I225]-[.H$3]" office:value-type="float" office:value="290">
            <text:p>290</text:p>
          </table:table-cell>
          <table:table-cell table:formula="of:=[.I226]*[.G$4]/[.H$4]" office:value-type="float" office:value="0.311219512195122">
            <text:p>0,3112195122</text:p>
          </table:table-cell>
          <table:table-cell table:formula="of:=[.J226]*([.$B$2]+[.$C$2])/[.$C$2]" office:value-type="float" office:value="2.86321951219512">
            <text:p>2,8632195122</text:p>
          </table:table-cell>
        </table:table-row>
        <table:table-row table:style-name="ro3">
          <table:table-cell table:number-columns-repeated="5"/>
          <table:table-cell table:formula="of:=[.G227]*([.$B$2]+[.$C$2])/[.$C$2]" office:value-type="float" office:value="6.24971707317073">
            <text:p>6,2497170732</text:p>
          </table:table-cell>
          <table:table-cell table:formula="of:=[.H227]/[.H226]*[.G226]" office:value-type="float" office:value="0.679317073170732">
            <text:p>0,6793170732</text:p>
          </table:table-cell>
          <table:table-cell table:formula="of:=[.H226]-[.H$3]" office:value-type="float" office:value="633">
            <text:p>633</text:p>
          </table:table-cell>
          <table:table-cell table:formula="of:=[.I226]-[.H$3]" office:value-type="float" office:value="289">
            <text:p>289</text:p>
          </table:table-cell>
          <table:table-cell table:formula="of:=[.I227]*[.G$4]/[.H$4]" office:value-type="float" office:value="0.310146341463415">
            <text:p>0,3101463415</text:p>
          </table:table-cell>
          <table:table-cell table:formula="of:=[.J227]*([.$B$2]+[.$C$2])/[.$C$2]" office:value-type="float" office:value="2.85334634146341">
            <text:p>2,8533463415</text:p>
          </table:table-cell>
        </table:table-row>
        <table:table-row table:style-name="ro3">
          <table:table-cell table:number-columns-repeated="5"/>
          <table:table-cell table:formula="of:=[.G228]*([.$B$2]+[.$C$2])/[.$C$2]" office:value-type="float" office:value="6.23984390243902">
            <text:p>6,2398439024</text:p>
          </table:table-cell>
          <table:table-cell table:formula="of:=[.H228]/[.H227]*[.G227]" office:value-type="float" office:value="0.678243902439024">
            <text:p>0,6782439024</text:p>
          </table:table-cell>
          <table:table-cell table:formula="of:=[.H227]-[.H$3]" office:value-type="float" office:value="632">
            <text:p>632</text:p>
          </table:table-cell>
          <table:table-cell table:formula="of:=[.I227]-[.H$3]" office:value-type="float" office:value="288">
            <text:p>288</text:p>
          </table:table-cell>
          <table:table-cell table:formula="of:=[.I228]*[.G$4]/[.H$4]" office:value-type="float" office:value="0.309073170731707">
            <text:p>0,3090731707</text:p>
          </table:table-cell>
          <table:table-cell table:formula="of:=[.J228]*([.$B$2]+[.$C$2])/[.$C$2]" office:value-type="float" office:value="2.84347317073171">
            <text:p>2,8434731707</text:p>
          </table:table-cell>
        </table:table-row>
        <table:table-row table:style-name="ro3">
          <table:table-cell table:number-columns-repeated="5"/>
          <table:table-cell table:formula="of:=[.G229]*([.$B$2]+[.$C$2])/[.$C$2]" office:value-type="float" office:value="6.22997073170732">
            <text:p>6,2299707317</text:p>
          </table:table-cell>
          <table:table-cell table:formula="of:=[.H229]/[.H228]*[.G228]" office:value-type="float" office:value="0.677170731707317">
            <text:p>0,6771707317</text:p>
          </table:table-cell>
          <table:table-cell table:formula="of:=[.H228]-[.H$3]" office:value-type="float" office:value="631">
            <text:p>631</text:p>
          </table:table-cell>
          <table:table-cell table:formula="of:=[.I228]-[.H$3]" office:value-type="float" office:value="287">
            <text:p>287</text:p>
          </table:table-cell>
          <table:table-cell table:formula="of:=[.I229]*[.G$4]/[.H$4]" office:value-type="float" office:value="0.308">
            <text:p>0,308</text:p>
          </table:table-cell>
          <table:table-cell table:formula="of:=[.J229]*([.$B$2]+[.$C$2])/[.$C$2]" office:value-type="float" office:value="2.8336">
            <text:p>2,8336</text:p>
          </table:table-cell>
        </table:table-row>
        <table:table-row table:style-name="ro3">
          <table:table-cell table:number-columns-repeated="5"/>
          <table:table-cell table:formula="of:=[.G230]*([.$B$2]+[.$C$2])/[.$C$2]" office:value-type="float" office:value="6.22009756097561">
            <text:p>6,220097561</text:p>
          </table:table-cell>
          <table:table-cell table:formula="of:=[.H230]/[.H229]*[.G229]" office:value-type="float" office:value="0.67609756097561">
            <text:p>0,676097561</text:p>
          </table:table-cell>
          <table:table-cell table:formula="of:=[.H229]-[.H$3]" office:value-type="float" office:value="630">
            <text:p>630</text:p>
          </table:table-cell>
          <table:table-cell table:formula="of:=[.I229]-[.H$3]" office:value-type="float" office:value="286">
            <text:p>286</text:p>
          </table:table-cell>
          <table:table-cell table:formula="of:=[.I230]*[.G$4]/[.H$4]" office:value-type="float" office:value="0.306926829268293">
            <text:p>0,3069268293</text:p>
          </table:table-cell>
          <table:table-cell table:formula="of:=[.J230]*([.$B$2]+[.$C$2])/[.$C$2]" office:value-type="float" office:value="2.82372682926829">
            <text:p>2,8237268293</text:p>
          </table:table-cell>
        </table:table-row>
        <table:table-row table:style-name="ro3">
          <table:table-cell table:number-columns-repeated="5"/>
          <table:table-cell table:formula="of:=[.G231]*([.$B$2]+[.$C$2])/[.$C$2]" office:value-type="float" office:value="6.2102243902439">
            <text:p>6,2102243902</text:p>
          </table:table-cell>
          <table:table-cell table:formula="of:=[.H231]/[.H230]*[.G230]" office:value-type="float" office:value="0.675024390243902">
            <text:p>0,6750243902</text:p>
          </table:table-cell>
          <table:table-cell table:formula="of:=[.H230]-[.H$3]" office:value-type="float" office:value="629">
            <text:p>629</text:p>
          </table:table-cell>
          <table:table-cell table:formula="of:=[.I230]-[.H$3]" office:value-type="float" office:value="285">
            <text:p>285</text:p>
          </table:table-cell>
          <table:table-cell table:formula="of:=[.I231]*[.G$4]/[.H$4]" office:value-type="float" office:value="0.305853658536585">
            <text:p>0,3058536585</text:p>
          </table:table-cell>
          <table:table-cell table:formula="of:=[.J231]*([.$B$2]+[.$C$2])/[.$C$2]" office:value-type="float" office:value="2.81385365853659">
            <text:p>2,8138536585</text:p>
          </table:table-cell>
        </table:table-row>
        <table:table-row table:style-name="ro3">
          <table:table-cell table:number-columns-repeated="5"/>
          <table:table-cell table:formula="of:=[.G232]*([.$B$2]+[.$C$2])/[.$C$2]" office:value-type="float" office:value="6.20035121951219">
            <text:p>6,2003512195</text:p>
          </table:table-cell>
          <table:table-cell table:formula="of:=[.H232]/[.H231]*[.G231]" office:value-type="float" office:value="0.673951219512195">
            <text:p>0,6739512195</text:p>
          </table:table-cell>
          <table:table-cell table:formula="of:=[.H231]-[.H$3]" office:value-type="float" office:value="628">
            <text:p>628</text:p>
          </table:table-cell>
          <table:table-cell table:formula="of:=[.I231]-[.H$3]" office:value-type="float" office:value="284">
            <text:p>284</text:p>
          </table:table-cell>
          <table:table-cell table:formula="of:=[.I232]*[.G$4]/[.H$4]" office:value-type="float" office:value="0.304780487804878">
            <text:p>0,3047804878</text:p>
          </table:table-cell>
          <table:table-cell table:formula="of:=[.J232]*([.$B$2]+[.$C$2])/[.$C$2]" office:value-type="float" office:value="2.80398048780488">
            <text:p>2,8039804878</text:p>
          </table:table-cell>
        </table:table-row>
        <table:table-row table:style-name="ro3">
          <table:table-cell table:number-columns-repeated="5"/>
          <table:table-cell table:formula="of:=[.G233]*([.$B$2]+[.$C$2])/[.$C$2]" office:value-type="float" office:value="6.19047804878049">
            <text:p>6,1904780488</text:p>
          </table:table-cell>
          <table:table-cell table:formula="of:=[.H233]/[.H232]*[.G232]" office:value-type="float" office:value="0.672878048780488">
            <text:p>0,6728780488</text:p>
          </table:table-cell>
          <table:table-cell table:formula="of:=[.H232]-[.H$3]" office:value-type="float" office:value="627">
            <text:p>627</text:p>
          </table:table-cell>
          <table:table-cell table:formula="of:=[.I232]-[.H$3]" office:value-type="float" office:value="283">
            <text:p>283</text:p>
          </table:table-cell>
          <table:table-cell table:formula="of:=[.I233]*[.G$4]/[.H$4]" office:value-type="float" office:value="0.303707317073171">
            <text:p>0,3037073171</text:p>
          </table:table-cell>
          <table:table-cell table:formula="of:=[.J233]*([.$B$2]+[.$C$2])/[.$C$2]" office:value-type="float" office:value="2.79410731707317">
            <text:p>2,7941073171</text:p>
          </table:table-cell>
        </table:table-row>
        <table:table-row table:style-name="ro3">
          <table:table-cell table:number-columns-repeated="5"/>
          <table:table-cell table:formula="of:=[.G234]*([.$B$2]+[.$C$2])/[.$C$2]" office:value-type="float" office:value="6.18060487804878">
            <text:p>6,180604878</text:p>
          </table:table-cell>
          <table:table-cell table:formula="of:=[.H234]/[.H233]*[.G233]" office:value-type="float" office:value="0.67180487804878">
            <text:p>0,671804878</text:p>
          </table:table-cell>
          <table:table-cell table:formula="of:=[.H233]-[.H$3]" office:value-type="float" office:value="626">
            <text:p>626</text:p>
          </table:table-cell>
          <table:table-cell table:formula="of:=[.I233]-[.H$3]" office:value-type="float" office:value="282">
            <text:p>282</text:p>
          </table:table-cell>
          <table:table-cell table:formula="of:=[.I234]*[.G$4]/[.H$4]" office:value-type="float" office:value="0.302634146341463">
            <text:p>0,3026341463</text:p>
          </table:table-cell>
          <table:table-cell table:formula="of:=[.J234]*([.$B$2]+[.$C$2])/[.$C$2]" office:value-type="float" office:value="2.78423414634146">
            <text:p>2,7842341463</text:p>
          </table:table-cell>
        </table:table-row>
        <table:table-row table:style-name="ro3">
          <table:table-cell table:number-columns-repeated="5"/>
          <table:table-cell table:formula="of:=[.G235]*([.$B$2]+[.$C$2])/[.$C$2]" office:value-type="float" office:value="6.17073170731707">
            <text:p>6,1707317073</text:p>
          </table:table-cell>
          <table:table-cell table:formula="of:=[.H235]/[.H234]*[.G234]" office:value-type="float" office:value="0.670731707317073">
            <text:p>0,6707317073</text:p>
          </table:table-cell>
          <table:table-cell table:formula="of:=[.H234]-[.H$3]" office:value-type="float" office:value="625">
            <text:p>625</text:p>
          </table:table-cell>
          <table:table-cell table:formula="of:=[.I234]-[.H$3]" office:value-type="float" office:value="281">
            <text:p>281</text:p>
          </table:table-cell>
          <table:table-cell table:formula="of:=[.I235]*[.G$4]/[.H$4]" office:value-type="float" office:value="0.301560975609756">
            <text:p>0,3015609756</text:p>
          </table:table-cell>
          <table:table-cell table:formula="of:=[.J235]*([.$B$2]+[.$C$2])/[.$C$2]" office:value-type="float" office:value="2.77436097560976">
            <text:p>2,7743609756</text:p>
          </table:table-cell>
        </table:table-row>
        <table:table-row table:style-name="ro3">
          <table:table-cell table:number-columns-repeated="5"/>
          <table:table-cell table:formula="of:=[.G236]*([.$B$2]+[.$C$2])/[.$C$2]" office:value-type="float" office:value="6.16085853658536">
            <text:p>6,1608585366</text:p>
          </table:table-cell>
          <table:table-cell table:formula="of:=[.H236]/[.H235]*[.G235]" office:value-type="float" office:value="0.669658536585366">
            <text:p>0,6696585366</text:p>
          </table:table-cell>
          <table:table-cell table:formula="of:=[.H235]-[.H$3]" office:value-type="float" office:value="624">
            <text:p>624</text:p>
          </table:table-cell>
          <table:table-cell table:formula="of:=[.I235]-[.H$3]" office:value-type="float" office:value="280">
            <text:p>280</text:p>
          </table:table-cell>
          <table:table-cell table:formula="of:=[.I236]*[.G$4]/[.H$4]" office:value-type="float" office:value="0.300487804878049">
            <text:p>0,3004878049</text:p>
          </table:table-cell>
          <table:table-cell table:formula="of:=[.J236]*([.$B$2]+[.$C$2])/[.$C$2]" office:value-type="float" office:value="2.76448780487805">
            <text:p>2,7644878049</text:p>
          </table:table-cell>
        </table:table-row>
        <table:table-row table:style-name="ro3">
          <table:table-cell table:number-columns-repeated="5"/>
          <table:table-cell table:formula="of:=[.G237]*([.$B$2]+[.$C$2])/[.$C$2]" office:value-type="float" office:value="6.15098536585366">
            <text:p>6,1509853659</text:p>
          </table:table-cell>
          <table:table-cell table:formula="of:=[.H237]/[.H236]*[.G236]" office:value-type="float" office:value="0.668585365853658">
            <text:p>0,6685853659</text:p>
          </table:table-cell>
          <table:table-cell table:formula="of:=[.H236]-[.H$3]" office:value-type="float" office:value="623">
            <text:p>623</text:p>
          </table:table-cell>
          <table:table-cell table:formula="of:=[.I236]-[.H$3]" office:value-type="float" office:value="279">
            <text:p>279</text:p>
          </table:table-cell>
          <table:table-cell table:formula="of:=[.I237]*[.G$4]/[.H$4]" office:value-type="float" office:value="0.299414634146341">
            <text:p>0,2994146341</text:p>
          </table:table-cell>
          <table:table-cell table:formula="of:=[.J237]*([.$B$2]+[.$C$2])/[.$C$2]" office:value-type="float" office:value="2.75461463414634">
            <text:p>2,7546146341</text:p>
          </table:table-cell>
        </table:table-row>
        <table:table-row table:style-name="ro3">
          <table:table-cell table:number-columns-repeated="5"/>
          <table:table-cell table:formula="of:=[.G238]*([.$B$2]+[.$C$2])/[.$C$2]" office:value-type="float" office:value="6.14111219512195">
            <text:p>6,1411121951</text:p>
          </table:table-cell>
          <table:table-cell table:formula="of:=[.H238]/[.H237]*[.G237]" office:value-type="float" office:value="0.667512195121951">
            <text:p>0,6675121951</text:p>
          </table:table-cell>
          <table:table-cell table:formula="of:=[.H237]-[.H$3]" office:value-type="float" office:value="622">
            <text:p>622</text:p>
          </table:table-cell>
          <table:table-cell table:formula="of:=[.I237]-[.H$3]" office:value-type="float" office:value="278">
            <text:p>278</text:p>
          </table:table-cell>
          <table:table-cell table:formula="of:=[.I238]*[.G$4]/[.H$4]" office:value-type="float" office:value="0.298341463414634">
            <text:p>0,2983414634</text:p>
          </table:table-cell>
          <table:table-cell table:formula="of:=[.J238]*([.$B$2]+[.$C$2])/[.$C$2]" office:value-type="float" office:value="2.74474146341463">
            <text:p>2,7447414634</text:p>
          </table:table-cell>
        </table:table-row>
        <table:table-row table:style-name="ro3">
          <table:table-cell table:number-columns-repeated="5"/>
          <table:table-cell table:formula="of:=[.G239]*([.$B$2]+[.$C$2])/[.$C$2]" office:value-type="float" office:value="6.13123902439024">
            <text:p>6,1312390244</text:p>
          </table:table-cell>
          <table:table-cell table:formula="of:=[.H239]/[.H238]*[.G238]" office:value-type="float" office:value="0.666439024390244">
            <text:p>0,6664390244</text:p>
          </table:table-cell>
          <table:table-cell table:formula="of:=[.H238]-[.H$3]" office:value-type="float" office:value="621">
            <text:p>621</text:p>
          </table:table-cell>
          <table:table-cell table:formula="of:=[.I238]-[.H$3]" office:value-type="float" office:value="277">
            <text:p>277</text:p>
          </table:table-cell>
          <table:table-cell table:formula="of:=[.I239]*[.G$4]/[.H$4]" office:value-type="float" office:value="0.297268292682927">
            <text:p>0,2972682927</text:p>
          </table:table-cell>
          <table:table-cell table:formula="of:=[.J239]*([.$B$2]+[.$C$2])/[.$C$2]" office:value-type="float" office:value="2.73486829268293">
            <text:p>2,7348682927</text:p>
          </table:table-cell>
        </table:table-row>
        <table:table-row table:style-name="ro3">
          <table:table-cell table:number-columns-repeated="5"/>
          <table:table-cell table:formula="of:=[.G240]*([.$B$2]+[.$C$2])/[.$C$2]" office:value-type="float" office:value="6.12136585365853">
            <text:p>6,1213658537</text:p>
          </table:table-cell>
          <table:table-cell table:formula="of:=[.H240]/[.H239]*[.G239]" office:value-type="float" office:value="0.665365853658536">
            <text:p>0,6653658537</text:p>
          </table:table-cell>
          <table:table-cell table:formula="of:=[.H239]-[.H$3]" office:value-type="float" office:value="620">
            <text:p>620</text:p>
          </table:table-cell>
          <table:table-cell table:formula="of:=[.I239]-[.H$3]" office:value-type="float" office:value="276">
            <text:p>276</text:p>
          </table:table-cell>
          <table:table-cell table:formula="of:=[.I240]*[.G$4]/[.H$4]" office:value-type="float" office:value="0.29619512195122">
            <text:p>0,296195122</text:p>
          </table:table-cell>
          <table:table-cell table:formula="of:=[.J240]*([.$B$2]+[.$C$2])/[.$C$2]" office:value-type="float" office:value="2.72499512195122">
            <text:p>2,724995122</text:p>
          </table:table-cell>
        </table:table-row>
        <table:table-row table:style-name="ro3">
          <table:table-cell table:number-columns-repeated="5"/>
          <table:table-cell table:formula="of:=[.G241]*([.$B$2]+[.$C$2])/[.$C$2]" office:value-type="float" office:value="6.11149268292683">
            <text:p>6,1114926829</text:p>
          </table:table-cell>
          <table:table-cell table:formula="of:=[.H241]/[.H240]*[.G240]" office:value-type="float" office:value="0.664292682926829">
            <text:p>0,6642926829</text:p>
          </table:table-cell>
          <table:table-cell table:formula="of:=[.H240]-[.H$3]" office:value-type="float" office:value="619">
            <text:p>619</text:p>
          </table:table-cell>
          <table:table-cell table:formula="of:=[.I240]-[.H$3]" office:value-type="float" office:value="275">
            <text:p>275</text:p>
          </table:table-cell>
          <table:table-cell table:formula="of:=[.I241]*[.G$4]/[.H$4]" office:value-type="float" office:value="0.295121951219512">
            <text:p>0,2951219512</text:p>
          </table:table-cell>
          <table:table-cell table:formula="of:=[.J241]*([.$B$2]+[.$C$2])/[.$C$2]" office:value-type="float" office:value="2.71512195121951">
            <text:p>2,7151219512</text:p>
          </table:table-cell>
        </table:table-row>
        <table:table-row table:style-name="ro3">
          <table:table-cell table:number-columns-repeated="5"/>
          <table:table-cell table:formula="of:=[.G242]*([.$B$2]+[.$C$2])/[.$C$2]" office:value-type="float" office:value="6.10161951219512">
            <text:p>6,1016195122</text:p>
          </table:table-cell>
          <table:table-cell table:formula="of:=[.H242]/[.H241]*[.G241]" office:value-type="float" office:value="0.663219512195122">
            <text:p>0,6632195122</text:p>
          </table:table-cell>
          <table:table-cell table:formula="of:=[.H241]-[.H$3]" office:value-type="float" office:value="618">
            <text:p>618</text:p>
          </table:table-cell>
          <table:table-cell table:formula="of:=[.I241]-[.H$3]" office:value-type="float" office:value="274">
            <text:p>274</text:p>
          </table:table-cell>
          <table:table-cell table:formula="of:=[.I242]*[.G$4]/[.H$4]" office:value-type="float" office:value="0.294048780487805">
            <text:p>0,2940487805</text:p>
          </table:table-cell>
          <table:table-cell table:formula="of:=[.J242]*([.$B$2]+[.$C$2])/[.$C$2]" office:value-type="float" office:value="2.70524878048781">
            <text:p>2,7052487805</text:p>
          </table:table-cell>
        </table:table-row>
        <table:table-row table:style-name="ro3">
          <table:table-cell table:number-columns-repeated="5"/>
          <table:table-cell table:formula="of:=[.G243]*([.$B$2]+[.$C$2])/[.$C$2]" office:value-type="float" office:value="6.09174634146341">
            <text:p>6,0917463415</text:p>
          </table:table-cell>
          <table:table-cell table:formula="of:=[.H243]/[.H242]*[.G242]" office:value-type="float" office:value="0.662146341463414">
            <text:p>0,6621463415</text:p>
          </table:table-cell>
          <table:table-cell table:formula="of:=[.H242]-[.H$3]" office:value-type="float" office:value="617">
            <text:p>617</text:p>
          </table:table-cell>
          <table:table-cell table:formula="of:=[.I242]-[.H$3]" office:value-type="float" office:value="273">
            <text:p>273</text:p>
          </table:table-cell>
          <table:table-cell table:formula="of:=[.I243]*[.G$4]/[.H$4]" office:value-type="float" office:value="0.292975609756098">
            <text:p>0,2929756098</text:p>
          </table:table-cell>
          <table:table-cell table:formula="of:=[.J243]*([.$B$2]+[.$C$2])/[.$C$2]" office:value-type="float" office:value="2.6953756097561">
            <text:p>2,6953756098</text:p>
          </table:table-cell>
        </table:table-row>
        <table:table-row table:style-name="ro3">
          <table:table-cell table:number-columns-repeated="5"/>
          <table:table-cell table:formula="of:=[.G244]*([.$B$2]+[.$C$2])/[.$C$2]" office:value-type="float" office:value="6.08187317073171">
            <text:p>6,0818731707</text:p>
          </table:table-cell>
          <table:table-cell table:formula="of:=[.H244]/[.H243]*[.G243]" office:value-type="float" office:value="0.661073170731707">
            <text:p>0,6610731707</text:p>
          </table:table-cell>
          <table:table-cell table:formula="of:=[.H243]-[.H$3]" office:value-type="float" office:value="616">
            <text:p>616</text:p>
          </table:table-cell>
          <table:table-cell table:formula="of:=[.I243]-[.H$3]" office:value-type="float" office:value="272">
            <text:p>272</text:p>
          </table:table-cell>
          <table:table-cell table:formula="of:=[.I244]*[.G$4]/[.H$4]" office:value-type="float" office:value="0.29190243902439">
            <text:p>0,291902439</text:p>
          </table:table-cell>
          <table:table-cell table:formula="of:=[.J244]*([.$B$2]+[.$C$2])/[.$C$2]" office:value-type="float" office:value="2.68550243902439">
            <text:p>2,685502439</text:p>
          </table:table-cell>
        </table:table-row>
        <table:table-row table:style-name="ro3">
          <table:table-cell table:number-columns-repeated="5"/>
          <table:table-cell table:formula="of:=[.G245]*([.$B$2]+[.$C$2])/[.$C$2]" office:value-type="float" office:value="6.072">
            <text:p>6,072</text:p>
          </table:table-cell>
          <table:table-cell table:formula="of:=[.H245]/[.H244]*[.G244]" office:value-type="float" office:value="0.66">
            <text:p>0,66</text:p>
          </table:table-cell>
          <table:table-cell table:formula="of:=[.H244]-[.H$3]" office:value-type="float" office:value="615">
            <text:p>615</text:p>
          </table:table-cell>
          <table:table-cell table:formula="of:=[.I244]-[.H$3]" office:value-type="float" office:value="271">
            <text:p>271</text:p>
          </table:table-cell>
          <table:table-cell table:formula="of:=[.I245]*[.G$4]/[.H$4]" office:value-type="float" office:value="0.290829268292683">
            <text:p>0,2908292683</text:p>
          </table:table-cell>
          <table:table-cell table:formula="of:=[.J245]*([.$B$2]+[.$C$2])/[.$C$2]" office:value-type="float" office:value="2.67562926829268">
            <text:p>2,6756292683</text:p>
          </table:table-cell>
        </table:table-row>
        <table:table-row table:style-name="ro3">
          <table:table-cell table:number-columns-repeated="5"/>
          <table:table-cell table:formula="of:=[.G246]*([.$B$2]+[.$C$2])/[.$C$2]" office:value-type="float" office:value="6.06212682926829">
            <text:p>6,0621268293</text:p>
          </table:table-cell>
          <table:table-cell table:formula="of:=[.H246]/[.H245]*[.G245]" office:value-type="float" office:value="0.658926829268293">
            <text:p>0,6589268293</text:p>
          </table:table-cell>
          <table:table-cell table:formula="of:=[.H245]-[.H$3]" office:value-type="float" office:value="614">
            <text:p>614</text:p>
          </table:table-cell>
          <table:table-cell table:formula="of:=[.I245]-[.H$3]" office:value-type="float" office:value="270">
            <text:p>270</text:p>
          </table:table-cell>
          <table:table-cell table:formula="of:=[.I246]*[.G$4]/[.H$4]" office:value-type="float" office:value="0.289756097560976">
            <text:p>0,2897560976</text:p>
          </table:table-cell>
          <table:table-cell table:formula="of:=[.J246]*([.$B$2]+[.$C$2])/[.$C$2]" office:value-type="float" office:value="2.66575609756098">
            <text:p>2,6657560976</text:p>
          </table:table-cell>
        </table:table-row>
        <table:table-row table:style-name="ro3">
          <table:table-cell table:number-columns-repeated="5"/>
          <table:table-cell table:formula="of:=[.G247]*([.$B$2]+[.$C$2])/[.$C$2]" office:value-type="float" office:value="6.05225365853658">
            <text:p>6,0522536585</text:p>
          </table:table-cell>
          <table:table-cell table:formula="of:=[.H247]/[.H246]*[.G246]" office:value-type="float" office:value="0.657853658536585">
            <text:p>0,6578536585</text:p>
          </table:table-cell>
          <table:table-cell table:formula="of:=[.H246]-[.H$3]" office:value-type="float" office:value="613">
            <text:p>613</text:p>
          </table:table-cell>
          <table:table-cell table:formula="of:=[.I246]-[.H$3]" office:value-type="float" office:value="269">
            <text:p>269</text:p>
          </table:table-cell>
          <table:table-cell table:formula="of:=[.I247]*[.G$4]/[.H$4]" office:value-type="float" office:value="0.288682926829268">
            <text:p>0,2886829268</text:p>
          </table:table-cell>
          <table:table-cell table:formula="of:=[.J247]*([.$B$2]+[.$C$2])/[.$C$2]" office:value-type="float" office:value="2.65588292682927">
            <text:p>2,6558829268</text:p>
          </table:table-cell>
        </table:table-row>
        <table:table-row table:style-name="ro3">
          <table:table-cell table:number-columns-repeated="5"/>
          <table:table-cell table:formula="of:=[.G248]*([.$B$2]+[.$C$2])/[.$C$2]" office:value-type="float" office:value="6.04238048780488">
            <text:p>6,0423804878</text:p>
          </table:table-cell>
          <table:table-cell table:formula="of:=[.H248]/[.H247]*[.G247]" office:value-type="float" office:value="0.656780487804878">
            <text:p>0,6567804878</text:p>
          </table:table-cell>
          <table:table-cell table:formula="of:=[.H247]-[.H$3]" office:value-type="float" office:value="612">
            <text:p>612</text:p>
          </table:table-cell>
          <table:table-cell table:formula="of:=[.I247]-[.H$3]" office:value-type="float" office:value="268">
            <text:p>268</text:p>
          </table:table-cell>
          <table:table-cell table:formula="of:=[.I248]*[.G$4]/[.H$4]" office:value-type="float" office:value="0.287609756097561">
            <text:p>0,2876097561</text:p>
          </table:table-cell>
          <table:table-cell table:formula="of:=[.J248]*([.$B$2]+[.$C$2])/[.$C$2]" office:value-type="float" office:value="2.64600975609756">
            <text:p>2,6460097561</text:p>
          </table:table-cell>
        </table:table-row>
        <table:table-row table:style-name="ro3">
          <table:table-cell table:number-columns-repeated="5"/>
          <table:table-cell table:formula="of:=[.G249]*([.$B$2]+[.$C$2])/[.$C$2]" office:value-type="float" office:value="6.03250731707317">
            <text:p>6,0325073171</text:p>
          </table:table-cell>
          <table:table-cell table:formula="of:=[.H249]/[.H248]*[.G248]" office:value-type="float" office:value="0.655707317073171">
            <text:p>0,6557073171</text:p>
          </table:table-cell>
          <table:table-cell table:formula="of:=[.H248]-[.H$3]" office:value-type="float" office:value="611">
            <text:p>611</text:p>
          </table:table-cell>
          <table:table-cell table:formula="of:=[.I248]-[.H$3]" office:value-type="float" office:value="267">
            <text:p>267</text:p>
          </table:table-cell>
          <table:table-cell table:formula="of:=[.I249]*[.G$4]/[.H$4]" office:value-type="float" office:value="0.286536585365854">
            <text:p>0,2865365854</text:p>
          </table:table-cell>
          <table:table-cell table:formula="of:=[.J249]*([.$B$2]+[.$C$2])/[.$C$2]" office:value-type="float" office:value="2.63613658536585">
            <text:p>2,6361365854</text:p>
          </table:table-cell>
        </table:table-row>
        <table:table-row table:style-name="ro3">
          <table:table-cell table:number-columns-repeated="5"/>
          <table:table-cell table:formula="of:=[.G250]*([.$B$2]+[.$C$2])/[.$C$2]" office:value-type="float" office:value="6.02263414634146">
            <text:p>6,0226341463</text:p>
          </table:table-cell>
          <table:table-cell table:formula="of:=[.H250]/[.H249]*[.G249]" office:value-type="float" office:value="0.654634146341463">
            <text:p>0,6546341463</text:p>
          </table:table-cell>
          <table:table-cell table:formula="of:=[.H249]-[.H$3]" office:value-type="float" office:value="610">
            <text:p>610</text:p>
          </table:table-cell>
          <table:table-cell table:formula="of:=[.I249]-[.H$3]" office:value-type="float" office:value="266">
            <text:p>266</text:p>
          </table:table-cell>
          <table:table-cell table:formula="of:=[.I250]*[.G$4]/[.H$4]" office:value-type="float" office:value="0.285463414634146">
            <text:p>0,2854634146</text:p>
          </table:table-cell>
          <table:table-cell table:formula="of:=[.J250]*([.$B$2]+[.$C$2])/[.$C$2]" office:value-type="float" office:value="2.62626341463415">
            <text:p>2,6262634146</text:p>
          </table:table-cell>
        </table:table-row>
        <table:table-row table:style-name="ro3">
          <table:table-cell table:number-columns-repeated="5"/>
          <table:table-cell table:formula="of:=[.G251]*([.$B$2]+[.$C$2])/[.$C$2]" office:value-type="float" office:value="6.01276097560975">
            <text:p>6,0127609756</text:p>
          </table:table-cell>
          <table:table-cell table:formula="of:=[.H251]/[.H250]*[.G250]" office:value-type="float" office:value="0.653560975609756">
            <text:p>0,6535609756</text:p>
          </table:table-cell>
          <table:table-cell table:formula="of:=[.H250]-[.H$3]" office:value-type="float" office:value="609">
            <text:p>609</text:p>
          </table:table-cell>
          <table:table-cell table:formula="of:=[.I250]-[.H$3]" office:value-type="float" office:value="265">
            <text:p>265</text:p>
          </table:table-cell>
          <table:table-cell table:formula="of:=[.I251]*[.G$4]/[.H$4]" office:value-type="float" office:value="0.284390243902439">
            <text:p>0,2843902439</text:p>
          </table:table-cell>
          <table:table-cell table:formula="of:=[.J251]*([.$B$2]+[.$C$2])/[.$C$2]" office:value-type="float" office:value="2.61639024390244">
            <text:p>2,6163902439</text:p>
          </table:table-cell>
        </table:table-row>
        <table:table-row table:style-name="ro3">
          <table:table-cell table:number-columns-repeated="5"/>
          <table:table-cell table:formula="of:=[.G252]*([.$B$2]+[.$C$2])/[.$C$2]" office:value-type="float" office:value="6.00288780487805">
            <text:p>6,0028878049</text:p>
          </table:table-cell>
          <table:table-cell table:formula="of:=[.H252]/[.H251]*[.G251]" office:value-type="float" office:value="0.652487804878049">
            <text:p>0,6524878049</text:p>
          </table:table-cell>
          <table:table-cell table:formula="of:=[.H251]-[.H$3]" office:value-type="float" office:value="608">
            <text:p>608</text:p>
          </table:table-cell>
          <table:table-cell table:formula="of:=[.I251]-[.H$3]" office:value-type="float" office:value="264">
            <text:p>264</text:p>
          </table:table-cell>
          <table:table-cell table:formula="of:=[.I252]*[.G$4]/[.H$4]" office:value-type="float" office:value="0.283317073170732">
            <text:p>0,2833170732</text:p>
          </table:table-cell>
          <table:table-cell table:formula="of:=[.J252]*([.$B$2]+[.$C$2])/[.$C$2]" office:value-type="float" office:value="2.60651707317073">
            <text:p>2,6065170732</text:p>
          </table:table-cell>
        </table:table-row>
        <table:table-row table:style-name="ro3">
          <table:table-cell table:number-columns-repeated="5"/>
          <table:table-cell table:formula="of:=[.G253]*([.$B$2]+[.$C$2])/[.$C$2]" office:value-type="float" office:value="5.99301463414634">
            <text:p>5,9930146341</text:p>
          </table:table-cell>
          <table:table-cell table:formula="of:=[.H253]/[.H252]*[.G252]" office:value-type="float" office:value="0.651414634146341">
            <text:p>0,6514146341</text:p>
          </table:table-cell>
          <table:table-cell table:formula="of:=[.H252]-[.H$3]" office:value-type="float" office:value="607">
            <text:p>607</text:p>
          </table:table-cell>
          <table:table-cell table:formula="of:=[.I252]-[.H$3]" office:value-type="float" office:value="263">
            <text:p>263</text:p>
          </table:table-cell>
          <table:table-cell table:formula="of:=[.I253]*[.G$4]/[.H$4]" office:value-type="float" office:value="0.282243902439024">
            <text:p>0,2822439024</text:p>
          </table:table-cell>
          <table:table-cell table:formula="of:=[.J253]*([.$B$2]+[.$C$2])/[.$C$2]" office:value-type="float" office:value="2.59664390243902">
            <text:p>2,5966439024</text:p>
          </table:table-cell>
        </table:table-row>
        <table:table-row table:style-name="ro3">
          <table:table-cell table:number-columns-repeated="5"/>
          <table:table-cell table:formula="of:=[.G254]*([.$B$2]+[.$C$2])/[.$C$2]" office:value-type="float" office:value="5.98314146341463">
            <text:p>5,9831414634</text:p>
          </table:table-cell>
          <table:table-cell table:formula="of:=[.H254]/[.H253]*[.G253]" office:value-type="float" office:value="0.650341463414634">
            <text:p>0,6503414634</text:p>
          </table:table-cell>
          <table:table-cell table:formula="of:=[.H253]-[.H$3]" office:value-type="float" office:value="606">
            <text:p>606</text:p>
          </table:table-cell>
          <table:table-cell table:formula="of:=[.I253]-[.H$3]" office:value-type="float" office:value="262">
            <text:p>262</text:p>
          </table:table-cell>
          <table:table-cell table:formula="of:=[.I254]*[.G$4]/[.H$4]" office:value-type="float" office:value="0.281170731707317">
            <text:p>0,2811707317</text:p>
          </table:table-cell>
          <table:table-cell table:formula="of:=[.J254]*([.$B$2]+[.$C$2])/[.$C$2]" office:value-type="float" office:value="2.58677073170732">
            <text:p>2,5867707317</text:p>
          </table:table-cell>
        </table:table-row>
        <table:table-row table:style-name="ro3">
          <table:table-cell table:number-columns-repeated="5"/>
          <table:table-cell table:formula="of:=[.G255]*([.$B$2]+[.$C$2])/[.$C$2]" office:value-type="float" office:value="5.97326829268292">
            <text:p>5,9732682927</text:p>
          </table:table-cell>
          <table:table-cell table:formula="of:=[.H255]/[.H254]*[.G254]" office:value-type="float" office:value="0.649268292682927">
            <text:p>0,6492682927</text:p>
          </table:table-cell>
          <table:table-cell table:formula="of:=[.H254]-[.H$3]" office:value-type="float" office:value="605">
            <text:p>605</text:p>
          </table:table-cell>
          <table:table-cell table:formula="of:=[.I254]-[.H$3]" office:value-type="float" office:value="261">
            <text:p>261</text:p>
          </table:table-cell>
          <table:table-cell table:formula="of:=[.I255]*[.G$4]/[.H$4]" office:value-type="float" office:value="0.28009756097561">
            <text:p>0,280097561</text:p>
          </table:table-cell>
          <table:table-cell table:formula="of:=[.J255]*([.$B$2]+[.$C$2])/[.$C$2]" office:value-type="float" office:value="2.57689756097561">
            <text:p>2,576897561</text:p>
          </table:table-cell>
        </table:table-row>
        <table:table-row table:style-name="ro3">
          <table:table-cell table:number-columns-repeated="5"/>
          <table:table-cell table:formula="of:=[.G256]*([.$B$2]+[.$C$2])/[.$C$2]" office:value-type="float" office:value="5.96339512195122">
            <text:p>5,963395122</text:p>
          </table:table-cell>
          <table:table-cell table:formula="of:=[.H256]/[.H255]*[.G255]" office:value-type="float" office:value="0.648195121951219">
            <text:p>0,648195122</text:p>
          </table:table-cell>
          <table:table-cell table:formula="of:=[.H255]-[.H$3]" office:value-type="float" office:value="604">
            <text:p>604</text:p>
          </table:table-cell>
          <table:table-cell table:formula="of:=[.I255]-[.H$3]" office:value-type="float" office:value="260">
            <text:p>260</text:p>
          </table:table-cell>
          <table:table-cell table:formula="of:=[.I256]*[.G$4]/[.H$4]" office:value-type="float" office:value="0.279024390243902">
            <text:p>0,2790243902</text:p>
          </table:table-cell>
          <table:table-cell table:formula="of:=[.J256]*([.$B$2]+[.$C$2])/[.$C$2]" office:value-type="float" office:value="2.5670243902439">
            <text:p>2,5670243902</text:p>
          </table:table-cell>
        </table:table-row>
        <table:table-row table:style-name="ro3">
          <table:table-cell table:number-columns-repeated="5"/>
          <table:table-cell table:formula="of:=[.G257]*([.$B$2]+[.$C$2])/[.$C$2]" office:value-type="float" office:value="5.95352195121951">
            <text:p>5,9535219512</text:p>
          </table:table-cell>
          <table:table-cell table:formula="of:=[.H257]/[.H256]*[.G256]" office:value-type="float" office:value="0.647121951219512">
            <text:p>0,6471219512</text:p>
          </table:table-cell>
          <table:table-cell table:formula="of:=[.H256]-[.H$3]" office:value-type="float" office:value="603">
            <text:p>603</text:p>
          </table:table-cell>
          <table:table-cell table:formula="of:=[.I256]-[.H$3]" office:value-type="float" office:value="259">
            <text:p>259</text:p>
          </table:table-cell>
          <table:table-cell table:formula="of:=[.I257]*[.G$4]/[.H$4]" office:value-type="float" office:value="0.277951219512195">
            <text:p>0,2779512195</text:p>
          </table:table-cell>
          <table:table-cell table:formula="of:=[.J257]*([.$B$2]+[.$C$2])/[.$C$2]" office:value-type="float" office:value="2.5571512195122">
            <text:p>2,5571512195</text:p>
          </table:table-cell>
        </table:table-row>
        <table:table-row table:style-name="ro3">
          <table:table-cell table:number-columns-repeated="5"/>
          <table:table-cell table:formula="of:=[.G258]*([.$B$2]+[.$C$2])/[.$C$2]" office:value-type="float" office:value="5.9436487804878">
            <text:p>5,9436487805</text:p>
          </table:table-cell>
          <table:table-cell table:formula="of:=[.H258]/[.H257]*[.G257]" office:value-type="float" office:value="0.646048780487805">
            <text:p>0,6460487805</text:p>
          </table:table-cell>
          <table:table-cell table:formula="of:=[.H257]-[.H$3]" office:value-type="float" office:value="602">
            <text:p>602</text:p>
          </table:table-cell>
          <table:table-cell table:formula="of:=[.I257]-[.H$3]" office:value-type="float" office:value="258">
            <text:p>258</text:p>
          </table:table-cell>
          <table:table-cell table:formula="of:=[.I258]*[.G$4]/[.H$4]" office:value-type="float" office:value="0.276878048780488">
            <text:p>0,2768780488</text:p>
          </table:table-cell>
          <table:table-cell table:formula="of:=[.J258]*([.$B$2]+[.$C$2])/[.$C$2]" office:value-type="float" office:value="2.54727804878049">
            <text:p>2,5472780488</text:p>
          </table:table-cell>
        </table:table-row>
        <table:table-row table:style-name="ro3">
          <table:table-cell table:number-columns-repeated="5"/>
          <table:table-cell table:formula="of:=[.G259]*([.$B$2]+[.$C$2])/[.$C$2]" office:value-type="float" office:value="5.9337756097561">
            <text:p>5,9337756098</text:p>
          </table:table-cell>
          <table:table-cell table:formula="of:=[.H259]/[.H258]*[.G258]" office:value-type="float" office:value="0.644975609756097">
            <text:p>0,6449756098</text:p>
          </table:table-cell>
          <table:table-cell table:formula="of:=[.H258]-[.H$3]" office:value-type="float" office:value="601">
            <text:p>601</text:p>
          </table:table-cell>
          <table:table-cell table:formula="of:=[.I258]-[.H$3]" office:value-type="float" office:value="257">
            <text:p>257</text:p>
          </table:table-cell>
          <table:table-cell table:formula="of:=[.I259]*[.G$4]/[.H$4]" office:value-type="float" office:value="0.27580487804878">
            <text:p>0,275804878</text:p>
          </table:table-cell>
          <table:table-cell table:formula="of:=[.J259]*([.$B$2]+[.$C$2])/[.$C$2]" office:value-type="float" office:value="2.53740487804878">
            <text:p>2,537404878</text:p>
          </table:table-cell>
        </table:table-row>
        <table:table-row table:style-name="ro3">
          <table:table-cell table:number-columns-repeated="5"/>
          <table:table-cell table:formula="of:=[.G260]*([.$B$2]+[.$C$2])/[.$C$2]" office:value-type="float" office:value="5.92390243902439">
            <text:p>5,923902439</text:p>
          </table:table-cell>
          <table:table-cell table:formula="of:=[.H260]/[.H259]*[.G259]" office:value-type="float" office:value="0.64390243902439">
            <text:p>0,643902439</text:p>
          </table:table-cell>
          <table:table-cell table:formula="of:=[.H259]-[.H$3]" office:value-type="float" office:value="600">
            <text:p>600</text:p>
          </table:table-cell>
          <table:table-cell table:formula="of:=[.I259]-[.H$3]" office:value-type="float" office:value="256">
            <text:p>256</text:p>
          </table:table-cell>
          <table:table-cell table:formula="of:=[.I260]*[.G$4]/[.H$4]" office:value-type="float" office:value="0.274731707317073">
            <text:p>0,2747317073</text:p>
          </table:table-cell>
          <table:table-cell table:formula="of:=[.J260]*([.$B$2]+[.$C$2])/[.$C$2]" office:value-type="float" office:value="2.52753170731707">
            <text:p>2,5275317073</text:p>
          </table:table-cell>
        </table:table-row>
        <table:table-row table:style-name="ro3">
          <table:table-cell table:number-columns-repeated="5"/>
          <table:table-cell table:formula="of:=[.G261]*([.$B$2]+[.$C$2])/[.$C$2]" office:value-type="float" office:value="5.91402926829268">
            <text:p>5,9140292683</text:p>
          </table:table-cell>
          <table:table-cell table:formula="of:=[.H261]/[.H260]*[.G260]" office:value-type="float" office:value="0.642829268292683">
            <text:p>0,6428292683</text:p>
          </table:table-cell>
          <table:table-cell table:formula="of:=[.H260]-[.H$3]" office:value-type="float" office:value="599">
            <text:p>599</text:p>
          </table:table-cell>
          <table:table-cell table:formula="of:=[.I260]-[.H$3]" office:value-type="float" office:value="255">
            <text:p>255</text:p>
          </table:table-cell>
          <table:table-cell table:formula="of:=[.I261]*[.G$4]/[.H$4]" office:value-type="float" office:value="0.273658536585366">
            <text:p>0,2736585366</text:p>
          </table:table-cell>
          <table:table-cell table:formula="of:=[.J261]*([.$B$2]+[.$C$2])/[.$C$2]" office:value-type="float" office:value="2.51765853658537">
            <text:p>2,5176585366</text:p>
          </table:table-cell>
        </table:table-row>
        <table:table-row table:style-name="ro3">
          <table:table-cell table:number-columns-repeated="5"/>
          <table:table-cell table:formula="of:=[.G262]*([.$B$2]+[.$C$2])/[.$C$2]" office:value-type="float" office:value="5.90415609756097">
            <text:p>5,9041560976</text:p>
          </table:table-cell>
          <table:table-cell table:formula="of:=[.H262]/[.H261]*[.G261]" office:value-type="float" office:value="0.641756097560975">
            <text:p>0,6417560976</text:p>
          </table:table-cell>
          <table:table-cell table:formula="of:=[.H261]-[.H$3]" office:value-type="float" office:value="598">
            <text:p>598</text:p>
          </table:table-cell>
          <table:table-cell table:formula="of:=[.I261]-[.H$3]" office:value-type="float" office:value="254">
            <text:p>254</text:p>
          </table:table-cell>
          <table:table-cell table:formula="of:=[.I262]*[.G$4]/[.H$4]" office:value-type="float" office:value="0.272585365853659">
            <text:p>0,2725853659</text:p>
          </table:table-cell>
          <table:table-cell table:formula="of:=[.J262]*([.$B$2]+[.$C$2])/[.$C$2]" office:value-type="float" office:value="2.50778536585366">
            <text:p>2,5077853659</text:p>
          </table:table-cell>
        </table:table-row>
        <table:table-row table:style-name="ro3">
          <table:table-cell table:number-columns-repeated="5"/>
          <table:table-cell table:formula="of:=[.G263]*([.$B$2]+[.$C$2])/[.$C$2]" office:value-type="float" office:value="5.89428292682927">
            <text:p>5,8942829268</text:p>
          </table:table-cell>
          <table:table-cell table:formula="of:=[.H263]/[.H262]*[.G262]" office:value-type="float" office:value="0.640682926829268">
            <text:p>0,6406829268</text:p>
          </table:table-cell>
          <table:table-cell table:formula="of:=[.H262]-[.H$3]" office:value-type="float" office:value="597">
            <text:p>597</text:p>
          </table:table-cell>
          <table:table-cell table:formula="of:=[.I262]-[.H$3]" office:value-type="float" office:value="253">
            <text:p>253</text:p>
          </table:table-cell>
          <table:table-cell table:formula="of:=[.I263]*[.G$4]/[.H$4]" office:value-type="float" office:value="0.271512195121951">
            <text:p>0,2715121951</text:p>
          </table:table-cell>
          <table:table-cell table:formula="of:=[.J263]*([.$B$2]+[.$C$2])/[.$C$2]" office:value-type="float" office:value="2.49791219512195">
            <text:p>2,4979121951</text:p>
          </table:table-cell>
        </table:table-row>
        <table:table-row table:style-name="ro3">
          <table:table-cell table:number-columns-repeated="5"/>
          <table:table-cell table:formula="of:=[.G264]*([.$B$2]+[.$C$2])/[.$C$2]" office:value-type="float" office:value="5.88440975609756">
            <text:p>5,8844097561</text:p>
          </table:table-cell>
          <table:table-cell table:formula="of:=[.H264]/[.H263]*[.G263]" office:value-type="float" office:value="0.639609756097561">
            <text:p>0,6396097561</text:p>
          </table:table-cell>
          <table:table-cell table:formula="of:=[.H263]-[.H$3]" office:value-type="float" office:value="596">
            <text:p>596</text:p>
          </table:table-cell>
          <table:table-cell table:formula="of:=[.I263]-[.H$3]" office:value-type="float" office:value="252">
            <text:p>252</text:p>
          </table:table-cell>
          <table:table-cell table:formula="of:=[.I264]*[.G$4]/[.H$4]" office:value-type="float" office:value="0.270439024390244">
            <text:p>0,2704390244</text:p>
          </table:table-cell>
          <table:table-cell table:formula="of:=[.J264]*([.$B$2]+[.$C$2])/[.$C$2]" office:value-type="float" office:value="2.48803902439024">
            <text:p>2,4880390244</text:p>
          </table:table-cell>
        </table:table-row>
        <table:table-row table:style-name="ro3">
          <table:table-cell table:number-columns-repeated="5"/>
          <table:table-cell table:formula="of:=[.G265]*([.$B$2]+[.$C$2])/[.$C$2]" office:value-type="float" office:value="5.87453658536585">
            <text:p>5,8745365854</text:p>
          </table:table-cell>
          <table:table-cell table:formula="of:=[.H265]/[.H264]*[.G264]" office:value-type="float" office:value="0.638536585365853">
            <text:p>0,6385365854</text:p>
          </table:table-cell>
          <table:table-cell table:formula="of:=[.H264]-[.H$3]" office:value-type="float" office:value="595">
            <text:p>595</text:p>
          </table:table-cell>
          <table:table-cell table:formula="of:=[.I264]-[.H$3]" office:value-type="float" office:value="251">
            <text:p>251</text:p>
          </table:table-cell>
          <table:table-cell table:formula="of:=[.I265]*[.G$4]/[.H$4]" office:value-type="float" office:value="0.269365853658537">
            <text:p>0,2693658537</text:p>
          </table:table-cell>
          <table:table-cell table:formula="of:=[.J265]*([.$B$2]+[.$C$2])/[.$C$2]" office:value-type="float" office:value="2.47816585365854">
            <text:p>2,4781658537</text:p>
          </table:table-cell>
        </table:table-row>
        <table:table-row table:style-name="ro3">
          <table:table-cell table:number-columns-repeated="5"/>
          <table:table-cell table:formula="of:=[.G266]*([.$B$2]+[.$C$2])/[.$C$2]" office:value-type="float" office:value="5.86466341463414">
            <text:p>5,8646634146</text:p>
          </table:table-cell>
          <table:table-cell table:formula="of:=[.H266]/[.H265]*[.G265]" office:value-type="float" office:value="0.637463414634146">
            <text:p>0,6374634146</text:p>
          </table:table-cell>
          <table:table-cell table:formula="of:=[.H265]-[.H$3]" office:value-type="float" office:value="594">
            <text:p>594</text:p>
          </table:table-cell>
          <table:table-cell table:formula="of:=[.I265]-[.H$3]" office:value-type="float" office:value="250">
            <text:p>250</text:p>
          </table:table-cell>
          <table:table-cell table:formula="of:=[.I266]*[.G$4]/[.H$4]" office:value-type="float" office:value="0.268292682926829">
            <text:p>0,2682926829</text:p>
          </table:table-cell>
          <table:table-cell table:formula="of:=[.J266]*([.$B$2]+[.$C$2])/[.$C$2]" office:value-type="float" office:value="2.46829268292683">
            <text:p>2,4682926829</text:p>
          </table:table-cell>
        </table:table-row>
        <table:table-row table:style-name="ro3">
          <table:table-cell table:number-columns-repeated="5"/>
          <table:table-cell table:formula="of:=[.G267]*([.$B$2]+[.$C$2])/[.$C$2]" office:value-type="float" office:value="5.85479024390244">
            <text:p>5,8547902439</text:p>
          </table:table-cell>
          <table:table-cell table:formula="of:=[.H267]/[.H266]*[.G266]" office:value-type="float" office:value="0.636390243902439">
            <text:p>0,6363902439</text:p>
          </table:table-cell>
          <table:table-cell table:formula="of:=[.H266]-[.H$3]" office:value-type="float" office:value="593">
            <text:p>593</text:p>
          </table:table-cell>
          <table:table-cell table:formula="of:=[.I266]-[.H$3]" office:value-type="float" office:value="249">
            <text:p>249</text:p>
          </table:table-cell>
          <table:table-cell table:formula="of:=[.I267]*[.G$4]/[.H$4]" office:value-type="float" office:value="0.267219512195122">
            <text:p>0,2672195122</text:p>
          </table:table-cell>
          <table:table-cell table:formula="of:=[.J267]*([.$B$2]+[.$C$2])/[.$C$2]" office:value-type="float" office:value="2.45841951219512">
            <text:p>2,4584195122</text:p>
          </table:table-cell>
        </table:table-row>
        <table:table-row table:style-name="ro3">
          <table:table-cell table:number-columns-repeated="5"/>
          <table:table-cell table:formula="of:=[.G268]*([.$B$2]+[.$C$2])/[.$C$2]" office:value-type="float" office:value="5.84491707317073">
            <text:p>5,8449170732</text:p>
          </table:table-cell>
          <table:table-cell table:formula="of:=[.H268]/[.H267]*[.G267]" office:value-type="float" office:value="0.635317073170732">
            <text:p>0,6353170732</text:p>
          </table:table-cell>
          <table:table-cell table:formula="of:=[.H267]-[.H$3]" office:value-type="float" office:value="592">
            <text:p>592</text:p>
          </table:table-cell>
          <table:table-cell table:formula="of:=[.I267]-[.H$3]" office:value-type="float" office:value="248">
            <text:p>248</text:p>
          </table:table-cell>
          <table:table-cell table:formula="of:=[.I268]*[.G$4]/[.H$4]" office:value-type="float" office:value="0.266146341463415">
            <text:p>0,2661463415</text:p>
          </table:table-cell>
          <table:table-cell table:formula="of:=[.J268]*([.$B$2]+[.$C$2])/[.$C$2]" office:value-type="float" office:value="2.44854634146341">
            <text:p>2,4485463415</text:p>
          </table:table-cell>
        </table:table-row>
        <table:table-row table:style-name="ro3">
          <table:table-cell table:number-columns-repeated="5"/>
          <table:table-cell table:formula="of:=[.G269]*([.$B$2]+[.$C$2])/[.$C$2]" office:value-type="float" office:value="5.83504390243902">
            <text:p>5,8350439024</text:p>
          </table:table-cell>
          <table:table-cell table:formula="of:=[.H269]/[.H268]*[.G268]" office:value-type="float" office:value="0.634243902439024">
            <text:p>0,6342439024</text:p>
          </table:table-cell>
          <table:table-cell table:formula="of:=[.H268]-[.H$3]" office:value-type="float" office:value="591">
            <text:p>591</text:p>
          </table:table-cell>
          <table:table-cell table:formula="of:=[.I268]-[.H$3]" office:value-type="float" office:value="247">
            <text:p>247</text:p>
          </table:table-cell>
          <table:table-cell table:formula="of:=[.I269]*[.G$4]/[.H$4]" office:value-type="float" office:value="0.265073170731707">
            <text:p>0,2650731707</text:p>
          </table:table-cell>
          <table:table-cell table:formula="of:=[.J269]*([.$B$2]+[.$C$2])/[.$C$2]" office:value-type="float" office:value="2.43867317073171">
            <text:p>2,4386731707</text:p>
          </table:table-cell>
        </table:table-row>
        <table:table-row table:style-name="ro3">
          <table:table-cell table:number-columns-repeated="5"/>
          <table:table-cell table:formula="of:=[.G270]*([.$B$2]+[.$C$2])/[.$C$2]" office:value-type="float" office:value="5.82517073170731">
            <text:p>5,8251707317</text:p>
          </table:table-cell>
          <table:table-cell table:formula="of:=[.H270]/[.H269]*[.G269]" office:value-type="float" office:value="0.633170731707317">
            <text:p>0,6331707317</text:p>
          </table:table-cell>
          <table:table-cell table:formula="of:=[.H269]-[.H$3]" office:value-type="float" office:value="590">
            <text:p>590</text:p>
          </table:table-cell>
          <table:table-cell table:formula="of:=[.I269]-[.H$3]" office:value-type="float" office:value="246">
            <text:p>246</text:p>
          </table:table-cell>
          <table:table-cell table:formula="of:=[.I270]*[.G$4]/[.H$4]" office:value-type="float" office:value="0.264">
            <text:p>0,264</text:p>
          </table:table-cell>
          <table:table-cell table:formula="of:=[.J270]*([.$B$2]+[.$C$2])/[.$C$2]" office:value-type="float" office:value="2.4288">
            <text:p>2,4288</text:p>
          </table:table-cell>
        </table:table-row>
        <table:table-row table:style-name="ro3">
          <table:table-cell table:number-columns-repeated="5"/>
          <table:table-cell table:formula="of:=[.G271]*([.$B$2]+[.$C$2])/[.$C$2]" office:value-type="float" office:value="5.81529756097561">
            <text:p>5,815297561</text:p>
          </table:table-cell>
          <table:table-cell table:formula="of:=[.H271]/[.H270]*[.G270]" office:value-type="float" office:value="0.63209756097561">
            <text:p>0,632097561</text:p>
          </table:table-cell>
          <table:table-cell table:formula="of:=[.H270]-[.H$3]" office:value-type="float" office:value="589">
            <text:p>589</text:p>
          </table:table-cell>
          <table:table-cell table:formula="of:=[.I270]-[.H$3]" office:value-type="float" office:value="245">
            <text:p>245</text:p>
          </table:table-cell>
          <table:table-cell table:formula="of:=[.I271]*[.G$4]/[.H$4]" office:value-type="float" office:value="0.262926829268293">
            <text:p>0,2629268293</text:p>
          </table:table-cell>
          <table:table-cell table:formula="of:=[.J271]*([.$B$2]+[.$C$2])/[.$C$2]" office:value-type="float" office:value="2.41892682926829">
            <text:p>2,4189268293</text:p>
          </table:table-cell>
        </table:table-row>
        <table:table-row table:style-name="ro3">
          <table:table-cell table:number-columns-repeated="5"/>
          <table:table-cell table:formula="of:=[.G272]*([.$B$2]+[.$C$2])/[.$C$2]" office:value-type="float" office:value="5.8054243902439">
            <text:p>5,8054243902</text:p>
          </table:table-cell>
          <table:table-cell table:formula="of:=[.H272]/[.H271]*[.G271]" office:value-type="float" office:value="0.631024390243902">
            <text:p>0,6310243902</text:p>
          </table:table-cell>
          <table:table-cell table:formula="of:=[.H271]-[.H$3]" office:value-type="float" office:value="588">
            <text:p>588</text:p>
          </table:table-cell>
          <table:table-cell table:formula="of:=[.I271]-[.H$3]" office:value-type="float" office:value="244">
            <text:p>244</text:p>
          </table:table-cell>
          <table:table-cell table:formula="of:=[.I272]*[.G$4]/[.H$4]" office:value-type="float" office:value="0.261853658536585">
            <text:p>0,2618536585</text:p>
          </table:table-cell>
          <table:table-cell table:formula="of:=[.J272]*([.$B$2]+[.$C$2])/[.$C$2]" office:value-type="float" office:value="2.40905365853659">
            <text:p>2,4090536585</text:p>
          </table:table-cell>
        </table:table-row>
        <table:table-row table:style-name="ro3">
          <table:table-cell table:number-columns-repeated="5"/>
          <table:table-cell table:formula="of:=[.G273]*([.$B$2]+[.$C$2])/[.$C$2]" office:value-type="float" office:value="5.79555121951219">
            <text:p>5,7955512195</text:p>
          </table:table-cell>
          <table:table-cell table:formula="of:=[.H273]/[.H272]*[.G272]" office:value-type="float" office:value="0.629951219512195">
            <text:p>0,6299512195</text:p>
          </table:table-cell>
          <table:table-cell table:formula="of:=[.H272]-[.H$3]" office:value-type="float" office:value="587">
            <text:p>587</text:p>
          </table:table-cell>
          <table:table-cell table:formula="of:=[.I272]-[.H$3]" office:value-type="float" office:value="243">
            <text:p>243</text:p>
          </table:table-cell>
          <table:table-cell table:formula="of:=[.I273]*[.G$4]/[.H$4]" office:value-type="float" office:value="0.260780487804878">
            <text:p>0,2607804878</text:p>
          </table:table-cell>
          <table:table-cell table:formula="of:=[.J273]*([.$B$2]+[.$C$2])/[.$C$2]" office:value-type="float" office:value="2.39918048780488">
            <text:p>2,3991804878</text:p>
          </table:table-cell>
        </table:table-row>
        <table:table-row table:style-name="ro3">
          <table:table-cell table:number-columns-repeated="5"/>
          <table:table-cell table:formula="of:=[.G274]*([.$B$2]+[.$C$2])/[.$C$2]" office:value-type="float" office:value="5.78567804878049">
            <text:p>5,7856780488</text:p>
          </table:table-cell>
          <table:table-cell table:formula="of:=[.H274]/[.H273]*[.G273]" office:value-type="float" office:value="0.628878048780488">
            <text:p>0,6288780488</text:p>
          </table:table-cell>
          <table:table-cell table:formula="of:=[.H273]-[.H$3]" office:value-type="float" office:value="586">
            <text:p>586</text:p>
          </table:table-cell>
          <table:table-cell table:formula="of:=[.I273]-[.H$3]" office:value-type="float" office:value="242">
            <text:p>242</text:p>
          </table:table-cell>
          <table:table-cell table:formula="of:=[.I274]*[.G$4]/[.H$4]" office:value-type="float" office:value="0.259707317073171">
            <text:p>0,2597073171</text:p>
          </table:table-cell>
          <table:table-cell table:formula="of:=[.J274]*([.$B$2]+[.$C$2])/[.$C$2]" office:value-type="float" office:value="2.38930731707317">
            <text:p>2,3893073171</text:p>
          </table:table-cell>
        </table:table-row>
        <table:table-row table:style-name="ro3">
          <table:table-cell table:number-columns-repeated="5"/>
          <table:table-cell table:formula="of:=[.G275]*([.$B$2]+[.$C$2])/[.$C$2]" office:value-type="float" office:value="5.77580487804878">
            <text:p>5,775804878</text:p>
          </table:table-cell>
          <table:table-cell table:formula="of:=[.H275]/[.H274]*[.G274]" office:value-type="float" office:value="0.62780487804878">
            <text:p>0,627804878</text:p>
          </table:table-cell>
          <table:table-cell table:formula="of:=[.H274]-[.H$3]" office:value-type="float" office:value="585">
            <text:p>585</text:p>
          </table:table-cell>
          <table:table-cell table:formula="of:=[.I274]-[.H$3]" office:value-type="float" office:value="241">
            <text:p>241</text:p>
          </table:table-cell>
          <table:table-cell table:formula="of:=[.I275]*[.G$4]/[.H$4]" office:value-type="float" office:value="0.258634146341463">
            <text:p>0,2586341463</text:p>
          </table:table-cell>
          <table:table-cell table:formula="of:=[.J275]*([.$B$2]+[.$C$2])/[.$C$2]" office:value-type="float" office:value="2.37943414634146">
            <text:p>2,3794341463</text:p>
          </table:table-cell>
        </table:table-row>
        <table:table-row table:style-name="ro3">
          <table:table-cell table:number-columns-repeated="5"/>
          <table:table-cell table:formula="of:=[.G276]*([.$B$2]+[.$C$2])/[.$C$2]" office:value-type="float" office:value="5.76593170731707">
            <text:p>5,7659317073</text:p>
          </table:table-cell>
          <table:table-cell table:formula="of:=[.H276]/[.H275]*[.G275]" office:value-type="float" office:value="0.626731707317073">
            <text:p>0,6267317073</text:p>
          </table:table-cell>
          <table:table-cell table:formula="of:=[.H275]-[.H$3]" office:value-type="float" office:value="584">
            <text:p>584</text:p>
          </table:table-cell>
          <table:table-cell table:formula="of:=[.I275]-[.H$3]" office:value-type="float" office:value="240">
            <text:p>240</text:p>
          </table:table-cell>
          <table:table-cell table:formula="of:=[.I276]*[.G$4]/[.H$4]" office:value-type="float" office:value="0.257560975609756">
            <text:p>0,2575609756</text:p>
          </table:table-cell>
          <table:table-cell table:formula="of:=[.J276]*([.$B$2]+[.$C$2])/[.$C$2]" office:value-type="float" office:value="2.36956097560976">
            <text:p>2,3695609756</text:p>
          </table:table-cell>
        </table:table-row>
        <table:table-row table:style-name="ro3">
          <table:table-cell table:number-columns-repeated="5"/>
          <table:table-cell table:formula="of:=[.G277]*([.$B$2]+[.$C$2])/[.$C$2]" office:value-type="float" office:value="5.75605853658536">
            <text:p>5,7560585366</text:p>
          </table:table-cell>
          <table:table-cell table:formula="of:=[.H277]/[.H276]*[.G276]" office:value-type="float" office:value="0.625658536585366">
            <text:p>0,6256585366</text:p>
          </table:table-cell>
          <table:table-cell table:formula="of:=[.H276]-[.H$3]" office:value-type="float" office:value="583">
            <text:p>583</text:p>
          </table:table-cell>
          <table:table-cell table:formula="of:=[.I276]-[.H$3]" office:value-type="float" office:value="239">
            <text:p>239</text:p>
          </table:table-cell>
          <table:table-cell table:formula="of:=[.I277]*[.G$4]/[.H$4]" office:value-type="float" office:value="0.256487804878049">
            <text:p>0,2564878049</text:p>
          </table:table-cell>
          <table:table-cell table:formula="of:=[.J277]*([.$B$2]+[.$C$2])/[.$C$2]" office:value-type="float" office:value="2.35968780487805">
            <text:p>2,3596878049</text:p>
          </table:table-cell>
        </table:table-row>
        <table:table-row table:style-name="ro3">
          <table:table-cell table:number-columns-repeated="5"/>
          <table:table-cell table:formula="of:=[.G278]*([.$B$2]+[.$C$2])/[.$C$2]" office:value-type="float" office:value="5.74618536585366">
            <text:p>5,7461853659</text:p>
          </table:table-cell>
          <table:table-cell table:formula="of:=[.H278]/[.H277]*[.G277]" office:value-type="float" office:value="0.624585365853658">
            <text:p>0,6245853659</text:p>
          </table:table-cell>
          <table:table-cell table:formula="of:=[.H277]-[.H$3]" office:value-type="float" office:value="582">
            <text:p>582</text:p>
          </table:table-cell>
          <table:table-cell table:formula="of:=[.I277]-[.H$3]" office:value-type="float" office:value="238">
            <text:p>238</text:p>
          </table:table-cell>
          <table:table-cell table:formula="of:=[.I278]*[.G$4]/[.H$4]" office:value-type="float" office:value="0.255414634146341">
            <text:p>0,2554146341</text:p>
          </table:table-cell>
          <table:table-cell table:formula="of:=[.J278]*([.$B$2]+[.$C$2])/[.$C$2]" office:value-type="float" office:value="2.34981463414634">
            <text:p>2,3498146341</text:p>
          </table:table-cell>
        </table:table-row>
        <table:table-row table:style-name="ro3">
          <table:table-cell table:number-columns-repeated="5"/>
          <table:table-cell table:formula="of:=[.G279]*([.$B$2]+[.$C$2])/[.$C$2]" office:value-type="float" office:value="5.73631219512195">
            <text:p>5,7363121951</text:p>
          </table:table-cell>
          <table:table-cell table:formula="of:=[.H279]/[.H278]*[.G278]" office:value-type="float" office:value="0.623512195121951">
            <text:p>0,6235121951</text:p>
          </table:table-cell>
          <table:table-cell table:formula="of:=[.H278]-[.H$3]" office:value-type="float" office:value="581">
            <text:p>581</text:p>
          </table:table-cell>
          <table:table-cell table:formula="of:=[.I278]-[.H$3]" office:value-type="float" office:value="237">
            <text:p>237</text:p>
          </table:table-cell>
          <table:table-cell table:formula="of:=[.I279]*[.G$4]/[.H$4]" office:value-type="float" office:value="0.254341463414634">
            <text:p>0,2543414634</text:p>
          </table:table-cell>
          <table:table-cell table:formula="of:=[.J279]*([.$B$2]+[.$C$2])/[.$C$2]" office:value-type="float" office:value="2.33994146341463">
            <text:p>2,3399414634</text:p>
          </table:table-cell>
        </table:table-row>
        <table:table-row table:style-name="ro3">
          <table:table-cell table:number-columns-repeated="5"/>
          <table:table-cell table:formula="of:=[.G280]*([.$B$2]+[.$C$2])/[.$C$2]" office:value-type="float" office:value="5.72643902439024">
            <text:p>5,7264390244</text:p>
          </table:table-cell>
          <table:table-cell table:formula="of:=[.H280]/[.H279]*[.G279]" office:value-type="float" office:value="0.622439024390244">
            <text:p>0,6224390244</text:p>
          </table:table-cell>
          <table:table-cell table:formula="of:=[.H279]-[.H$3]" office:value-type="float" office:value="580">
            <text:p>580</text:p>
          </table:table-cell>
          <table:table-cell table:formula="of:=[.I279]-[.H$3]" office:value-type="float" office:value="236">
            <text:p>236</text:p>
          </table:table-cell>
          <table:table-cell table:formula="of:=[.I280]*[.G$4]/[.H$4]" office:value-type="float" office:value="0.253268292682927">
            <text:p>0,2532682927</text:p>
          </table:table-cell>
          <table:table-cell table:formula="of:=[.J280]*([.$B$2]+[.$C$2])/[.$C$2]" office:value-type="float" office:value="2.33006829268293">
            <text:p>2,3300682927</text:p>
          </table:table-cell>
        </table:table-row>
        <table:table-row table:style-name="ro3">
          <table:table-cell table:number-columns-repeated="5"/>
          <table:table-cell table:formula="of:=[.G281]*([.$B$2]+[.$C$2])/[.$C$2]" office:value-type="float" office:value="5.71656585365853">
            <text:p>5,7165658537</text:p>
          </table:table-cell>
          <table:table-cell table:formula="of:=[.H281]/[.H280]*[.G280]" office:value-type="float" office:value="0.621365853658536">
            <text:p>0,6213658537</text:p>
          </table:table-cell>
          <table:table-cell table:formula="of:=[.H280]-[.H$3]" office:value-type="float" office:value="579">
            <text:p>579</text:p>
          </table:table-cell>
          <table:table-cell table:formula="of:=[.I280]-[.H$3]" office:value-type="float" office:value="235">
            <text:p>235</text:p>
          </table:table-cell>
          <table:table-cell table:formula="of:=[.I281]*[.G$4]/[.H$4]" office:value-type="float" office:value="0.25219512195122">
            <text:p>0,252195122</text:p>
          </table:table-cell>
          <table:table-cell table:formula="of:=[.J281]*([.$B$2]+[.$C$2])/[.$C$2]" office:value-type="float" office:value="2.32019512195122">
            <text:p>2,320195122</text:p>
          </table:table-cell>
        </table:table-row>
        <table:table-row table:style-name="ro3">
          <table:table-cell table:number-columns-repeated="5"/>
          <table:table-cell table:formula="of:=[.G282]*([.$B$2]+[.$C$2])/[.$C$2]" office:value-type="float" office:value="5.70669268292683">
            <text:p>5,7066926829</text:p>
          </table:table-cell>
          <table:table-cell table:formula="of:=[.H282]/[.H281]*[.G281]" office:value-type="float" office:value="0.620292682926829">
            <text:p>0,6202926829</text:p>
          </table:table-cell>
          <table:table-cell table:formula="of:=[.H281]-[.H$3]" office:value-type="float" office:value="578">
            <text:p>578</text:p>
          </table:table-cell>
          <table:table-cell table:formula="of:=[.I281]-[.H$3]" office:value-type="float" office:value="234">
            <text:p>234</text:p>
          </table:table-cell>
          <table:table-cell table:formula="of:=[.I282]*[.G$4]/[.H$4]" office:value-type="float" office:value="0.251121951219512">
            <text:p>0,2511219512</text:p>
          </table:table-cell>
          <table:table-cell table:formula="of:=[.J282]*([.$B$2]+[.$C$2])/[.$C$2]" office:value-type="float" office:value="2.31032195121951">
            <text:p>2,3103219512</text:p>
          </table:table-cell>
        </table:table-row>
        <table:table-row table:style-name="ro3">
          <table:table-cell table:number-columns-repeated="5"/>
          <table:table-cell table:formula="of:=[.G283]*([.$B$2]+[.$C$2])/[.$C$2]" office:value-type="float" office:value="5.69681951219512">
            <text:p>5,6968195122</text:p>
          </table:table-cell>
          <table:table-cell table:formula="of:=[.H283]/[.H282]*[.G282]" office:value-type="float" office:value="0.619219512195122">
            <text:p>0,6192195122</text:p>
          </table:table-cell>
          <table:table-cell table:formula="of:=[.H282]-[.H$3]" office:value-type="float" office:value="577">
            <text:p>577</text:p>
          </table:table-cell>
          <table:table-cell table:formula="of:=[.I282]-[.H$3]" office:value-type="float" office:value="233">
            <text:p>233</text:p>
          </table:table-cell>
          <table:table-cell table:formula="of:=[.I283]*[.G$4]/[.H$4]" office:value-type="float" office:value="0.250048780487805">
            <text:p>0,2500487805</text:p>
          </table:table-cell>
          <table:table-cell table:formula="of:=[.J283]*([.$B$2]+[.$C$2])/[.$C$2]" office:value-type="float" office:value="2.3004487804878">
            <text:p>2,3004487805</text:p>
          </table:table-cell>
        </table:table-row>
        <table:table-row table:style-name="ro3">
          <table:table-cell table:number-columns-repeated="5"/>
          <table:table-cell table:formula="of:=[.G284]*([.$B$2]+[.$C$2])/[.$C$2]" office:value-type="float" office:value="5.68694634146341">
            <text:p>5,6869463415</text:p>
          </table:table-cell>
          <table:table-cell table:formula="of:=[.H284]/[.H283]*[.G283]" office:value-type="float" office:value="0.618146341463414">
            <text:p>0,6181463415</text:p>
          </table:table-cell>
          <table:table-cell table:formula="of:=[.H283]-[.H$3]" office:value-type="float" office:value="576">
            <text:p>576</text:p>
          </table:table-cell>
          <table:table-cell table:formula="of:=[.I283]-[.H$3]" office:value-type="float" office:value="232">
            <text:p>232</text:p>
          </table:table-cell>
          <table:table-cell table:formula="of:=[.I284]*[.G$4]/[.H$4]" office:value-type="float" office:value="0.248975609756098">
            <text:p>0,2489756098</text:p>
          </table:table-cell>
          <table:table-cell table:formula="of:=[.J284]*([.$B$2]+[.$C$2])/[.$C$2]" office:value-type="float" office:value="2.2905756097561">
            <text:p>2,2905756098</text:p>
          </table:table-cell>
        </table:table-row>
        <table:table-row table:style-name="ro3">
          <table:table-cell table:number-columns-repeated="5"/>
          <table:table-cell table:formula="of:=[.G285]*([.$B$2]+[.$C$2])/[.$C$2]" office:value-type="float" office:value="5.6770731707317">
            <text:p>5,6770731707</text:p>
          </table:table-cell>
          <table:table-cell table:formula="of:=[.H285]/[.H284]*[.G284]" office:value-type="float" office:value="0.617073170731707">
            <text:p>0,6170731707</text:p>
          </table:table-cell>
          <table:table-cell table:formula="of:=[.H284]-[.H$3]" office:value-type="float" office:value="575">
            <text:p>575</text:p>
          </table:table-cell>
          <table:table-cell table:formula="of:=[.I284]-[.H$3]" office:value-type="float" office:value="231">
            <text:p>231</text:p>
          </table:table-cell>
          <table:table-cell table:formula="of:=[.I285]*[.G$4]/[.H$4]" office:value-type="float" office:value="0.24790243902439">
            <text:p>0,247902439</text:p>
          </table:table-cell>
          <table:table-cell table:formula="of:=[.J285]*([.$B$2]+[.$C$2])/[.$C$2]" office:value-type="float" office:value="2.28070243902439">
            <text:p>2,280702439</text:p>
          </table:table-cell>
        </table:table-row>
        <table:table-row table:style-name="ro3">
          <table:table-cell table:number-columns-repeated="5"/>
          <table:table-cell table:formula="of:=[.G286]*([.$B$2]+[.$C$2])/[.$C$2]" office:value-type="float" office:value="5.6672">
            <text:p>5,6672</text:p>
          </table:table-cell>
          <table:table-cell table:formula="of:=[.H286]/[.H285]*[.G285]" office:value-type="float" office:value="0.616">
            <text:p>0,616</text:p>
          </table:table-cell>
          <table:table-cell table:formula="of:=[.H285]-[.H$3]" office:value-type="float" office:value="574">
            <text:p>574</text:p>
          </table:table-cell>
          <table:table-cell table:formula="of:=[.I285]-[.H$3]" office:value-type="float" office:value="230">
            <text:p>230</text:p>
          </table:table-cell>
          <table:table-cell table:formula="of:=[.I286]*[.G$4]/[.H$4]" office:value-type="float" office:value="0.246829268292683">
            <text:p>0,2468292683</text:p>
          </table:table-cell>
          <table:table-cell table:formula="of:=[.J286]*([.$B$2]+[.$C$2])/[.$C$2]" office:value-type="float" office:value="2.27082926829268">
            <text:p>2,2708292683</text:p>
          </table:table-cell>
        </table:table-row>
        <table:table-row table:style-name="ro3">
          <table:table-cell table:number-columns-repeated="5"/>
          <table:table-cell table:formula="of:=[.G287]*([.$B$2]+[.$C$2])/[.$C$2]" office:value-type="float" office:value="5.65732682926829">
            <text:p>5,6573268293</text:p>
          </table:table-cell>
          <table:table-cell table:formula="of:=[.H287]/[.H286]*[.G286]" office:value-type="float" office:value="0.614926829268292">
            <text:p>0,6149268293</text:p>
          </table:table-cell>
          <table:table-cell table:formula="of:=[.H286]-[.H$3]" office:value-type="float" office:value="573">
            <text:p>573</text:p>
          </table:table-cell>
          <table:table-cell table:formula="of:=[.I286]-[.H$3]" office:value-type="float" office:value="229">
            <text:p>229</text:p>
          </table:table-cell>
          <table:table-cell table:formula="of:=[.I287]*[.G$4]/[.H$4]" office:value-type="float" office:value="0.245756097560976">
            <text:p>0,2457560976</text:p>
          </table:table-cell>
          <table:table-cell table:formula="of:=[.J287]*([.$B$2]+[.$C$2])/[.$C$2]" office:value-type="float" office:value="2.26095609756098">
            <text:p>2,2609560976</text:p>
          </table:table-cell>
        </table:table-row>
        <table:table-row table:style-name="ro3">
          <table:table-cell table:number-columns-repeated="5"/>
          <table:table-cell table:formula="of:=[.G288]*([.$B$2]+[.$C$2])/[.$C$2]" office:value-type="float" office:value="5.64745365853658">
            <text:p>5,6474536585</text:p>
          </table:table-cell>
          <table:table-cell table:formula="of:=[.H288]/[.H287]*[.G287]" office:value-type="float" office:value="0.613853658536585">
            <text:p>0,6138536585</text:p>
          </table:table-cell>
          <table:table-cell table:formula="of:=[.H287]-[.H$3]" office:value-type="float" office:value="572">
            <text:p>572</text:p>
          </table:table-cell>
          <table:table-cell table:formula="of:=[.I287]-[.H$3]" office:value-type="float" office:value="228">
            <text:p>228</text:p>
          </table:table-cell>
          <table:table-cell table:formula="of:=[.I288]*[.G$4]/[.H$4]" office:value-type="float" office:value="0.244682926829268">
            <text:p>0,2446829268</text:p>
          </table:table-cell>
          <table:table-cell table:formula="of:=[.J288]*([.$B$2]+[.$C$2])/[.$C$2]" office:value-type="float" office:value="2.25108292682927">
            <text:p>2,2510829268</text:p>
          </table:table-cell>
        </table:table-row>
        <table:table-row table:style-name="ro3">
          <table:table-cell table:number-columns-repeated="5"/>
          <table:table-cell table:formula="of:=[.G289]*([.$B$2]+[.$C$2])/[.$C$2]" office:value-type="float" office:value="5.63758048780488">
            <text:p>5,6375804878</text:p>
          </table:table-cell>
          <table:table-cell table:formula="of:=[.H289]/[.H288]*[.G288]" office:value-type="float" office:value="0.612780487804878">
            <text:p>0,6127804878</text:p>
          </table:table-cell>
          <table:table-cell table:formula="of:=[.H288]-[.H$3]" office:value-type="float" office:value="571">
            <text:p>571</text:p>
          </table:table-cell>
          <table:table-cell table:formula="of:=[.I288]-[.H$3]" office:value-type="float" office:value="227">
            <text:p>227</text:p>
          </table:table-cell>
          <table:table-cell table:formula="of:=[.I289]*[.G$4]/[.H$4]" office:value-type="float" office:value="0.243609756097561">
            <text:p>0,2436097561</text:p>
          </table:table-cell>
          <table:table-cell table:formula="of:=[.J289]*([.$B$2]+[.$C$2])/[.$C$2]" office:value-type="float" office:value="2.24120975609756">
            <text:p>2,2412097561</text:p>
          </table:table-cell>
        </table:table-row>
        <table:table-row table:style-name="ro3">
          <table:table-cell table:number-columns-repeated="5"/>
          <table:table-cell table:formula="of:=[.G290]*([.$B$2]+[.$C$2])/[.$C$2]" office:value-type="float" office:value="5.62770731707317">
            <text:p>5,6277073171</text:p>
          </table:table-cell>
          <table:table-cell table:formula="of:=[.H290]/[.H289]*[.G289]" office:value-type="float" office:value="0.611707317073171">
            <text:p>0,6117073171</text:p>
          </table:table-cell>
          <table:table-cell table:formula="of:=[.H289]-[.H$3]" office:value-type="float" office:value="570">
            <text:p>570</text:p>
          </table:table-cell>
          <table:table-cell table:formula="of:=[.I289]-[.H$3]" office:value-type="float" office:value="226">
            <text:p>226</text:p>
          </table:table-cell>
          <table:table-cell table:formula="of:=[.I290]*[.G$4]/[.H$4]" office:value-type="float" office:value="0.242536585365854">
            <text:p>0,2425365854</text:p>
          </table:table-cell>
          <table:table-cell table:formula="of:=[.J290]*([.$B$2]+[.$C$2])/[.$C$2]" office:value-type="float" office:value="2.23133658536585">
            <text:p>2,2313365854</text:p>
          </table:table-cell>
        </table:table-row>
        <table:table-row table:style-name="ro3">
          <table:table-cell table:number-columns-repeated="5"/>
          <table:table-cell table:formula="of:=[.G291]*([.$B$2]+[.$C$2])/[.$C$2]" office:value-type="float" office:value="5.61783414634146">
            <text:p>5,6178341463</text:p>
          </table:table-cell>
          <table:table-cell table:formula="of:=[.H291]/[.H290]*[.G290]" office:value-type="float" office:value="0.610634146341463">
            <text:p>0,6106341463</text:p>
          </table:table-cell>
          <table:table-cell table:formula="of:=[.H290]-[.H$3]" office:value-type="float" office:value="569">
            <text:p>569</text:p>
          </table:table-cell>
          <table:table-cell table:formula="of:=[.I290]-[.H$3]" office:value-type="float" office:value="225">
            <text:p>225</text:p>
          </table:table-cell>
          <table:table-cell table:formula="of:=[.I291]*[.G$4]/[.H$4]" office:value-type="float" office:value="0.241463414634146">
            <text:p>0,2414634146</text:p>
          </table:table-cell>
          <table:table-cell table:formula="of:=[.J291]*([.$B$2]+[.$C$2])/[.$C$2]" office:value-type="float" office:value="2.22146341463415">
            <text:p>2,2214634146</text:p>
          </table:table-cell>
        </table:table-row>
        <table:table-row table:style-name="ro3">
          <table:table-cell table:number-columns-repeated="5"/>
          <table:table-cell table:formula="of:=[.G292]*([.$B$2]+[.$C$2])/[.$C$2]" office:value-type="float" office:value="5.60796097560975">
            <text:p>5,6079609756</text:p>
          </table:table-cell>
          <table:table-cell table:formula="of:=[.H292]/[.H291]*[.G291]" office:value-type="float" office:value="0.609560975609756">
            <text:p>0,6095609756</text:p>
          </table:table-cell>
          <table:table-cell table:formula="of:=[.H291]-[.H$3]" office:value-type="float" office:value="568">
            <text:p>568</text:p>
          </table:table-cell>
          <table:table-cell table:formula="of:=[.I291]-[.H$3]" office:value-type="float" office:value="224">
            <text:p>224</text:p>
          </table:table-cell>
          <table:table-cell table:formula="of:=[.I292]*[.G$4]/[.H$4]" office:value-type="float" office:value="0.240390243902439">
            <text:p>0,2403902439</text:p>
          </table:table-cell>
          <table:table-cell table:formula="of:=[.J292]*([.$B$2]+[.$C$2])/[.$C$2]" office:value-type="float" office:value="2.21159024390244">
            <text:p>2,2115902439</text:p>
          </table:table-cell>
        </table:table-row>
        <table:table-row table:style-name="ro3">
          <table:table-cell table:number-columns-repeated="5"/>
          <table:table-cell table:formula="of:=[.G293]*([.$B$2]+[.$C$2])/[.$C$2]" office:value-type="float" office:value="5.59808780487805">
            <text:p>5,5980878049</text:p>
          </table:table-cell>
          <table:table-cell table:formula="of:=[.H293]/[.H292]*[.G292]" office:value-type="float" office:value="0.608487804878049">
            <text:p>0,6084878049</text:p>
          </table:table-cell>
          <table:table-cell table:formula="of:=[.H292]-[.H$3]" office:value-type="float" office:value="567">
            <text:p>567</text:p>
          </table:table-cell>
          <table:table-cell table:formula="of:=[.I292]-[.H$3]" office:value-type="float" office:value="223">
            <text:p>223</text:p>
          </table:table-cell>
          <table:table-cell table:formula="of:=[.I293]*[.G$4]/[.H$4]" office:value-type="float" office:value="0.239317073170732">
            <text:p>0,2393170732</text:p>
          </table:table-cell>
          <table:table-cell table:formula="of:=[.J293]*([.$B$2]+[.$C$2])/[.$C$2]" office:value-type="float" office:value="2.20171707317073">
            <text:p>2,2017170732</text:p>
          </table:table-cell>
        </table:table-row>
        <table:table-row table:style-name="ro3">
          <table:table-cell table:number-columns-repeated="5"/>
          <table:table-cell table:formula="of:=[.G294]*([.$B$2]+[.$C$2])/[.$C$2]" office:value-type="float" office:value="5.58821463414634">
            <text:p>5,5882146341</text:p>
          </table:table-cell>
          <table:table-cell table:formula="of:=[.H294]/[.H293]*[.G293]" office:value-type="float" office:value="0.607414634146341">
            <text:p>0,6074146341</text:p>
          </table:table-cell>
          <table:table-cell table:formula="of:=[.H293]-[.H$3]" office:value-type="float" office:value="566">
            <text:p>566</text:p>
          </table:table-cell>
          <table:table-cell table:formula="of:=[.I293]-[.H$3]" office:value-type="float" office:value="222">
            <text:p>222</text:p>
          </table:table-cell>
          <table:table-cell table:formula="of:=[.I294]*[.G$4]/[.H$4]" office:value-type="float" office:value="0.238243902439024">
            <text:p>0,2382439024</text:p>
          </table:table-cell>
          <table:table-cell table:formula="of:=[.J294]*([.$B$2]+[.$C$2])/[.$C$2]" office:value-type="float" office:value="2.19184390243902">
            <text:p>2,1918439024</text:p>
          </table:table-cell>
        </table:table-row>
        <table:table-row table:style-name="ro3">
          <table:table-cell table:number-columns-repeated="5"/>
          <table:table-cell table:formula="of:=[.G295]*([.$B$2]+[.$C$2])/[.$C$2]" office:value-type="float" office:value="5.57834146341463">
            <text:p>5,5783414634</text:p>
          </table:table-cell>
          <table:table-cell table:formula="of:=[.H295]/[.H294]*[.G294]" office:value-type="float" office:value="0.606341463414634">
            <text:p>0,6063414634</text:p>
          </table:table-cell>
          <table:table-cell table:formula="of:=[.H294]-[.H$3]" office:value-type="float" office:value="565">
            <text:p>565</text:p>
          </table:table-cell>
          <table:table-cell table:formula="of:=[.I294]-[.H$3]" office:value-type="float" office:value="221">
            <text:p>221</text:p>
          </table:table-cell>
          <table:table-cell table:formula="of:=[.I295]*[.G$4]/[.H$4]" office:value-type="float" office:value="0.237170731707317">
            <text:p>0,2371707317</text:p>
          </table:table-cell>
          <table:table-cell table:formula="of:=[.J295]*([.$B$2]+[.$C$2])/[.$C$2]" office:value-type="float" office:value="2.18197073170732">
            <text:p>2,1819707317</text:p>
          </table:table-cell>
        </table:table-row>
        <table:table-row table:style-name="ro3">
          <table:table-cell table:number-columns-repeated="5"/>
          <table:table-cell table:formula="of:=[.G296]*([.$B$2]+[.$C$2])/[.$C$2]" office:value-type="float" office:value="5.56846829268292">
            <text:p>5,5684682927</text:p>
          </table:table-cell>
          <table:table-cell table:formula="of:=[.H296]/[.H295]*[.G295]" office:value-type="float" office:value="0.605268292682927">
            <text:p>0,6052682927</text:p>
          </table:table-cell>
          <table:table-cell table:formula="of:=[.H295]-[.H$3]" office:value-type="float" office:value="564">
            <text:p>564</text:p>
          </table:table-cell>
          <table:table-cell table:formula="of:=[.I295]-[.H$3]" office:value-type="float" office:value="220">
            <text:p>220</text:p>
          </table:table-cell>
          <table:table-cell table:formula="of:=[.I296]*[.G$4]/[.H$4]" office:value-type="float" office:value="0.23609756097561">
            <text:p>0,236097561</text:p>
          </table:table-cell>
          <table:table-cell table:formula="of:=[.J296]*([.$B$2]+[.$C$2])/[.$C$2]" office:value-type="float" office:value="2.17209756097561">
            <text:p>2,172097561</text:p>
          </table:table-cell>
        </table:table-row>
        <table:table-row table:style-name="ro3">
          <table:table-cell table:number-columns-repeated="5"/>
          <table:table-cell table:formula="of:=[.G297]*([.$B$2]+[.$C$2])/[.$C$2]" office:value-type="float" office:value="5.55859512195122">
            <text:p>5,558595122</text:p>
          </table:table-cell>
          <table:table-cell table:formula="of:=[.H297]/[.H296]*[.G296]" office:value-type="float" office:value="0.604195121951219">
            <text:p>0,604195122</text:p>
          </table:table-cell>
          <table:table-cell table:formula="of:=[.H296]-[.H$3]" office:value-type="float" office:value="563">
            <text:p>563</text:p>
          </table:table-cell>
          <table:table-cell table:formula="of:=[.I296]-[.H$3]" office:value-type="float" office:value="219">
            <text:p>219</text:p>
          </table:table-cell>
          <table:table-cell table:formula="of:=[.I297]*[.G$4]/[.H$4]" office:value-type="float" office:value="0.235024390243902">
            <text:p>0,2350243902</text:p>
          </table:table-cell>
          <table:table-cell table:formula="of:=[.J297]*([.$B$2]+[.$C$2])/[.$C$2]" office:value-type="float" office:value="2.1622243902439">
            <text:p>2,1622243902</text:p>
          </table:table-cell>
        </table:table-row>
        <table:table-row table:style-name="ro3">
          <table:table-cell table:number-columns-repeated="5"/>
          <table:table-cell table:formula="of:=[.G298]*([.$B$2]+[.$C$2])/[.$C$2]" office:value-type="float" office:value="5.54872195121951">
            <text:p>5,5487219512</text:p>
          </table:table-cell>
          <table:table-cell table:formula="of:=[.H298]/[.H297]*[.G297]" office:value-type="float" office:value="0.603121951219512">
            <text:p>0,6031219512</text:p>
          </table:table-cell>
          <table:table-cell table:formula="of:=[.H297]-[.H$3]" office:value-type="float" office:value="562">
            <text:p>562</text:p>
          </table:table-cell>
          <table:table-cell table:formula="of:=[.I297]-[.H$3]" office:value-type="float" office:value="218">
            <text:p>218</text:p>
          </table:table-cell>
          <table:table-cell table:formula="of:=[.I298]*[.G$4]/[.H$4]" office:value-type="float" office:value="0.233951219512195">
            <text:p>0,2339512195</text:p>
          </table:table-cell>
          <table:table-cell table:formula="of:=[.J298]*([.$B$2]+[.$C$2])/[.$C$2]" office:value-type="float" office:value="2.15235121951219">
            <text:p>2,1523512195</text:p>
          </table:table-cell>
        </table:table-row>
        <table:table-row table:style-name="ro3">
          <table:table-cell table:number-columns-repeated="5"/>
          <table:table-cell table:formula="of:=[.G299]*([.$B$2]+[.$C$2])/[.$C$2]" office:value-type="float" office:value="5.5388487804878">
            <text:p>5,5388487805</text:p>
          </table:table-cell>
          <table:table-cell table:formula="of:=[.H299]/[.H298]*[.G298]" office:value-type="float" office:value="0.602048780487805">
            <text:p>0,6020487805</text:p>
          </table:table-cell>
          <table:table-cell table:formula="of:=[.H298]-[.H$3]" office:value-type="float" office:value="561">
            <text:p>561</text:p>
          </table:table-cell>
          <table:table-cell table:formula="of:=[.I298]-[.H$3]" office:value-type="float" office:value="217">
            <text:p>217</text:p>
          </table:table-cell>
          <table:table-cell table:formula="of:=[.I299]*[.G$4]/[.H$4]" office:value-type="float" office:value="0.232878048780488">
            <text:p>0,2328780488</text:p>
          </table:table-cell>
          <table:table-cell table:formula="of:=[.J299]*([.$B$2]+[.$C$2])/[.$C$2]" office:value-type="float" office:value="2.14247804878049">
            <text:p>2,1424780488</text:p>
          </table:table-cell>
        </table:table-row>
        <table:table-row table:style-name="ro3">
          <table:table-cell table:number-columns-repeated="5"/>
          <table:table-cell table:formula="of:=[.G300]*([.$B$2]+[.$C$2])/[.$C$2]" office:value-type="float" office:value="5.52897560975609">
            <text:p>5,5289756098</text:p>
          </table:table-cell>
          <table:table-cell table:formula="of:=[.H300]/[.H299]*[.G299]" office:value-type="float" office:value="0.600975609756097">
            <text:p>0,6009756098</text:p>
          </table:table-cell>
          <table:table-cell table:formula="of:=[.H299]-[.H$3]" office:value-type="float" office:value="560">
            <text:p>560</text:p>
          </table:table-cell>
          <table:table-cell table:formula="of:=[.I299]-[.H$3]" office:value-type="float" office:value="216">
            <text:p>216</text:p>
          </table:table-cell>
          <table:table-cell table:formula="of:=[.I300]*[.G$4]/[.H$4]" office:value-type="float" office:value="0.23180487804878">
            <text:p>0,231804878</text:p>
          </table:table-cell>
          <table:table-cell table:formula="of:=[.J300]*([.$B$2]+[.$C$2])/[.$C$2]" office:value-type="float" office:value="2.13260487804878">
            <text:p>2,132604878</text:p>
          </table:table-cell>
        </table:table-row>
        <table:table-row table:style-name="ro3">
          <table:table-cell table:number-columns-repeated="5"/>
          <table:table-cell table:formula="of:=[.G301]*([.$B$2]+[.$C$2])/[.$C$2]" office:value-type="float" office:value="5.51910243902439">
            <text:p>5,519102439</text:p>
          </table:table-cell>
          <table:table-cell table:formula="of:=[.H301]/[.H300]*[.G300]" office:value-type="float" office:value="0.59990243902439">
            <text:p>0,599902439</text:p>
          </table:table-cell>
          <table:table-cell table:formula="of:=[.H300]-[.H$3]" office:value-type="float" office:value="559">
            <text:p>559</text:p>
          </table:table-cell>
          <table:table-cell table:formula="of:=[.I300]-[.H$3]" office:value-type="float" office:value="215">
            <text:p>215</text:p>
          </table:table-cell>
          <table:table-cell table:formula="of:=[.I301]*[.G$4]/[.H$4]" office:value-type="float" office:value="0.230731707317073">
            <text:p>0,2307317073</text:p>
          </table:table-cell>
          <table:table-cell table:formula="of:=[.J301]*([.$B$2]+[.$C$2])/[.$C$2]" office:value-type="float" office:value="2.12273170731707">
            <text:p>2,1227317073</text:p>
          </table:table-cell>
        </table:table-row>
        <table:table-row table:style-name="ro3" table:number-rows-repeated="241">
          <table:table-cell table:number-columns-repeated="5"/>
          <table:table-cell table:style-name="Default"/>
          <table:table-cell table:style-name="ce4"/>
          <table:table-cell table:number-columns-repeated="2"/>
          <table:table-cell table:style-name="Default"/>
          <table:table-cell/>
        </table:table-row>
        <table:table-row table:style-name="ro3">
          <table:table-cell table:number-columns-repeated="5"/>
          <table:table-cell table:style-name="Default"/>
          <table:table-cell table:style-name="ce4"/>
          <table:table-cell table:number-columns-repeated="2"/>
          <table:table-cell table:style-name="Default"/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S" style:display-name="2S" style:family="table-cell" style:parent-style-name="Default">
      <style:table-cell-properties fo:background-color="#ff99ff"/>
    </style:style>
    <style:style style:name="_31_S" style:display-name="1S" style:family="table-cell" style:parent-style-name="Default">
      <style:table-cell-properties fo:background-color="#99ff33"/>
    </style:style>
    <style:style style:name="HS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15/03/2016</text:date>, <text:time>22:2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uic Ti</meta:initial-creator>
    <meta:creation-date>2016-03-15T19:47:02.41</meta:creation-date>
    <dc:date>2016-03-15T22:27:39.24</dc:date>
    <dc:creator>Pouic Ti</dc:creator>
    <meta:editing-duration>PT2H40M39S</meta:editing-duration>
    <meta:editing-cycles>2</meta:editing-cycles>
    <meta:generator>OpenOffice/4.0.0$Win32 OpenOffice.org_project/400m3$Build-9702</meta:generator>
    <meta:document-statistic meta:table-count="3" meta:cell-count="1816" meta:object-count="0"/>
  </office:meta>
</office:document-meta>
</file>